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style:font-name="Arial1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ransportation" table:style-name="ta1">
        <table:shapes>
          <draw:frame draw:z-index="0" draw:style-name="gr1" draw:text-style-name="P1" svg:width="15.999cm" svg:height="8.999cm" svg:x="12.321cm" svg:y="2.681cm">
            <draw:object draw:notify-on-update-of-ranges="transportation.B1:transportation.B1 transportation.B2:transportation.B241 transportation.C1:transportation.C1 transportation.C2:transportation.C241 transportation.D1:transportation.D1 transportation.D2:transportation.D2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Transportation" draw:style-name="gr1" draw:text-style-name="P1" svg:width="16.008cm" svg:height="9.004cm" svg:x="12.452cm" svg:y="12.176cm">
            <draw:object draw:notify-on-update-of-ranges="transportation.E1:transportation.E1 transportation.E2:transportation.E241 transportation.F1:transportation.F1 transportation.F2:transportation.F2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Status Quo</text:p>
          </table:table-cell>
          <table:table-cell office:value-type="string">
            <text:p>+ Bus</text:p>
          </table:table-cell>
          <table:table-cell office:value-type="string">
            <text:p>+ Tram</text:p>
          </table:table-cell>
          <table:table-cell table:style-name="ce2" office:value-type="string">
            <text:p>δBus</text:p>
          </table:table-cell>
          <table:table-cell table:style-name="ce3" office:value-type="string">
            <text:p>δTram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2]-[.B2]" office:value-type="float" office:value="0">
            <text:p>0</text:p>
          </table:table-cell>
          <table:table-cell table:formula="of:=[.D2]-[.B2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3]-[.B3]" office:value-type="float" office:value="0">
            <text:p>0</text:p>
          </table:table-cell>
          <table:table-cell table:formula="of:=[.D3]-[.B3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4]-[.B4]" office:value-type="float" office:value="0">
            <text:p>0</text:p>
          </table:table-cell>
          <table:table-cell table:formula="of:=[.D4]-[.B4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5]-[.B5]" office:value-type="float" office:value="0">
            <text:p>0</text:p>
          </table:table-cell>
          <table:table-cell table:formula="of:=[.D5]-[.B5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6]-[.B6]" office:value-type="float" office:value="0">
            <text:p>0</text:p>
          </table:table-cell>
          <table:table-cell table:formula="of:=[.D6]-[.B6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7]-[.B7]" office:value-type="float" office:value="0">
            <text:p>0</text:p>
          </table:table-cell>
          <table:table-cell table:formula="of:=[.D7]-[.B7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8]-[.B8]" office:value-type="float" office:value="0">
            <text:p>0</text:p>
          </table:table-cell>
          <table:table-cell table:formula="of:=[.D8]-[.B8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9]-[.B9]" office:value-type="float" office:value="0">
            <text:p>0</text:p>
          </table:table-cell>
          <table:table-cell table:formula="of:=[.D9]-[.B9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10]-[.B10]" office:value-type="float" office:value="0">
            <text:p>0</text:p>
          </table:table-cell>
          <table:table-cell table:formula="of:=[.D10]-[.B10]" office:value-type="float" office:value="0">
            <text:p>0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 table:formula="of:=[.C11]-[.B11]" office:value-type="float" office:value="0">
            <text:p>0</text:p>
          </table:table-cell>
          <table:table-cell table:formula="of:=[.D11]-[.B11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2]-[.B12]" office:value-type="float" office:value="0">
            <text:p>0</text:p>
          </table:table-cell>
          <table:table-cell table:formula="of:=[.D12]-[.B1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3]-[.B13]" office:value-type="float" office:value="0">
            <text:p>0</text:p>
          </table:table-cell>
          <table:table-cell table:formula="of:=[.D13]-[.B13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4]-[.B14]" office:value-type="float" office:value="0">
            <text:p>0</text:p>
          </table:table-cell>
          <table:table-cell table:formula="of:=[.D14]-[.B14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5]-[.B15]" office:value-type="float" office:value="0">
            <text:p>0</text:p>
          </table:table-cell>
          <table:table-cell table:formula="of:=[.D15]-[.B15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6]-[.B16]" office:value-type="float" office:value="0">
            <text:p>0</text:p>
          </table:table-cell>
          <table:table-cell table:formula="of:=[.D16]-[.B16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7]-[.B17]" office:value-type="float" office:value="0">
            <text:p>0</text:p>
          </table:table-cell>
          <table:table-cell table:formula="of:=[.D17]-[.B17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8]-[.B18]" office:value-type="float" office:value="0">
            <text:p>0</text:p>
          </table:table-cell>
          <table:table-cell table:formula="of:=[.D18]-[.B18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19]-[.B19]" office:value-type="float" office:value="0">
            <text:p>0</text:p>
          </table:table-cell>
          <table:table-cell table:formula="of:=[.D19]-[.B19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0]-[.B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C21]-[.B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2]-[.B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3]-[.B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4]-[.B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5]-[.B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6]-[.B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7]-[.B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8]-[.B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29]-[.B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0]-[.B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C31]-[.B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2]-[.B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3]-[.B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4]-[.B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5]-[.B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6]-[.B36]" office:value-type="float" office:value="0">
            <text:p>0</text:p>
          </table:table-cell>
          <table:table-cell table:formula="of:=[.D36]-[.B36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7]-[.B37]" office:value-type="float" office:value="0">
            <text:p>0</text:p>
          </table:table-cell>
          <table:table-cell table:formula="of:=[.D37]-[.B37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C38]-[.B38]" office:value-type="float" office:value="0">
            <text:p>0</text:p>
          </table:table-cell>
          <table:table-cell table:formula="of:=[.D38]-[.B38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39]-[.B39]" office:value-type="float" office:value="14.2857142857143">
            <text:p>14,2857142857</text:p>
          </table:table-cell>
          <table:table-cell table:formula="of:=[.D39]-[.B39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40]-[.B40]" office:value-type="float" office:value="14.2857142857143">
            <text:p>14,2857142857</text:p>
          </table:table-cell>
          <table:table-cell table:formula="of:=[.D40]-[.B40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C41]-[.B41]" office:value-type="float" office:value="14.2857142857143">
            <text:p>14,28571428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C42]-[.B42]" office:value-type="float" office:value="25">
            <text:p>25</text:p>
          </table:table-cell>
          <table:table-cell table:formula="of:=[.D42]-[.B42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C43]-[.B43]" office:value-type="float" office:value="22.2222222222222">
            <text:p>22,2222222222</text:p>
          </table:table-cell>
          <table:table-cell table:formula="of:=[.D43]-[.B43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C44]-[.B44]" office:value-type="float" office:value="22.2222222222222">
            <text:p>22,2222222222</text:p>
          </table:table-cell>
          <table:table-cell table:formula="of:=[.D44]-[.B44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C45]-[.B45]" office:value-type="float" office:value="12.5">
            <text:p>12,5</text:p>
          </table:table-cell>
          <table:table-cell table:formula="of:=[.D45]-[.B4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46]-[.B46]" office:value-type="float" office:value="10">
            <text:p>10</text:p>
          </table:table-cell>
          <table:table-cell table:formula="of:=[.D46]-[.B46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47]-[.B47]" office:value-type="float" office:value="10">
            <text:p>10</text:p>
          </table:table-cell>
          <table:table-cell table:formula="of:=[.D47]-[.B47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C48]-[.B48]" office:value-type="float" office:value="8.33333333333333">
            <text:p>8,3333333333</text:p>
          </table:table-cell>
          <table:table-cell table:formula="of:=[.D48]-[.B48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49]-[.B49]" office:value-type="float" office:value="9.09090909090909">
            <text:p>9,09090909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C50]-[.B50]" office:value-type="float" office:value="8.33333333333333">
            <text:p>8,3333333333</text:p>
          </table:table-cell>
          <table:table-cell table:formula="of:=[.D50]-[.B50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51]-[.B51]" office:value-type="float" office:value="9.09090909090909">
            <text:p>9,0909090909</text:p>
          </table:table-cell>
          <table:table-cell table:formula="of:=[.D51]-[.B51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C52]-[.B52]" office:value-type="float" office:value="9.09090909090909">
            <text:p>9,0909090909</text:p>
          </table:table-cell>
          <table:table-cell table:formula="of:=[.D52]-[.B52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C53]-[.B53]" office:value-type="float" office:value="10">
            <text:p>10</text:p>
          </table:table-cell>
          <table:table-cell table:formula="of:=[.D53]-[.B53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C54]-[.B54]" office:value-type="float" office:value="12.5">
            <text:p>12,5</text:p>
          </table:table-cell>
          <table:table-cell table:formula="of:=[.D54]-[.B54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5]-[.B55]" office:value-type="float" office:value="0">
            <text:p>0</text:p>
          </table:table-cell>
          <table:table-cell table:formula="of:=[.D55]-[.B55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6]-[.B56]" office:value-type="float" office:value="0">
            <text:p>0</text:p>
          </table:table-cell>
          <table:table-cell table:formula="of:=[.D56]-[.B5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7]-[.B57]" office:value-type="float" office:value="0">
            <text:p>0</text:p>
          </table:table-cell>
          <table:table-cell table:formula="of:=[.D57]-[.B57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8]-[.B58]" office:value-type="float" office:value="0">
            <text:p>0</text:p>
          </table:table-cell>
          <table:table-cell table:formula="of:=[.D58]-[.B58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59]-[.B59]" office:value-type="float" office:value="0">
            <text:p>0</text:p>
          </table:table-cell>
          <table:table-cell table:formula="of:=[.D59]-[.B59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60]-[.B60]" office:value-type="float" office:value="0">
            <text:p>0</text:p>
          </table:table-cell>
          <table:table-cell table:formula="of:=[.D60]-[.B60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C61]-[.B61]" office:value-type="float" office:value="0">
            <text:p>0</text:p>
          </table:table-cell>
          <table:table-cell table:formula="of:=[.D61]-[.B61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1818181818182">
            <text:p>18,1818181818</text:p>
          </table:table-cell>
          <table:table-cell office:value-type="float" office:value="8.33333333333333">
            <text:p>8,3333333333</text:p>
          </table:table-cell>
          <table:table-cell office:value-type="float" office:value="22.2222222222222">
            <text:p>22,2222222222</text:p>
          </table:table-cell>
          <table:table-cell table:formula="of:=[.C62]-[.B62]" office:value-type="float" office:value="-9.84848484848487">
            <text:p>-9,8484848485</text:p>
          </table:table-cell>
          <table:table-cell table:formula="of:=[.D62]-[.B62]" office:value-type="float" office:value="4.040404040404">
            <text:p>4,04040404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2.5">
            <text:p>12,5</text:p>
          </table:table-cell>
          <table:table-cell office:value-type="float" office:value="19.5121951219512">
            <text:p>19,512195122</text:p>
          </table:table-cell>
          <table:table-cell office:value-type="float" office:value="26.8292682926829">
            <text:p>26,8292682927</text:p>
          </table:table-cell>
          <table:table-cell table:formula="of:=[.C63]-[.B63]" office:value-type="float" office:value="7.0121951219512">
            <text:p>7,012195122</text:p>
          </table:table-cell>
          <table:table-cell table:formula="of:=[.D63]-[.B63]" office:value-type="float" office:value="14.3292682926829">
            <text:p>14,32926829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3636363636364">
            <text:p>16,3636363636</text:p>
          </table:table-cell>
          <table:table-cell office:value-type="float" office:value="16.1764705882353">
            <text:p>16,1764705882</text:p>
          </table:table-cell>
          <table:table-cell office:value-type="float" office:value="20.7792207792208">
            <text:p>20,7792207792</text:p>
          </table:table-cell>
          <table:table-cell table:formula="of:=[.C64]-[.B64]" office:value-type="float" office:value="-0.187165775401098">
            <text:p>-0,1871657754</text:p>
          </table:table-cell>
          <table:table-cell table:formula="of:=[.D64]-[.B64]" office:value-type="float" office:value="4.4155844155844">
            <text:p>4,415584415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75">
            <text:p>18,75</text:p>
          </table:table-cell>
          <table:table-cell office:value-type="float" office:value="15.4761904761905">
            <text:p>15,4761904762</text:p>
          </table:table-cell>
          <table:table-cell office:value-type="float" office:value="17.6470588235294">
            <text:p>17,6470588235</text:p>
          </table:table-cell>
          <table:table-cell table:formula="of:=[.C65]-[.B65]" office:value-type="float" office:value="-3.2738095238095">
            <text:p>-3,2738095238</text:p>
          </table:table-cell>
          <table:table-cell table:formula="of:=[.D65]-[.B65]" office:value-type="float" office:value="-1.1029411764706">
            <text:p>-1,102941176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0943396226415">
            <text:p>15,0943396226</text:p>
          </table:table-cell>
          <table:table-cell office:value-type="float" office:value="13.2743362831858">
            <text:p>13,2743362832</text:p>
          </table:table-cell>
          <table:table-cell office:value-type="float" office:value="12.2950819672131">
            <text:p>12,2950819672</text:p>
          </table:table-cell>
          <table:table-cell table:formula="of:=[.C66]-[.B66]" office:value-type="float" office:value="-1.8200033394557">
            <text:p>-1,8200033395</text:p>
          </table:table-cell>
          <table:table-cell table:formula="of:=[.D66]-[.B66]" office:value-type="float" office:value="-2.7992576554284">
            <text:p>-2,799257655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.28125">
            <text:p>13,28125</text:p>
          </table:table-cell>
          <table:table-cell office:value-type="float" office:value="9.72222222222222">
            <text:p>9,7222222222</text:p>
          </table:table-cell>
          <table:table-cell office:value-type="float" office:value="7.19424460431655">
            <text:p>7,1942446043</text:p>
          </table:table-cell>
          <table:table-cell table:formula="of:=[.C67]-[.B67]" office:value-type="float" office:value="-3.55902777777778">
            <text:p>-3,5590277778</text:p>
          </table:table-cell>
          <table:table-cell table:formula="of:=[.D67]-[.B67]" office:value-type="float" office:value="-6.08700539568345">
            <text:p>-6,08700539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6666666666667">
            <text:p>16,6666666667</text:p>
          </table:table-cell>
          <table:table-cell office:value-type="float" office:value="11.4285714285714">
            <text:p>11,4285714286</text:p>
          </table:table-cell>
          <table:table-cell office:value-type="float" office:value="10">
            <text:p>10</text:p>
          </table:table-cell>
          <table:table-cell table:formula="of:=[.C68]-[.B68]" office:value-type="float" office:value="-5.2380952380953">
            <text:p>-5,2380952381</text:p>
          </table:table-cell>
          <table:table-cell table:formula="of:=[.D68]-[.B68]" office:value-type="float" office:value="-6.6666666666667">
            <text:p>-6,66666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8.0790960451977">
            <text:p>18,0790960452</text:p>
          </table:table-cell>
          <table:table-cell office:value-type="float" office:value="13.9303482587065">
            <text:p>13,9303482587</text:p>
          </table:table-cell>
          <table:table-cell office:value-type="float" office:value="10.5263157894737">
            <text:p>10,5263157895</text:p>
          </table:table-cell>
          <table:table-cell table:formula="of:=[.C69]-[.B69]" office:value-type="float" office:value="-4.1487477864912">
            <text:p>-4,1487477865</text:p>
          </table:table-cell>
          <table:table-cell table:formula="of:=[.D69]-[.B69]" office:value-type="float" office:value="-7.552780255724">
            <text:p>-7,55278025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.7487684729064">
            <text:p>16,7487684729</text:p>
          </table:table-cell>
          <table:table-cell office:value-type="float" office:value="10.0456621004566">
            <text:p>10,0456621005</text:p>
          </table:table-cell>
          <table:table-cell office:value-type="float" office:value="11.4285714285714">
            <text:p>11,4285714286</text:p>
          </table:table-cell>
          <table:table-cell table:formula="of:=[.C70]-[.B70]" office:value-type="float" office:value="-6.7031063724498">
            <text:p>-6,7031063724</text:p>
          </table:table-cell>
          <table:table-cell table:formula="of:=[.D70]-[.B70]" office:value-type="float" office:value="-5.320197044335">
            <text:p>-5,3201970443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.9321266968326">
            <text:p>14,9321266968</text:p>
          </table:table-cell>
          <table:table-cell office:value-type="float" office:value="7.69230769230769">
            <text:p>7,6923076923</text:p>
          </table:table-cell>
          <table:table-cell office:value-type="float" office:value="10.5726872246696">
            <text:p>10,5726872247</text:p>
          </table:table-cell>
          <table:table-cell table:formula="of:=[.C71]-[.B71]" office:value-type="float" office:value="-7.23981900452491">
            <text:p>-7,2398190045</text:p>
          </table:table-cell>
          <table:table-cell table:formula="of:=[.D71]-[.B71]" office:value-type="float" office:value="-4.359439472163">
            <text:p>-4,35943947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2231404958678">
            <text:p>13,2231404959</text:p>
          </table:table-cell>
          <table:table-cell office:value-type="float" office:value="8.90688259109312">
            <text:p>8,9068825911</text:p>
          </table:table-cell>
          <table:table-cell office:value-type="float" office:value="8.73015873015873">
            <text:p>8,7301587302</text:p>
          </table:table-cell>
          <table:table-cell table:formula="of:=[.C72]-[.B72]" office:value-type="float" office:value="-4.31625790477468">
            <text:p>-4,3162579048</text:p>
          </table:table-cell>
          <table:table-cell table:formula="of:=[.D72]-[.B72]" office:value-type="float" office:value="-4.49298176570907">
            <text:p>-4,492981765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5245901639344">
            <text:p>13,5245901639</text:p>
          </table:table-cell>
          <table:table-cell office:value-type="float" office:value="10.3585657370518">
            <text:p>10,3585657371</text:p>
          </table:table-cell>
          <table:table-cell office:value-type="float" office:value="9.92366412213741">
            <text:p>9,9236641221</text:p>
          </table:table-cell>
          <table:table-cell table:formula="of:=[.C73]-[.B73]" office:value-type="float" office:value="-3.1660244268826">
            <text:p>-3,1660244269</text:p>
          </table:table-cell>
          <table:table-cell table:formula="of:=[.D73]-[.B73]" office:value-type="float" office:value="-3.60092604179699">
            <text:p>-3,600926041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3.0081300813008">
            <text:p>13,0081300813</text:p>
          </table:table-cell>
          <table:table-cell office:value-type="float" office:value="10.1083032490975">
            <text:p>10,1083032491</text:p>
          </table:table-cell>
          <table:table-cell office:value-type="float" office:value="10.431654676259">
            <text:p>10,4316546763</text:p>
          </table:table-cell>
          <table:table-cell table:formula="of:=[.C74]-[.B74]" office:value-type="float" office:value="-2.8998268322033">
            <text:p>-2,8998268322</text:p>
          </table:table-cell>
          <table:table-cell table:formula="of:=[.D74]-[.B74]" office:value-type="float" office:value="-2.5764754050418">
            <text:p>-2,5764754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65250965250965">
            <text:p>9,6525096525</text:p>
          </table:table-cell>
          <table:table-cell office:value-type="float" office:value="12.2448979591837">
            <text:p>12,2448979592</text:p>
          </table:table-cell>
          <table:table-cell office:value-type="float" office:value="11.5384615384615">
            <text:p>11,5384615385</text:p>
          </table:table-cell>
          <table:table-cell table:formula="of:=[.C75]-[.B75]" office:value-type="float" office:value="2.59238830667405">
            <text:p>2,5923883067</text:p>
          </table:table-cell>
          <table:table-cell table:formula="of:=[.D75]-[.B75]" office:value-type="float" office:value="1.88595188595185">
            <text:p>1,8859518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.85401459854015">
            <text:p>9,8540145985</text:p>
          </table:table-cell>
          <table:table-cell office:value-type="float" office:value="10.6451612903226">
            <text:p>10,6451612903</text:p>
          </table:table-cell>
          <table:table-cell office:value-type="float" office:value="9.33333333333333">
            <text:p>9,3333333333</text:p>
          </table:table-cell>
          <table:table-cell table:formula="of:=[.C76]-[.B76]" office:value-type="float" office:value="0.791146691782449">
            <text:p>0,7911466918</text:p>
          </table:table-cell>
          <table:table-cell table:formula="of:=[.D76]-[.B76]" office:value-type="float" office:value="-0.52068126520682">
            <text:p>-0,520681265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6382978723404">
            <text:p>10,6382978723</text:p>
          </table:table-cell>
          <table:table-cell office:value-type="float" office:value="11.7088607594937">
            <text:p>11,7088607595</text:p>
          </table:table-cell>
          <table:table-cell office:value-type="float" office:value="11.2179487179487">
            <text:p>11,2179487179</text:p>
          </table:table-cell>
          <table:table-cell table:formula="of:=[.C77]-[.B77]" office:value-type="float" office:value="1.0705628871533">
            <text:p>1,0705628872</text:p>
          </table:table-cell>
          <table:table-cell table:formula="of:=[.D77]-[.B77]" office:value-type="float" office:value="0.579650845608299">
            <text:p>0,57965084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.738255033557">
            <text:p>10,7382550336</text:p>
          </table:table-cell>
          <table:table-cell office:value-type="float" office:value="10.6824925816024">
            <text:p>10,6824925816</text:p>
          </table:table-cell>
          <table:table-cell office:value-type="float" office:value="9.90712074303406">
            <text:p>9,907120743</text:p>
          </table:table-cell>
          <table:table-cell table:formula="of:=[.C78]-[.B78]" office:value-type="float" office:value="-0.0557624519545996">
            <text:p>-0,055762452</text:p>
          </table:table-cell>
          <table:table-cell table:formula="of:=[.D78]-[.B78]" office:value-type="float" office:value="-0.83113429052294">
            <text:p>-0,831134290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.437908496732">
            <text:p>11,4379084967</text:p>
          </table:table-cell>
          <table:table-cell office:value-type="float" office:value="12.1301775147929">
            <text:p>12,1301775148</text:p>
          </table:table-cell>
          <table:table-cell office:value-type="float" office:value="10.8761329305136">
            <text:p>10,8761329305</text:p>
          </table:table-cell>
          <table:table-cell table:formula="of:=[.C79]-[.B79]" office:value-type="float" office:value="0.6922690180609">
            <text:p>0,6922690181</text:p>
          </table:table-cell>
          <table:table-cell table:formula="of:=[.D79]-[.B79]" office:value-type="float" office:value="-0.561775566218399">
            <text:p>-0,561775566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9016393442623">
            <text:p>5,9016393443</text:p>
          </table:table-cell>
          <table:table-cell office:value-type="float" office:value="8.11594202898551">
            <text:p>8,115942029</text:p>
          </table:table-cell>
          <table:table-cell office:value-type="float" office:value="12.012012012012">
            <text:p>12,012012012</text:p>
          </table:table-cell>
          <table:table-cell table:formula="of:=[.C80]-[.B80]" office:value-type="float" office:value="2.21430268472321">
            <text:p>2,2143026847</text:p>
          </table:table-cell>
          <table:table-cell table:formula="of:=[.D80]-[.B80]" office:value-type="float" office:value="6.1103726677497">
            <text:p>6,110372667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66666666666667">
            <text:p>6,6666666667</text:p>
          </table:table-cell>
          <table:table-cell office:value-type="float" office:value="9.63172804532578">
            <text:p>9,6317280453</text:p>
          </table:table-cell>
          <table:table-cell office:value-type="float" office:value="14.4542772861357">
            <text:p>14,4542772861</text:p>
          </table:table-cell>
          <table:table-cell table:formula="of:=[.C81]-[.B81]" office:value-type="float" office:value="2.96506137865911">
            <text:p>2,9650613787</text:p>
          </table:table-cell>
          <table:table-cell table:formula="of:=[.D81]-[.B81]" office:value-type="float" office:value="7.78761061946903">
            <text:p>7,787610619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73993808049536">
            <text:p>7,7399380805</text:p>
          </table:table-cell>
          <table:table-cell office:value-type="float" office:value="12.2222222222222">
            <text:p>12,2222222222</text:p>
          </table:table-cell>
          <table:table-cell office:value-type="float" office:value="13.7254901960784">
            <text:p>13,7254901961</text:p>
          </table:table-cell>
          <table:table-cell table:formula="of:=[.C82]-[.B82]" office:value-type="float" office:value="4.48228414172684">
            <text:p>4,4822841417</text:p>
          </table:table-cell>
          <table:table-cell table:formula="of:=[.D82]-[.B82]" office:value-type="float" office:value="5.98555211558304">
            <text:p>5,98555211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.05555555555556">
            <text:p>8,0555555556</text:p>
          </table:table-cell>
          <table:table-cell office:value-type="float" office:value="10">
            <text:p>10</text:p>
          </table:table-cell>
          <table:table-cell office:value-type="float" office:value="14.9051490514905">
            <text:p>14,9051490515</text:p>
          </table:table-cell>
          <table:table-cell table:formula="of:=[.C83]-[.B83]" office:value-type="float" office:value="1.94444444444444">
            <text:p>1,9444444444</text:p>
          </table:table-cell>
          <table:table-cell table:formula="of:=[.D83]-[.B83]" office:value-type="float" office:value="6.84959349593494">
            <text:p>6,849593495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.78520286396181">
            <text:p>9,785202864</text:p>
          </table:table-cell>
          <table:table-cell office:value-type="float" office:value="12.4423963133641">
            <text:p>12,4423963134</text:p>
          </table:table-cell>
          <table:table-cell office:value-type="float" office:value="14.7268408551069">
            <text:p>14,7268408551</text:p>
          </table:table-cell>
          <table:table-cell table:formula="of:=[.C84]-[.B84]" office:value-type="float" office:value="2.65719344940229">
            <text:p>2,6571934494</text:p>
          </table:table-cell>
          <table:table-cell table:formula="of:=[.D84]-[.B84]" office:value-type="float" office:value="4.94163799114509">
            <text:p>4,94163799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5.1843817787419">
            <text:p>15,1843817787</text:p>
          </table:table-cell>
          <table:table-cell office:value-type="float" office:value="11.3006396588486">
            <text:p>11,3006396588</text:p>
          </table:table-cell>
          <table:table-cell office:value-type="float" office:value="14.8648648648649">
            <text:p>14,8648648649</text:p>
          </table:table-cell>
          <table:table-cell table:formula="of:=[.C85]-[.B85]" office:value-type="float" office:value="-3.8837421198933">
            <text:p>-3,8837421199</text:p>
          </table:table-cell>
          <table:table-cell table:formula="of:=[.D85]-[.B85]" office:value-type="float" office:value="-0.319516913876999">
            <text:p>-0,319516913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7679324894515">
            <text:p>14,7679324895</text:p>
          </table:table-cell>
          <table:table-cell office:value-type="float" office:value="8.90688259109312">
            <text:p>8,9068825911</text:p>
          </table:table-cell>
          <table:table-cell office:value-type="float" office:value="11.9747899159664">
            <text:p>11,974789916</text:p>
          </table:table-cell>
          <table:table-cell table:formula="of:=[.C86]-[.B86]" office:value-type="float" office:value="-5.86104989835838">
            <text:p>-5,8610498984</text:p>
          </table:table-cell>
          <table:table-cell table:formula="of:=[.D86]-[.B86]" office:value-type="float" office:value="-2.7931425734851">
            <text:p>-2,793142573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.5708582834331">
            <text:p>14,5708582834</text:p>
          </table:table-cell>
          <table:table-cell office:value-type="float" office:value="10.6060606060606">
            <text:p>10,6060606061</text:p>
          </table:table-cell>
          <table:table-cell office:value-type="float" office:value="12.2772277227723">
            <text:p>12,2772277228</text:p>
          </table:table-cell>
          <table:table-cell table:formula="of:=[.C87]-[.B87]" office:value-type="float" office:value="-3.9647976773725">
            <text:p>-3,9647976774</text:p>
          </table:table-cell>
          <table:table-cell table:formula="of:=[.D87]-[.B87]" office:value-type="float" office:value="-2.2936305606608">
            <text:p>-2,293630560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679611650485">
            <text:p>11,067961165</text:p>
          </table:table-cell>
          <table:table-cell office:value-type="float" office:value="10.3942652329749">
            <text:p>10,394265233</text:p>
          </table:table-cell>
          <table:table-cell office:value-type="float" office:value="12.9798903107861">
            <text:p>12,9798903108</text:p>
          </table:table-cell>
          <table:table-cell table:formula="of:=[.C88]-[.B88]" office:value-type="float" office:value="-0.673695932073599">
            <text:p>-0,6736959321</text:p>
          </table:table-cell>
          <table:table-cell table:formula="of:=[.D88]-[.B88]" office:value-type="float" office:value="1.9119291457376">
            <text:p>1,911929145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0902255639098">
            <text:p>11,0902255639</text:p>
          </table:table-cell>
          <table:table-cell office:value-type="float" office:value="12.0805369127517">
            <text:p>12,0805369128</text:p>
          </table:table-cell>
          <table:table-cell office:value-type="float" office:value="11.6363636363636">
            <text:p>11,6363636364</text:p>
          </table:table-cell>
          <table:table-cell table:formula="of:=[.C89]-[.B89]" office:value-type="float" office:value="0.9903113488419">
            <text:p>0,9903113488</text:p>
          </table:table-cell>
          <table:table-cell table:formula="of:=[.D89]-[.B89]" office:value-type="float" office:value="0.546138072453799">
            <text:p>0,546138072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1.6666666666667">
            <text:p>11,6666666667</text:p>
          </table:table-cell>
          <table:table-cell office:value-type="float" office:value="11.3964686998395">
            <text:p>11,3964686998</text:p>
          </table:table-cell>
          <table:table-cell office:value-type="float" office:value="13.8790035587189">
            <text:p>13,8790035587</text:p>
          </table:table-cell>
          <table:table-cell table:formula="of:=[.C90]-[.B90]" office:value-type="float" office:value="-0.270197966827199">
            <text:p>-0,2701979668</text:p>
          </table:table-cell>
          <table:table-cell table:formula="of:=[.D90]-[.B90]" office:value-type="float" office:value="2.2123368920522">
            <text:p>2,212336892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0.873440285205">
            <text:p>10,8734402852</text:p>
          </table:table-cell>
          <table:table-cell office:value-type="float" office:value="10.5015673981191">
            <text:p>10,5015673981</text:p>
          </table:table-cell>
          <table:table-cell office:value-type="float" office:value="13.986013986014">
            <text:p>13,986013986</text:p>
          </table:table-cell>
          <table:table-cell table:formula="of:=[.C91]-[.B91]" office:value-type="float" office:value="-0.3718728870859">
            <text:p>-0,3718728871</text:p>
          </table:table-cell>
          <table:table-cell table:formula="of:=[.D91]-[.B91]" office:value-type="float" office:value="3.112573700809">
            <text:p>3,11257370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6126126126126">
            <text:p>12,6126126126</text:p>
          </table:table-cell>
          <table:table-cell office:value-type="float" office:value="11.7829457364341">
            <text:p>11,7829457364</text:p>
          </table:table-cell>
          <table:table-cell office:value-type="float" office:value="11.5646258503401">
            <text:p>11,5646258503</text:p>
          </table:table-cell>
          <table:table-cell table:formula="of:=[.C92]-[.B92]" office:value-type="float" office:value="-0.8296668761785">
            <text:p>-0,8296668762</text:p>
          </table:table-cell>
          <table:table-cell table:formula="of:=[.D92]-[.B92]" office:value-type="float" office:value="-1.0479867622725">
            <text:p>-1,047986762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9310344827586">
            <text:p>12,9310344828</text:p>
          </table:table-cell>
          <table:table-cell office:value-type="float" office:value="11.0105580693816">
            <text:p>11,0105580694</text:p>
          </table:table-cell>
          <table:table-cell office:value-type="float" office:value="11.4671163575042">
            <text:p>11,4671163575</text:p>
          </table:table-cell>
          <table:table-cell table:formula="of:=[.C93]-[.B93]" office:value-type="float" office:value="-1.920476413377">
            <text:p>-1,9204764134</text:p>
          </table:table-cell>
          <table:table-cell table:formula="of:=[.D93]-[.B93]" office:value-type="float" office:value="-1.4639181252544">
            <text:p>-1,463918125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5451505016722">
            <text:p>13,5451505017</text:p>
          </table:table-cell>
          <table:table-cell office:value-type="float" office:value="10.4956268221574">
            <text:p>10,4956268222</text:p>
          </table:table-cell>
          <table:table-cell office:value-type="float" office:value="12.0200333889816">
            <text:p>12,020033389</text:p>
          </table:table-cell>
          <table:table-cell table:formula="of:=[.C94]-[.B94]" office:value-type="float" office:value="-3.0495236795148">
            <text:p>-3,0495236795</text:p>
          </table:table-cell>
          <table:table-cell table:formula="of:=[.D94]-[.B94]" office:value-type="float" office:value="-1.5251171126906">
            <text:p>-1,525117112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3.4646962233169">
            <text:p>13,4646962233</text:p>
          </table:table-cell>
          <table:table-cell office:value-type="float" office:value="11.8980169971671">
            <text:p>11,8980169972</text:p>
          </table:table-cell>
          <table:table-cell office:value-type="float" office:value="12.1827411167513">
            <text:p>12,1827411168</text:p>
          </table:table-cell>
          <table:table-cell table:formula="of:=[.C95]-[.B95]" office:value-type="float" office:value="-1.5666792261498">
            <text:p>-1,5666792261</text:p>
          </table:table-cell>
          <table:table-cell table:formula="of:=[.D95]-[.B95]" office:value-type="float" office:value="-1.2819551065656">
            <text:p>-1,28195510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8664495114007">
            <text:p>12,8664495114</text:p>
          </table:table-cell>
          <table:table-cell office:value-type="float" office:value="11.2970711297071">
            <text:p>11,2970711297</text:p>
          </table:table-cell>
          <table:table-cell office:value-type="float" office:value="11.4782608695652">
            <text:p>11,4782608696</text:p>
          </table:table-cell>
          <table:table-cell table:formula="of:=[.C96]-[.B96]" office:value-type="float" office:value="-1.5693783816936">
            <text:p>-1,5693783817</text:p>
          </table:table-cell>
          <table:table-cell table:formula="of:=[.D96]-[.B96]" office:value-type="float" office:value="-1.3881886418355">
            <text:p>-1,388188641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2929623567921">
            <text:p>11,2929623568</text:p>
          </table:table-cell>
          <table:table-cell office:value-type="float" office:value="10.7962213225371">
            <text:p>10,7962213225</text:p>
          </table:table-cell>
          <table:table-cell office:value-type="float" office:value="9.54003407155026">
            <text:p>9,5400340716</text:p>
          </table:table-cell>
          <table:table-cell table:formula="of:=[.C97]-[.B97]" office:value-type="float" office:value="-0.496741034254999">
            <text:p>-0,4967410343</text:p>
          </table:table-cell>
          <table:table-cell table:formula="of:=[.D97]-[.B97]" office:value-type="float" office:value="-1.75292828524184">
            <text:p>-1,752928285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3595505617978">
            <text:p>12,3595505618</text:p>
          </table:table-cell>
          <table:table-cell office:value-type="float" office:value="10.455764075067">
            <text:p>10,4557640751</text:p>
          </table:table-cell>
          <table:table-cell office:value-type="float" office:value="9.86622073578595">
            <text:p>9,8662207358</text:p>
          </table:table-cell>
          <table:table-cell table:formula="of:=[.C98]-[.B98]" office:value-type="float" office:value="-1.9037864867308">
            <text:p>-1,9037864867</text:p>
          </table:table-cell>
          <table:table-cell table:formula="of:=[.D98]-[.B98]" office:value-type="float" office:value="-2.49332982601185">
            <text:p>-2,4933298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7174959871589">
            <text:p>11,7174959872</text:p>
          </table:table-cell>
          <table:table-cell office:value-type="float" office:value="10.7329842931937">
            <text:p>10,7329842932</text:p>
          </table:table-cell>
          <table:table-cell office:value-type="float" office:value="9.76430976430977">
            <text:p>9,7643097643</text:p>
          </table:table-cell>
          <table:table-cell table:formula="of:=[.C99]-[.B99]" office:value-type="float" office:value="-0.984511693965199">
            <text:p>-0,984511694</text:p>
          </table:table-cell>
          <table:table-cell table:formula="of:=[.D99]-[.B99]" office:value-type="float" office:value="-1.95318622284913">
            <text:p>-1,953186222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.698717948718">
            <text:p>11,6987179487</text:p>
          </table:table-cell>
          <table:table-cell office:value-type="float" office:value="10.7554417413572">
            <text:p>10,7554417414</text:p>
          </table:table-cell>
          <table:table-cell office:value-type="float" office:value="10.8731466227348">
            <text:p>10,8731466227</text:p>
          </table:table-cell>
          <table:table-cell table:formula="of:=[.C100]-[.B100]" office:value-type="float" office:value="-0.9432762073608">
            <text:p>-0,9432762074</text:p>
          </table:table-cell>
          <table:table-cell table:formula="of:=[.D100]-[.B100]" office:value-type="float" office:value="-0.8255713259832">
            <text:p>-0,8255713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.4193548387097">
            <text:p>12,4193548387</text:p>
          </table:table-cell>
          <table:table-cell office:value-type="float" office:value="8.49420849420849">
            <text:p>8,4942084942</text:p>
          </table:table-cell>
          <table:table-cell office:value-type="float" office:value="9.88654781199352">
            <text:p>9,886547812</text:p>
          </table:table-cell>
          <table:table-cell table:formula="of:=[.C101]-[.B101]" office:value-type="float" office:value="-3.92514634450121">
            <text:p>-3,9251463445</text:p>
          </table:table-cell>
          <table:table-cell table:formula="of:=[.D101]-[.B101]" office:value-type="float" office:value="-2.53280702671618">
            <text:p>-2,53280702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0781499202552">
            <text:p>13,0781499203</text:p>
          </table:table-cell>
          <table:table-cell office:value-type="float" office:value="10.443864229765">
            <text:p>10,4438642298</text:p>
          </table:table-cell>
          <table:table-cell office:value-type="float" office:value="11.8670886075949">
            <text:p>11,8670886076</text:p>
          </table:table-cell>
          <table:table-cell table:formula="of:=[.C102]-[.B102]" office:value-type="float" office:value="-2.6342856904902">
            <text:p>-2,6342856905</text:p>
          </table:table-cell>
          <table:table-cell table:formula="of:=[.D102]-[.B102]" office:value-type="float" office:value="-1.2110613126603">
            <text:p>-1,2110613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2701421800948">
            <text:p>13,2701421801</text:p>
          </table:table-cell>
          <table:table-cell office:value-type="float" office:value="10.3225806451613">
            <text:p>10,3225806452</text:p>
          </table:table-cell>
          <table:table-cell office:value-type="float" office:value="11.8670886075949">
            <text:p>11,8670886076</text:p>
          </table:table-cell>
          <table:table-cell table:formula="of:=[.C103]-[.B103]" office:value-type="float" office:value="-2.9475615349335">
            <text:p>-2,9475615349</text:p>
          </table:table-cell>
          <table:table-cell table:formula="of:=[.D103]-[.B103]" office:value-type="float" office:value="-1.4030535724999">
            <text:p>-1,40305357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7378048780488">
            <text:p>11,737804878</text:p>
          </table:table-cell>
          <table:table-cell office:value-type="float" office:value="11.5434500648508">
            <text:p>11,5434500649</text:p>
          </table:table-cell>
          <table:table-cell office:value-type="float" office:value="11.7174959871589">
            <text:p>11,7174959872</text:p>
          </table:table-cell>
          <table:table-cell table:formula="of:=[.C104]-[.B104]" office:value-type="float" office:value="-0.194354813198">
            <text:p>-0,1943548132</text:p>
          </table:table-cell>
          <table:table-cell table:formula="of:=[.D104]-[.B104]" office:value-type="float" office:value="-0.0203088908899005">
            <text:p>-0,020308890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010819165379">
            <text:p>11,9010819165</text:p>
          </table:table-cell>
          <table:table-cell office:value-type="float" office:value="11.7801047120419">
            <text:p>11,780104712</text:p>
          </table:table-cell>
          <table:table-cell office:value-type="float" office:value="12.8">
            <text:p>12,8</text:p>
          </table:table-cell>
          <table:table-cell table:formula="of:=[.C105]-[.B105]" office:value-type="float" office:value="-0.120977204495999">
            <text:p>-0,1209772045</text:p>
          </table:table-cell>
          <table:table-cell table:formula="of:=[.D105]-[.B105]" office:value-type="float" office:value="0.898918083462101">
            <text:p>0,89891808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.9644513137558">
            <text:p>8,9644513138</text:p>
          </table:table-cell>
          <table:table-cell office:value-type="float" office:value="10.978835978836">
            <text:p>10,9788359788</text:p>
          </table:table-cell>
          <table:table-cell office:value-type="float" office:value="10.9324758842444">
            <text:p>10,9324758842</text:p>
          </table:table-cell>
          <table:table-cell table:formula="of:=[.C106]-[.B106]" office:value-type="float" office:value="2.0143846650802">
            <text:p>2,0143846651</text:p>
          </table:table-cell>
          <table:table-cell table:formula="of:=[.D106]-[.B106]" office:value-type="float" office:value="1.9680245704886">
            <text:p>1,968024570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.4416796267496">
            <text:p>12,4416796267</text:p>
          </table:table-cell>
          <table:table-cell office:value-type="float" office:value="10.1604278074866">
            <text:p>10,1604278075</text:p>
          </table:table-cell>
          <table:table-cell office:value-type="float" office:value="12.0967741935484">
            <text:p>12,0967741935</text:p>
          </table:table-cell>
          <table:table-cell table:formula="of:=[.C107]-[.B107]" office:value-type="float" office:value="-2.281251819263">
            <text:p>-2,2812518193</text:p>
          </table:table-cell>
          <table:table-cell table:formula="of:=[.D107]-[.B107]" office:value-type="float" office:value="-0.3449054332012">
            <text:p>-0,34490543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.8527131782946">
            <text:p>10,8527131783</text:p>
          </table:table-cell>
          <table:table-cell office:value-type="float" office:value="12.7222982216142">
            <text:p>12,7222982216</text:p>
          </table:table-cell>
          <table:table-cell office:value-type="float" office:value="12.1835443037975">
            <text:p>12,1835443038</text:p>
          </table:table-cell>
          <table:table-cell table:formula="of:=[.C108]-[.B108]" office:value-type="float" office:value="1.8695850433196">
            <text:p>1,8695850433</text:p>
          </table:table-cell>
          <table:table-cell table:formula="of:=[.D108]-[.B108]" office:value-type="float" office:value="1.3308311255029">
            <text:p>1,330831125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9047619047619">
            <text:p>11,9047619048</text:p>
          </table:table-cell>
          <table:table-cell office:value-type="float" office:value="10.9739368998628">
            <text:p>10,9739368999</text:p>
          </table:table-cell>
          <table:table-cell office:value-type="float" office:value="11.875">
            <text:p>11,875</text:p>
          </table:table-cell>
          <table:table-cell table:formula="of:=[.C109]-[.B109]" office:value-type="float" office:value="-0.9308250048991">
            <text:p>-0,9308250049</text:p>
          </table:table-cell>
          <table:table-cell table:formula="of:=[.D109]-[.B109]" office:value-type="float" office:value="-0.0297619047618998">
            <text:p>-0,029761904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.5447154471545">
            <text:p>11,5447154472</text:p>
          </table:table-cell>
          <table:table-cell office:value-type="float" office:value="9.77835723598435">
            <text:p>9,778357236</text:p>
          </table:table-cell>
          <table:table-cell office:value-type="float" office:value="9.20634920634921">
            <text:p>9,2063492063</text:p>
          </table:table-cell>
          <table:table-cell table:formula="of:=[.C110]-[.B110]" office:value-type="float" office:value="-1.76635821117015">
            <text:p>-1,7663582112</text:p>
          </table:table-cell>
          <table:table-cell table:formula="of:=[.D110]-[.B110]" office:value-type="float" office:value="-2.33836624080529">
            <text:p>-2,33836624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1011608623549">
            <text:p>13,1011608624</text:p>
          </table:table-cell>
          <table:table-cell office:value-type="float" office:value="10.0391134289439">
            <text:p>10,0391134289</text:p>
          </table:table-cell>
          <table:table-cell office:value-type="float" office:value="10.15625">
            <text:p>10,15625</text:p>
          </table:table-cell>
          <table:table-cell table:formula="of:=[.C111]-[.B111]" office:value-type="float" office:value="-3.062047433411">
            <text:p>-3,0620474334</text:p>
          </table:table-cell>
          <table:table-cell table:formula="of:=[.D111]-[.B111]" office:value-type="float" office:value="-2.9449108623549">
            <text:p>-2,944910862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2.3728813559322">
            <text:p>12,3728813559</text:p>
          </table:table-cell>
          <table:table-cell office:value-type="float" office:value="9.35064935064935">
            <text:p>9,3506493506</text:p>
          </table:table-cell>
          <table:table-cell office:value-type="float" office:value="13.6858475894246">
            <text:p>13,6858475894</text:p>
          </table:table-cell>
          <table:table-cell table:formula="of:=[.C112]-[.B112]" office:value-type="float" office:value="-3.02223200528285">
            <text:p>-3,0222320053</text:p>
          </table:table-cell>
          <table:table-cell table:formula="of:=[.D112]-[.B112]" office:value-type="float" office:value="1.3129662334924">
            <text:p>1,312966233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7272727272727">
            <text:p>10,7272727273</text:p>
          </table:table-cell>
          <table:table-cell office:value-type="float" office:value="8.75816993464052">
            <text:p>8,7581699346</text:p>
          </table:table-cell>
          <table:table-cell office:value-type="float" office:value="9.49367088607595">
            <text:p>9,4936708861</text:p>
          </table:table-cell>
          <table:table-cell table:formula="of:=[.C113]-[.B113]" office:value-type="float" office:value="-1.96910279263218">
            <text:p>-1,9691027926</text:p>
          </table:table-cell>
          <table:table-cell table:formula="of:=[.D113]-[.B113]" office:value-type="float" office:value="-1.23360184119675">
            <text:p>-1,23360184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9092627599244">
            <text:p>11,9092627599</text:p>
          </table:table-cell>
          <table:table-cell office:value-type="float" office:value="8.60215053763441">
            <text:p>8,6021505376</text:p>
          </table:table-cell>
          <table:table-cell office:value-type="float" office:value="11.4864864864865">
            <text:p>11,4864864865</text:p>
          </table:table-cell>
          <table:table-cell table:formula="of:=[.C114]-[.B114]" office:value-type="float" office:value="-3.30711222228999">
            <text:p>-3,3071122223</text:p>
          </table:table-cell>
          <table:table-cell table:formula="of:=[.D114]-[.B114]" office:value-type="float" office:value="-0.422776273437901">
            <text:p>-0,422776273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7307692307692">
            <text:p>11,7307692308</text:p>
          </table:table-cell>
          <table:table-cell office:value-type="float" office:value="10.5263157894737">
            <text:p>10,5263157895</text:p>
          </table:table-cell>
          <table:table-cell office:value-type="float" office:value="8.76565295169946">
            <text:p>8,7656529517</text:p>
          </table:table-cell>
          <table:table-cell table:formula="of:=[.C115]-[.B115]" office:value-type="float" office:value="-1.2044534412955">
            <text:p>-1,2044534413</text:p>
          </table:table-cell>
          <table:table-cell table:formula="of:=[.D115]-[.B115]" office:value-type="float" office:value="-2.96511627906974">
            <text:p>-2,965116279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3585657370518">
            <text:p>10,3585657371</text:p>
          </table:table-cell>
          <table:table-cell office:value-type="float" office:value="11.965811965812">
            <text:p>11,9658119658</text:p>
          </table:table-cell>
          <table:table-cell office:value-type="float" office:value="12.5714285714286">
            <text:p>12,5714285714</text:p>
          </table:table-cell>
          <table:table-cell table:formula="of:=[.C116]-[.B116]" office:value-type="float" office:value="1.6072462287602">
            <text:p>1,6072462288</text:p>
          </table:table-cell>
          <table:table-cell table:formula="of:=[.D116]-[.B116]" office:value-type="float" office:value="2.2128628343768">
            <text:p>2,212862834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18367346938776">
            <text:p>9,1836734694</text:p>
          </table:table-cell>
          <table:table-cell office:value-type="float" office:value="10.3139013452915">
            <text:p>10,3139013453</text:p>
          </table:table-cell>
          <table:table-cell office:value-type="float" office:value="12.3505976095618">
            <text:p>12,3505976096</text:p>
          </table:table-cell>
          <table:table-cell table:formula="of:=[.C117]-[.B117]" office:value-type="float" office:value="1.13022787590374">
            <text:p>1,1302278759</text:p>
          </table:table-cell>
          <table:table-cell table:formula="of:=[.D117]-[.B117]" office:value-type="float" office:value="3.16692414017404">
            <text:p>3,166924140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20502092050209">
            <text:p>9,2050209205</text:p>
          </table:table-cell>
          <table:table-cell office:value-type="float" office:value="10.2848101265823">
            <text:p>10,2848101266</text:p>
          </table:table-cell>
          <table:table-cell office:value-type="float" office:value="9.85324947589099">
            <text:p>9,8532494759</text:p>
          </table:table-cell>
          <table:table-cell table:formula="of:=[.C118]-[.B118]" office:value-type="float" office:value="1.07978920608021">
            <text:p>1,0797892061</text:p>
          </table:table-cell>
          <table:table-cell table:formula="of:=[.D118]-[.B118]" office:value-type="float" office:value="0.648228555388901">
            <text:p>0,648228555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57446808510638">
            <text:p>9,5744680851</text:p>
          </table:table-cell>
          <table:table-cell office:value-type="float" office:value="10.7260726072607">
            <text:p>10,7260726073</text:p>
          </table:table-cell>
          <table:table-cell office:value-type="float" office:value="10.2783725910064">
            <text:p>10,278372591</text:p>
          </table:table-cell>
          <table:table-cell table:formula="of:=[.C119]-[.B119]" office:value-type="float" office:value="1.15160452215432">
            <text:p>1,1516045222</text:p>
          </table:table-cell>
          <table:table-cell table:formula="of:=[.D119]-[.B119]" office:value-type="float" office:value="0.70390450590002">
            <text:p>0,70390450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.7773019271949">
            <text:p>11,7773019272</text:p>
          </table:table-cell>
          <table:table-cell office:value-type="float" office:value="8.9527027027027">
            <text:p>8,9527027027</text:p>
          </table:table-cell>
          <table:table-cell office:value-type="float" office:value="9.19282511210762">
            <text:p>9,1928251121</text:p>
          </table:table-cell>
          <table:table-cell table:formula="of:=[.C120]-[.B120]" office:value-type="float" office:value="-2.8245992244922">
            <text:p>-2,8245992245</text:p>
          </table:table-cell>
          <table:table-cell table:formula="of:=[.D120]-[.B120]" office:value-type="float" office:value="-2.58447681508728">
            <text:p>-2,58447681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9.91189427312775">
            <text:p>9,9118942731</text:p>
          </table:table-cell>
          <table:table-cell office:value-type="float" office:value="10.1576182136602">
            <text:p>10,1576182137</text:p>
          </table:table-cell>
          <table:table-cell office:value-type="float" office:value="10.5381165919283">
            <text:p>10,5381165919</text:p>
          </table:table-cell>
          <table:table-cell table:formula="of:=[.C121]-[.B121]" office:value-type="float" office:value="0.24572394053245">
            <text:p>0,2457239405</text:p>
          </table:table-cell>
          <table:table-cell table:formula="of:=[.D121]-[.B121]" office:value-type="float" office:value="0.626222318800551">
            <text:p>0,626222318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804008908686">
            <text:p>11,8040089087</text:p>
          </table:table-cell>
          <table:table-cell office:value-type="float" office:value="7.88530465949821">
            <text:p>7,8853046595</text:p>
          </table:table-cell>
          <table:table-cell office:value-type="float" office:value="8.10185185185185">
            <text:p>8,1018518519</text:p>
          </table:table-cell>
          <table:table-cell table:formula="of:=[.C122]-[.B122]" office:value-type="float" office:value="-3.91870424918779">
            <text:p>-3,9187042492</text:p>
          </table:table-cell>
          <table:table-cell table:formula="of:=[.D122]-[.B122]" office:value-type="float" office:value="-3.70215705683415">
            <text:p>-3,702157056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2903225806452">
            <text:p>11,2903225806</text:p>
          </table:table-cell>
          <table:table-cell office:value-type="float" office:value="7.93357933579336">
            <text:p>7,9335793358</text:p>
          </table:table-cell>
          <table:table-cell office:value-type="float" office:value="10.4761904761905">
            <text:p>10,4761904762</text:p>
          </table:table-cell>
          <table:table-cell table:formula="of:=[.C123]-[.B123]" office:value-type="float" office:value="-3.35674324485184">
            <text:p>-3,3567432449</text:p>
          </table:table-cell>
          <table:table-cell table:formula="of:=[.D123]-[.B123]" office:value-type="float" office:value="-0.8141321044547">
            <text:p>-0,8141321045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57843137254902">
            <text:p>8,5784313725</text:p>
          </table:table-cell>
          <table:table-cell office:value-type="float" office:value="10.8108108108108">
            <text:p>10,8108108108</text:p>
          </table:table-cell>
          <table:table-cell office:value-type="float" office:value="8.84520884520884">
            <text:p>8,8452088452</text:p>
          </table:table-cell>
          <table:table-cell table:formula="of:=[.C124]-[.B124]" office:value-type="float" office:value="2.23237943826178">
            <text:p>2,2323794383</text:p>
          </table:table-cell>
          <table:table-cell table:formula="of:=[.D124]-[.B124]" office:value-type="float" office:value="0.26677747265982">
            <text:p>0,266777472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3157894736842">
            <text:p>11,3157894737</text:p>
          </table:table-cell>
          <table:table-cell office:value-type="float" office:value="8.3011583011583">
            <text:p>8,3011583012</text:p>
          </table:table-cell>
          <table:table-cell office:value-type="float" office:value="8.70646766169154">
            <text:p>8,7064676617</text:p>
          </table:table-cell>
          <table:table-cell table:formula="of:=[.C125]-[.B125]" office:value-type="float" office:value="-3.0146311725259">
            <text:p>-3,0146311725</text:p>
          </table:table-cell>
          <table:table-cell table:formula="of:=[.D125]-[.B125]" office:value-type="float" office:value="-2.60932181199266">
            <text:p>-2,6093218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.1782945736434">
            <text:p>13,1782945736</text:p>
          </table:table-cell>
          <table:table-cell office:value-type="float" office:value="9.55284552845528">
            <text:p>9,5528455285</text:p>
          </table:table-cell>
          <table:table-cell office:value-type="float" office:value="8.33333333333333">
            <text:p>8,3333333333</text:p>
          </table:table-cell>
          <table:table-cell table:formula="of:=[.C126]-[.B126]" office:value-type="float" office:value="-3.62544904518812">
            <text:p>-3,6254490452</text:p>
          </table:table-cell>
          <table:table-cell table:formula="of:=[.D126]-[.B126]" office:value-type="float" office:value="-4.84496124031007">
            <text:p>-4,84496124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49868073878628">
            <text:p>9,4986807388</text:p>
          </table:table-cell>
          <table:table-cell office:value-type="float" office:value="12.9511677282378">
            <text:p>12,9511677282</text:p>
          </table:table-cell>
          <table:table-cell office:value-type="float" office:value="8.98876404494382">
            <text:p>8,9887640449</text:p>
          </table:table-cell>
          <table:table-cell table:formula="of:=[.C127]-[.B127]" office:value-type="float" office:value="3.45248698945152">
            <text:p>3,4524869895</text:p>
          </table:table-cell>
          <table:table-cell table:formula="of:=[.D127]-[.B127]" office:value-type="float" office:value="-0.50991669384246">
            <text:p>-0,509916693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.09399477806789">
            <text:p>8,0939947781</text:p>
          </table:table-cell>
          <table:table-cell office:value-type="float" office:value="12.5827814569536">
            <text:p>12,582781457</text:p>
          </table:table-cell>
          <table:table-cell office:value-type="float" office:value="8.62068965517241">
            <text:p>8,6206896552</text:p>
          </table:table-cell>
          <table:table-cell table:formula="of:=[.C128]-[.B128]" office:value-type="float" office:value="4.48878667888571">
            <text:p>4,4887866789</text:p>
          </table:table-cell>
          <table:table-cell table:formula="of:=[.D128]-[.B128]" office:value-type="float" office:value="0.52669487710452">
            <text:p>0,52669487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80926430517711">
            <text:p>9,8092643052</text:p>
          </table:table-cell>
          <table:table-cell office:value-type="float" office:value="10.5747126436782">
            <text:p>10,5747126437</text:p>
          </table:table-cell>
          <table:table-cell office:value-type="float" office:value="11.3372093023256">
            <text:p>11,3372093023</text:p>
          </table:table-cell>
          <table:table-cell table:formula="of:=[.C129]-[.B129]" office:value-type="float" office:value="0.765448338501091">
            <text:p>0,7654483385</text:p>
          </table:table-cell>
          <table:table-cell table:formula="of:=[.D129]-[.B129]" office:value-type="float" office:value="1.52794499714849">
            <text:p>1,52794499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2.4309392265193">
            <text:p>12,4309392265</text:p>
          </table:table-cell>
          <table:table-cell office:value-type="float" office:value="10.2625298329356">
            <text:p>10,2625298329</text:p>
          </table:table-cell>
          <table:table-cell office:value-type="float" office:value="9.74930362116992">
            <text:p>9,7493036212</text:p>
          </table:table-cell>
          <table:table-cell table:formula="of:=[.C130]-[.B130]" office:value-type="float" office:value="-2.1684093935837">
            <text:p>-2,1684093936</text:p>
          </table:table-cell>
          <table:table-cell table:formula="of:=[.D130]-[.B130]" office:value-type="float" office:value="-2.68163560534938">
            <text:p>-2,681635605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.45558739255014">
            <text:p>9,4555873926</text:p>
          </table:table-cell>
          <table:table-cell office:value-type="float" office:value="10.2189781021898">
            <text:p>10,2189781022</text:p>
          </table:table-cell>
          <table:table-cell office:value-type="float" office:value="10.7648725212465">
            <text:p>10,7648725212</text:p>
          </table:table-cell>
          <table:table-cell table:formula="of:=[.C131]-[.B131]" office:value-type="float" office:value="0.76339070963966">
            <text:p>0,7633907096</text:p>
          </table:table-cell>
          <table:table-cell table:formula="of:=[.D131]-[.B131]" office:value-type="float" office:value="1.30928512869636">
            <text:p>1,309285128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75609756097561">
            <text:p>9,756097561</text:p>
          </table:table-cell>
          <table:table-cell office:value-type="float" office:value="9.16030534351145">
            <text:p>9,1603053435</text:p>
          </table:table-cell>
          <table:table-cell office:value-type="float" office:value="9.3167701863354">
            <text:p>9,3167701863</text:p>
          </table:table-cell>
          <table:table-cell table:formula="of:=[.C132]-[.B132]" office:value-type="float" office:value="-0.59579221746416">
            <text:p>-0,5957922175</text:p>
          </table:table-cell>
          <table:table-cell table:formula="of:=[.D132]-[.B132]" office:value-type="float" office:value="-0.439327374640209">
            <text:p>-0,439327374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19672131147541">
            <text:p>8,1967213115</text:p>
          </table:table-cell>
          <table:table-cell office:value-type="float" office:value="9.39226519337017">
            <text:p>9,3922651934</text:p>
          </table:table-cell>
          <table:table-cell office:value-type="float" office:value="8.04195804195804">
            <text:p>8,041958042</text:p>
          </table:table-cell>
          <table:table-cell table:formula="of:=[.C133]-[.B133]" office:value-type="float" office:value="1.19554388189476">
            <text:p>1,1955438819</text:p>
          </table:table-cell>
          <table:table-cell table:formula="of:=[.D133]-[.B133]" office:value-type="float" office:value="-0.154763269517369">
            <text:p>-0,154763269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.18367346938776">
            <text:p>9,1836734694</text:p>
          </table:table-cell>
          <table:table-cell office:value-type="float" office:value="7.90273556231003">
            <text:p>7,9027355623</text:p>
          </table:table-cell>
          <table:table-cell office:value-type="float" office:value="4.63320463320463">
            <text:p>4,6332046332</text:p>
          </table:table-cell>
          <table:table-cell table:formula="of:=[.C134]-[.B134]" office:value-type="float" office:value="-1.28093790707773">
            <text:p>-1,2809379071</text:p>
          </table:table-cell>
          <table:table-cell table:formula="of:=[.D134]-[.B134]" office:value-type="float" office:value="-4.55046883618313">
            <text:p>-4,550468836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05836575875486">
            <text:p>5,0583657588</text:p>
          </table:table-cell>
          <table:table-cell office:value-type="float" office:value="7.50853242320819">
            <text:p>7,5085324232</text:p>
          </table:table-cell>
          <table:table-cell office:value-type="float" office:value="10.6194690265487">
            <text:p>10,6194690265</text:p>
          </table:table-cell>
          <table:table-cell table:formula="of:=[.C135]-[.B135]" office:value-type="float" office:value="2.45016666445333">
            <text:p>2,4501666645</text:p>
          </table:table-cell>
          <table:table-cell table:formula="of:=[.D135]-[.B135]" office:value-type="float" office:value="5.56110326779384">
            <text:p>5,561103267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8961038961039">
            <text:p>3,8961038961</text:p>
          </table:table-cell>
          <table:table-cell office:value-type="float" office:value="7.11610486891386">
            <text:p>7,1161048689</text:p>
          </table:table-cell>
          <table:table-cell office:value-type="float" office:value="7.54716981132076">
            <text:p>7,5471698113</text:p>
          </table:table-cell>
          <table:table-cell table:formula="of:=[.C136]-[.B136]" office:value-type="float" office:value="3.22000097280996">
            <text:p>3,2200009728</text:p>
          </table:table-cell>
          <table:table-cell table:formula="of:=[.D136]-[.B136]" office:value-type="float" office:value="3.65106591521686">
            <text:p>3,651065915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90196078431373">
            <text:p>4,9019607843</text:p>
          </table:table-cell>
          <table:table-cell office:value-type="float" office:value="6.92640692640693">
            <text:p>6,9264069264</text:p>
          </table:table-cell>
          <table:table-cell office:value-type="float" office:value="10">
            <text:p>10</text:p>
          </table:table-cell>
          <table:table-cell table:formula="of:=[.C137]-[.B137]" office:value-type="float" office:value="2.0244461420932">
            <text:p>2,0244461421</text:p>
          </table:table-cell>
          <table:table-cell table:formula="of:=[.D137]-[.B137]" office:value-type="float" office:value="5.09803921568627">
            <text:p>5,09803921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.50887573964497">
            <text:p>6,5088757396</text:p>
          </table:table-cell>
          <table:table-cell office:value-type="float" office:value="6.73076923076923">
            <text:p>6,7307692308</text:p>
          </table:table-cell>
          <table:table-cell office:value-type="float" office:value="4.19161676646707">
            <text:p>4,1916167665</text:p>
          </table:table-cell>
          <table:table-cell table:formula="of:=[.C138]-[.B138]" office:value-type="float" office:value="0.22189349112426">
            <text:p>0,2218934911</text:p>
          </table:table-cell>
          <table:table-cell table:formula="of:=[.D138]-[.B138]" office:value-type="float" office:value="-2.3172589731779">
            <text:p>-2,31725897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92957746478873">
            <text:p>4,9295774648</text:p>
          </table:table-cell>
          <table:table-cell office:value-type="float" office:value="5.43478260869565">
            <text:p>5,4347826087</text:p>
          </table:table-cell>
          <table:table-cell office:value-type="float" office:value="4.32098765432099">
            <text:p>4,3209876543</text:p>
          </table:table-cell>
          <table:table-cell table:formula="of:=[.C139]-[.B139]" office:value-type="float" office:value="0.505205143906919">
            <text:p>0,5052051439</text:p>
          </table:table-cell>
          <table:table-cell table:formula="of:=[.D139]-[.B139]" office:value-type="float" office:value="-0.60858981046774">
            <text:p>-0,608589810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.9646017699115">
            <text:p>7,9646017699</text:p>
          </table:table-cell>
          <table:table-cell office:value-type="float" office:value="4.29447852760736">
            <text:p>4,2944785276</text:p>
          </table:table-cell>
          <table:table-cell office:value-type="float" office:value="4.66666666666667">
            <text:p>4,6666666667</text:p>
          </table:table-cell>
          <table:table-cell table:formula="of:=[.C140]-[.B140]" office:value-type="float" office:value="-3.67012324230414">
            <text:p>-3,6701232423</text:p>
          </table:table-cell>
          <table:table-cell table:formula="of:=[.D140]-[.B140]" office:value-type="float" office:value="-3.29793510324483">
            <text:p>-3,297935103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.15463917525773">
            <text:p>5,1546391753</text:p>
          </table:table-cell>
          <table:table-cell office:value-type="float" office:value="3.54609929078014">
            <text:p>3,5460992908</text:p>
          </table:table-cell>
          <table:table-cell office:value-type="float" office:value="5.03597122302158">
            <text:p>5,035971223</text:p>
          </table:table-cell>
          <table:table-cell table:formula="of:=[.C141]-[.B141]" office:value-type="float" office:value="-1.60853988447759">
            <text:p>-1,6085398845</text:p>
          </table:table-cell>
          <table:table-cell table:formula="of:=[.D141]-[.B141]" office:value-type="float" office:value="-0.11866795223615">
            <text:p>-0,118667952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06122448979592">
            <text:p>3,0612244898</text:p>
          </table:table-cell>
          <table:table-cell office:value-type="float" office:value="7.14285714285714">
            <text:p>7,1428571429</text:p>
          </table:table-cell>
          <table:table-cell office:value-type="float" office:value="5.51181102362205">
            <text:p>5,5118110236</text:p>
          </table:table-cell>
          <table:table-cell table:formula="of:=[.C142]-[.B142]" office:value-type="float" office:value="4.08163265306122">
            <text:p>4,0816326531</text:p>
          </table:table-cell>
          <table:table-cell table:formula="of:=[.D142]-[.B142]" office:value-type="float" office:value="2.45058653382613">
            <text:p>2,450586533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44827586206897">
            <text:p>3,4482758621</text:p>
          </table:table-cell>
          <table:table-cell office:value-type="float" office:value="3.38983050847458">
            <text:p>3,3898305085</text:p>
          </table:table-cell>
          <table:table-cell office:value-type="float" office:value="2.54237288135593">
            <text:p>2,5423728814</text:p>
          </table:table-cell>
          <table:table-cell table:formula="of:=[.C143]-[.B143]" office:value-type="float" office:value="-0.0584453535943901">
            <text:p>-0,0584453536</text:p>
          </table:table-cell>
          <table:table-cell table:formula="of:=[.D143]-[.B143]" office:value-type="float" office:value="-0.90590298071304">
            <text:p>-0,905902980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81927710843374">
            <text:p>4,8192771084</text:p>
          </table:table-cell>
          <table:table-cell office:value-type="float" office:value="2.7027027027027">
            <text:p>2,7027027027</text:p>
          </table:table-cell>
          <table:table-cell office:value-type="float" office:value="1.8018018018018">
            <text:p>1,8018018018</text:p>
          </table:table-cell>
          <table:table-cell table:formula="of:=[.C144]-[.B144]" office:value-type="float" office:value="-2.11657440573104">
            <text:p>-2,1165744057</text:p>
          </table:table-cell>
          <table:table-cell table:formula="of:=[.D144]-[.B144]" office:value-type="float" office:value="-3.01747530663194">
            <text:p>-3,01747530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48837209302326">
            <text:p>3,488372093</text:p>
          </table:table-cell>
          <table:table-cell office:value-type="float" office:value="4.80769230769231">
            <text:p>4,8076923077</text:p>
          </table:table-cell>
          <table:table-cell office:value-type="float" office:value="2.63157894736842">
            <text:p>2,6315789474</text:p>
          </table:table-cell>
          <table:table-cell table:formula="of:=[.C145]-[.B145]" office:value-type="float" office:value="1.31932021466905">
            <text:p>1,3193202147</text:p>
          </table:table-cell>
          <table:table-cell table:formula="of:=[.D145]-[.B145]" office:value-type="float" office:value="-0.85679314565484">
            <text:p>-0,856793145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49438202247191">
            <text:p>4,4943820225</text:p>
          </table:table-cell>
          <table:table-cell office:value-type="float" office:value="1.08695652173913">
            <text:p>1,0869565217</text:p>
          </table:table-cell>
          <table:table-cell office:value-type="float" office:value="0.970873786407767">
            <text:p>0,9708737864</text:p>
          </table:table-cell>
          <table:table-cell table:formula="of:=[.C146]-[.B146]" office:value-type="float" office:value="-3.40742550073278">
            <text:p>-3,4074255007</text:p>
          </table:table-cell>
          <table:table-cell table:formula="of:=[.D146]-[.B146]" office:value-type="float" office:value="-3.52350823606414">
            <text:p>-3,523508236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15789473684211">
            <text:p>3,1578947368</text:p>
          </table:table-cell>
          <table:table-cell office:value-type="float" office:value="3.84615384615385">
            <text:p>3,8461538462</text:p>
          </table:table-cell>
          <table:table-cell office:value-type="float" office:value="1">
            <text:p>1</text:p>
          </table:table-cell>
          <table:table-cell table:formula="of:=[.C147]-[.B147]" office:value-type="float" office:value="0.68825910931174">
            <text:p>0,6882591093</text:p>
          </table:table-cell>
          <table:table-cell table:formula="of:=[.D147]-[.B147]" office:value-type="float" office:value="-2.15789473684211">
            <text:p>-2,15789473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06185567010309">
            <text:p>2,0618556701</text:p>
          </table:table-cell>
          <table:table-cell office:value-type="float" office:value="2.38095238095238">
            <text:p>2,380952381</text:p>
          </table:table-cell>
          <table:table-cell office:value-type="float" office:value="2.08333333333333">
            <text:p>2,0833333333</text:p>
          </table:table-cell>
          <table:table-cell table:formula="of:=[.C148]-[.B148]" office:value-type="float" office:value="0.31909671084929">
            <text:p>0,3190967108</text:p>
          </table:table-cell>
          <table:table-cell table:formula="of:=[.D148]-[.B148]" office:value-type="float" office:value="0.02147766323024">
            <text:p>0,021477663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.23529411764706">
            <text:p>8,2352941176</text:p>
          </table:table-cell>
          <table:table-cell office:value-type="float" office:value="2.9126213592233">
            <text:p>2,9126213592</text:p>
          </table:table-cell>
          <table:table-cell table:formula="of:=[.C149]-[.B149]" office:value-type="float" office:value="1.23529411764706">
            <text:p>1,2352941176</text:p>
          </table:table-cell>
          <table:table-cell table:formula="of:=[.D149]-[.B149]" office:value-type="float" office:value="-4.0873786407767">
            <text:p>-4,087378640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.60869565217391">
            <text:p>2,6086956522</text:p>
          </table:table-cell>
          <table:table-cell office:value-type="float" office:value="1.12359550561798">
            <text:p>1,1235955056</text:p>
          </table:table-cell>
          <table:table-cell office:value-type="float" office:value="2.85714285714286">
            <text:p>2,8571428571</text:p>
          </table:table-cell>
          <table:table-cell table:formula="of:=[.C150]-[.B150]" office:value-type="float" office:value="-1.48510014655593">
            <text:p>-1,4851001466</text:p>
          </table:table-cell>
          <table:table-cell table:formula="of:=[.D150]-[.B150]" office:value-type="float" office:value="0.24844720496895">
            <text:p>0,24844720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93220338983051">
            <text:p>5,9322033898</text:p>
          </table:table-cell>
          <table:table-cell office:value-type="float" office:value="1.12359550561798">
            <text:p>1,1235955056</text:p>
          </table:table-cell>
          <table:table-cell office:value-type="float" office:value="3.88349514563107">
            <text:p>3,8834951456</text:p>
          </table:table-cell>
          <table:table-cell table:formula="of:=[.C151]-[.B151]" office:value-type="float" office:value="-4.80860788421253">
            <text:p>-4,8086078842</text:p>
          </table:table-cell>
          <table:table-cell table:formula="of:=[.D151]-[.B151]" office:value-type="float" office:value="-2.04870824419944">
            <text:p>-2,048708244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61538461538462">
            <text:p>4,6153846154</text:p>
          </table:table-cell>
          <table:table-cell office:value-type="float" office:value="2.88461538461538">
            <text:p>2,8846153846</text:p>
          </table:table-cell>
          <table:table-cell office:value-type="float" office:value="7.25806451612903">
            <text:p>7,2580645161</text:p>
          </table:table-cell>
          <table:table-cell table:formula="of:=[.C152]-[.B152]" office:value-type="float" office:value="-1.73076923076924">
            <text:p>-1,7307692308</text:p>
          </table:table-cell>
          <table:table-cell table:formula="of:=[.D152]-[.B152]" office:value-type="float" office:value="2.64267990074441">
            <text:p>2,642679900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.84049079754601">
            <text:p>1,8404907975</text:p>
          </table:table-cell>
          <table:table-cell office:value-type="float" office:value="2.15827338129496">
            <text:p>2,1582733813</text:p>
          </table:table-cell>
          <table:table-cell office:value-type="float" office:value="6.36942675159236">
            <text:p>6,3694267516</text:p>
          </table:table-cell>
          <table:table-cell table:formula="of:=[.C153]-[.B153]" office:value-type="float" office:value="0.31778258374895">
            <text:p>0,3177825837</text:p>
          </table:table-cell>
          <table:table-cell table:formula="of:=[.D153]-[.B153]" office:value-type="float" office:value="4.52893595404635">
            <text:p>4,52893595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.05050505050505">
            <text:p>5,0505050505</text:p>
          </table:table-cell>
          <table:table-cell office:value-type="float" office:value="5.29100529100529">
            <text:p>5,291005291</text:p>
          </table:table-cell>
          <table:table-cell office:value-type="float" office:value="4.04624277456647">
            <text:p>4,0462427746</text:p>
          </table:table-cell>
          <table:table-cell table:formula="of:=[.C154]-[.B154]" office:value-type="float" office:value="0.24050024050024">
            <text:p>0,2405002405</text:p>
          </table:table-cell>
          <table:table-cell table:formula="of:=[.D154]-[.B154]" office:value-type="float" office:value="-1.00426227593858">
            <text:p>-1,00426227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4545454545455">
            <text:p>4,5454545455</text:p>
          </table:table-cell>
          <table:table-cell office:value-type="float" office:value="4.86725663716814">
            <text:p>4,8672566372</text:p>
          </table:table-cell>
          <table:table-cell office:value-type="float" office:value="6.18556701030928">
            <text:p>6,1855670103</text:p>
          </table:table-cell>
          <table:table-cell table:formula="of:=[.C155]-[.B155]" office:value-type="float" office:value="0.32180209171359">
            <text:p>0,3218020917</text:p>
          </table:table-cell>
          <table:table-cell table:formula="of:=[.D155]-[.B155]" office:value-type="float" office:value="1.64011246485473">
            <text:p>1,640112464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43548387096774">
            <text:p>4,435483871</text:p>
          </table:table-cell>
          <table:table-cell office:value-type="float" office:value="5.3030303030303">
            <text:p>5,303030303</text:p>
          </table:table-cell>
          <table:table-cell office:value-type="float" office:value="7.01754385964912">
            <text:p>7,0175438596</text:p>
          </table:table-cell>
          <table:table-cell table:formula="of:=[.C156]-[.B156]" office:value-type="float" office:value="0.86754643206256">
            <text:p>0,8675464321</text:p>
          </table:table-cell>
          <table:table-cell table:formula="of:=[.D156]-[.B156]" office:value-type="float" office:value="2.58205998868138">
            <text:p>2,582059988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81003584229391">
            <text:p>6,8100358423</text:p>
          </table:table-cell>
          <table:table-cell office:value-type="float" office:value="7.48299319727891">
            <text:p>7,4829931973</text:p>
          </table:table-cell>
          <table:table-cell office:value-type="float" office:value="10.1214574898785">
            <text:p>10,1214574899</text:p>
          </table:table-cell>
          <table:table-cell table:formula="of:=[.C157]-[.B157]" office:value-type="float" office:value="0.672957354985">
            <text:p>0,672957355</text:p>
          </table:table-cell>
          <table:table-cell table:formula="of:=[.D157]-[.B157]" office:value-type="float" office:value="3.31142164758459">
            <text:p>3,311421647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07070707070707">
            <text:p>7,0707070707</text:p>
          </table:table-cell>
          <table:table-cell office:value-type="float" office:value="5.48780487804878">
            <text:p>5,487804878</text:p>
          </table:table-cell>
          <table:table-cell office:value-type="float" office:value="6.11510791366907">
            <text:p>6,1151079137</text:p>
          </table:table-cell>
          <table:table-cell table:formula="of:=[.C158]-[.B158]" office:value-type="float" office:value="-1.58290219265829">
            <text:p>-1,5829021927</text:p>
          </table:table-cell>
          <table:table-cell table:formula="of:=[.D158]-[.B158]" office:value-type="float" office:value="-0.955599157038">
            <text:p>-0,9555991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0126582278481">
            <text:p>6,0126582278</text:p>
          </table:table-cell>
          <table:table-cell office:value-type="float" office:value="8.49315068493151">
            <text:p>8,4931506849</text:p>
          </table:table-cell>
          <table:table-cell office:value-type="float" office:value="7.04697986577181">
            <text:p>7,0469798658</text:p>
          </table:table-cell>
          <table:table-cell table:formula="of:=[.C159]-[.B159]" office:value-type="float" office:value="2.48049245708341">
            <text:p>2,4804924571</text:p>
          </table:table-cell>
          <table:table-cell table:formula="of:=[.D159]-[.B159]" office:value-type="float" office:value="1.03432163792371">
            <text:p>1,034321637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.3015873015873">
            <text:p>7,3015873016</text:p>
          </table:table-cell>
          <table:table-cell office:value-type="float" office:value="6.33245382585752">
            <text:p>6,3324538259</text:p>
          </table:table-cell>
          <table:table-cell office:value-type="float" office:value="6.0790273556231">
            <text:p>6,0790273556</text:p>
          </table:table-cell>
          <table:table-cell table:formula="of:=[.C160]-[.B160]" office:value-type="float" office:value="-0.969133475729779">
            <text:p>-0,9691334757</text:p>
          </table:table-cell>
          <table:table-cell table:formula="of:=[.D160]-[.B160]" office:value-type="float" office:value="-1.2225599459642">
            <text:p>-1,2225599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.2814371257485">
            <text:p>9,2814371257</text:p>
          </table:table-cell>
          <table:table-cell office:value-type="float" office:value="5.91133004926108">
            <text:p>5,9113300493</text:p>
          </table:table-cell>
          <table:table-cell office:value-type="float" office:value="7.30337078651685">
            <text:p>7,3033707865</text:p>
          </table:table-cell>
          <table:table-cell table:formula="of:=[.C161]-[.B161]" office:value-type="float" office:value="-3.37010707648742">
            <text:p>-3,3701070765</text:p>
          </table:table-cell>
          <table:table-cell table:formula="of:=[.D161]-[.B161]" office:value-type="float" office:value="-1.97806633923165">
            <text:p>-1,97806633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77777777777778">
            <text:p>7,7777777778</text:p>
          </table:table-cell>
          <table:table-cell office:value-type="float" office:value="8.89929742388759">
            <text:p>8,8992974239</text:p>
          </table:table-cell>
          <table:table-cell office:value-type="float" office:value="9.31506849315069">
            <text:p>9,3150684932</text:p>
          </table:table-cell>
          <table:table-cell table:formula="of:=[.C162]-[.B162]" office:value-type="float" office:value="1.12151964610981">
            <text:p>1,1215196461</text:p>
          </table:table-cell>
          <table:table-cell table:formula="of:=[.D162]-[.B162]" office:value-type="float" office:value="1.53729071537291">
            <text:p>1,537290715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67741935483871">
            <text:p>9,6774193548</text:p>
          </table:table-cell>
          <table:table-cell office:value-type="float" office:value="7.77537796976242">
            <text:p>7,7753779698</text:p>
          </table:table-cell>
          <table:table-cell office:value-type="float" office:value="8.31168831168831">
            <text:p>8,3116883117</text:p>
          </table:table-cell>
          <table:table-cell table:formula="of:=[.C163]-[.B163]" office:value-type="float" office:value="-1.90204138507629">
            <text:p>-1,9020413851</text:p>
          </table:table-cell>
          <table:table-cell table:formula="of:=[.D163]-[.B163]" office:value-type="float" office:value="-1.3657310431504">
            <text:p>-1,36573104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1264367816092">
            <text:p>7,1264367816</text:p>
          </table:table-cell>
          <table:table-cell office:value-type="float" office:value="8.44793713163065">
            <text:p>8,4479371316</text:p>
          </table:table-cell>
          <table:table-cell office:value-type="float" office:value="8.03782505910166">
            <text:p>8,0378250591</text:p>
          </table:table-cell>
          <table:table-cell table:formula="of:=[.C164]-[.B164]" office:value-type="float" office:value="1.32150035002145">
            <text:p>1,32150035</text:p>
          </table:table-cell>
          <table:table-cell table:formula="of:=[.D164]-[.B164]" office:value-type="float" office:value="0.911388277492461">
            <text:p>0,911388277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.14977973568282">
            <text:p>8,1497797357</text:p>
          </table:table-cell>
          <table:table-cell office:value-type="float" office:value="8.31758034026465">
            <text:p>8,3175803403</text:p>
          </table:table-cell>
          <table:table-cell office:value-type="float" office:value="7.36607142857143">
            <text:p>7,3660714286</text:p>
          </table:table-cell>
          <table:table-cell table:formula="of:=[.C165]-[.B165]" office:value-type="float" office:value="0.16780060458183">
            <text:p>0,1678006046</text:p>
          </table:table-cell>
          <table:table-cell table:formula="of:=[.D165]-[.B165]" office:value-type="float" office:value="-0.78370830711139">
            <text:p>-0,783708307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79405520169851">
            <text:p>6,7940552017</text:p>
          </table:table-cell>
          <table:table-cell office:value-type="float" office:value="8.43585237258348">
            <text:p>8,4358523726</text:p>
          </table:table-cell>
          <table:table-cell office:value-type="float" office:value="9.34959349593496">
            <text:p>9,3495934959</text:p>
          </table:table-cell>
          <table:table-cell table:formula="of:=[.C166]-[.B166]" office:value-type="float" office:value="1.64179717088497">
            <text:p>1,6417971709</text:p>
          </table:table-cell>
          <table:table-cell table:formula="of:=[.D166]-[.B166]" office:value-type="float" office:value="2.55553829423645">
            <text:p>2,555538294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5151515151515">
            <text:p>11,5151515152</text:p>
          </table:table-cell>
          <table:table-cell office:value-type="float" office:value="10.1010101010101">
            <text:p>10,101010101</text:p>
          </table:table-cell>
          <table:table-cell office:value-type="float" office:value="8.48126232741617">
            <text:p>8,4812623274</text:p>
          </table:table-cell>
          <table:table-cell table:formula="of:=[.C167]-[.B167]" office:value-type="float" office:value="-1.4141414141414">
            <text:p>-1,4141414141</text:p>
          </table:table-cell>
          <table:table-cell table:formula="of:=[.D167]-[.B167]" office:value-type="float" office:value="-3.03388918773533">
            <text:p>-3,033889187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.86948176583493">
            <text:p>7,8694817658</text:p>
          </table:table-cell>
          <table:table-cell office:value-type="float" office:value="8.78048780487805">
            <text:p>8,7804878049</text:p>
          </table:table-cell>
          <table:table-cell office:value-type="float" office:value="8.3969465648855">
            <text:p>8,3969465649</text:p>
          </table:table-cell>
          <table:table-cell table:formula="of:=[.C168]-[.B168]" office:value-type="float" office:value="0.911006039043119">
            <text:p>0,911006039</text:p>
          </table:table-cell>
          <table:table-cell table:formula="of:=[.D168]-[.B168]" office:value-type="float" office:value="0.52746479905057">
            <text:p>0,52746479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09090909090909">
            <text:p>9,0909090909</text:p>
          </table:table-cell>
          <table:table-cell office:value-type="float" office:value="8.0952380952381">
            <text:p>8,0952380952</text:p>
          </table:table-cell>
          <table:table-cell office:value-type="float" office:value="8.60215053763441">
            <text:p>8,6021505376</text:p>
          </table:table-cell>
          <table:table-cell table:formula="of:=[.C169]-[.B169]" office:value-type="float" office:value="-0.99567099567099">
            <text:p>-0,9956709957</text:p>
          </table:table-cell>
          <table:table-cell table:formula="of:=[.D169]-[.B169]" office:value-type="float" office:value="-0.48875855327468">
            <text:p>-0,488758553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.4204753199269">
            <text:p>10,4204753199</text:p>
          </table:table-cell>
          <table:table-cell office:value-type="float" office:value="10.2167182662539">
            <text:p>10,2167182663</text:p>
          </table:table-cell>
          <table:table-cell office:value-type="float" office:value="8.27464788732394">
            <text:p>8,2746478873</text:p>
          </table:table-cell>
          <table:table-cell table:formula="of:=[.C170]-[.B170]" office:value-type="float" office:value="-0.203757053673002">
            <text:p>-0,2037570537</text:p>
          </table:table-cell>
          <table:table-cell table:formula="of:=[.D170]-[.B170]" office:value-type="float" office:value="-2.14582743260296">
            <text:p>-2,145827432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.84182776801406">
            <text:p>9,841827768</text:p>
          </table:table-cell>
          <table:table-cell office:value-type="float" office:value="10.3857566765579">
            <text:p>10,3857566766</text:p>
          </table:table-cell>
          <table:table-cell office:value-type="float" office:value="10.4529616724739">
            <text:p>10,4529616725</text:p>
          </table:table-cell>
          <table:table-cell table:formula="of:=[.C171]-[.B171]" office:value-type="float" office:value="0.54392890854384">
            <text:p>0,5439289085</text:p>
          </table:table-cell>
          <table:table-cell table:formula="of:=[.D171]-[.B171]" office:value-type="float" office:value="0.611133904459841">
            <text:p>0,61113390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40766550522648">
            <text:p>9,4076655052</text:p>
          </table:table-cell>
          <table:table-cell office:value-type="float" office:value="9.43661971830986">
            <text:p>9,4366197183</text:p>
          </table:table-cell>
          <table:table-cell office:value-type="float" office:value="9.06040268456376">
            <text:p>9,0604026846</text:p>
          </table:table-cell>
          <table:table-cell table:formula="of:=[.C172]-[.B172]" office:value-type="float" office:value="0.0289542130833791">
            <text:p>0,0289542131</text:p>
          </table:table-cell>
          <table:table-cell table:formula="of:=[.D172]-[.B172]" office:value-type="float" office:value="-0.347262820662721">
            <text:p>-0,347262820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2769485903814">
            <text:p>11,2769485904</text:p>
          </table:table-cell>
          <table:table-cell office:value-type="float" office:value="9.82264665757162">
            <text:p>9,8226466576</text:p>
          </table:table-cell>
          <table:table-cell office:value-type="float" office:value="8.75796178343949">
            <text:p>8,7579617834</text:p>
          </table:table-cell>
          <table:table-cell table:formula="of:=[.C173]-[.B173]" office:value-type="float" office:value="-1.45430193280978">
            <text:p>-1,4543019328</text:p>
          </table:table-cell>
          <table:table-cell table:formula="of:=[.D173]-[.B173]" office:value-type="float" office:value="-2.51898680694191">
            <text:p>-2,518986806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47030497592295">
            <text:p>9,4703049759</text:p>
          </table:table-cell>
          <table:table-cell office:value-type="float" office:value="8.83905013192612">
            <text:p>8,8390501319</text:p>
          </table:table-cell>
          <table:table-cell office:value-type="float" office:value="9.80392156862745">
            <text:p>9,8039215686</text:p>
          </table:table-cell>
          <table:table-cell table:formula="of:=[.C174]-[.B174]" office:value-type="float" office:value="-0.63125484399683">
            <text:p>-0,631254844</text:p>
          </table:table-cell>
          <table:table-cell table:formula="of:=[.D174]-[.B174]" office:value-type="float" office:value="0.3336165927045">
            <text:p>0,3336165927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20436817472699">
            <text:p>9,2043681747</text:p>
          </table:table-cell>
          <table:table-cell office:value-type="float" office:value="8.13214739517154">
            <text:p>8,1321473952</text:p>
          </table:table-cell>
          <table:table-cell office:value-type="float" office:value="10.6038291605302">
            <text:p>10,6038291605</text:p>
          </table:table-cell>
          <table:table-cell table:formula="of:=[.C175]-[.B175]" office:value-type="float" office:value="-1.07222077955545">
            <text:p>-1,0722207796</text:p>
          </table:table-cell>
          <table:table-cell table:formula="of:=[.D175]-[.B175]" office:value-type="float" office:value="1.39946098580321">
            <text:p>1,399460985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.64705882352941">
            <text:p>7,6470588235</text:p>
          </table:table-cell>
          <table:table-cell office:value-type="float" office:value="7.40276035131744">
            <text:p>7,4027603513</text:p>
          </table:table-cell>
          <table:table-cell office:value-type="float" office:value="10.0574712643678">
            <text:p>10,0574712644</text:p>
          </table:table-cell>
          <table:table-cell table:formula="of:=[.C176]-[.B176]" office:value-type="float" office:value="-0.244298472211971">
            <text:p>-0,2442984722</text:p>
          </table:table-cell>
          <table:table-cell table:formula="of:=[.D176]-[.B176]" office:value-type="float" office:value="2.41041244083839">
            <text:p>2,410412440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11722141823444">
            <text:p>9,1172214182</text:p>
          </table:table-cell>
          <table:table-cell office:value-type="float" office:value="10.1123595505618">
            <text:p>10,1123595506</text:p>
          </table:table-cell>
          <table:table-cell office:value-type="float" office:value="9.34065934065934">
            <text:p>9,3406593407</text:p>
          </table:table-cell>
          <table:table-cell table:formula="of:=[.C177]-[.B177]" office:value-type="float" office:value="0.995138132327361">
            <text:p>0,9951381323</text:p>
          </table:table-cell>
          <table:table-cell table:formula="of:=[.D177]-[.B177]" office:value-type="float" office:value="0.2234379224249">
            <text:p>0,223437922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.11965811965812">
            <text:p>8,1196581197</text:p>
          </table:table-cell>
          <table:table-cell office:value-type="float" office:value="11.4494518879415">
            <text:p>11,4494518879</text:p>
          </table:table-cell>
          <table:table-cell office:value-type="float" office:value="8.42541436464088">
            <text:p>8,4254143646</text:p>
          </table:table-cell>
          <table:table-cell table:formula="of:=[.C178]-[.B178]" office:value-type="float" office:value="3.32979376828338">
            <text:p>3,3297937683</text:p>
          </table:table-cell>
          <table:table-cell table:formula="of:=[.D178]-[.B178]" office:value-type="float" office:value="0.30575624498276">
            <text:p>0,30575624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0709219858156">
            <text:p>10,0709219858</text:p>
          </table:table-cell>
          <table:table-cell office:value-type="float" office:value="9.53545232273839">
            <text:p>9,5354523227</text:p>
          </table:table-cell>
          <table:table-cell office:value-type="float" office:value="8.96551724137931">
            <text:p>8,9655172414</text:p>
          </table:table-cell>
          <table:table-cell table:formula="of:=[.C179]-[.B179]" office:value-type="float" office:value="-0.53546966307721">
            <text:p>-0,5354696631</text:p>
          </table:table-cell>
          <table:table-cell table:formula="of:=[.D179]-[.B179]" office:value-type="float" office:value="-1.10540474443629">
            <text:p>-1,105404744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.376404494382">
            <text:p>11,3764044944</text:p>
          </table:table-cell>
          <table:table-cell office:value-type="float" office:value="8.98203592814371">
            <text:p>8,9820359281</text:p>
          </table:table-cell>
          <table:table-cell office:value-type="float" office:value="8.36820083682008">
            <text:p>8,3682008368</text:p>
          </table:table-cell>
          <table:table-cell table:formula="of:=[.C180]-[.B180]" office:value-type="float" office:value="-2.39436856623829">
            <text:p>-2,3943685662</text:p>
          </table:table-cell>
          <table:table-cell table:formula="of:=[.D180]-[.B180]" office:value-type="float" office:value="-3.00820365756192">
            <text:p>-3,008203657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6474820143885">
            <text:p>10,6474820144</text:p>
          </table:table-cell>
          <table:table-cell office:value-type="float" office:value="9.64705882352941">
            <text:p>9,6470588235</text:p>
          </table:table-cell>
          <table:table-cell office:value-type="float" office:value="11.6642958748222">
            <text:p>11,6642958748</text:p>
          </table:table-cell>
          <table:table-cell table:formula="of:=[.C181]-[.B181]" office:value-type="float" office:value="-1.00042319085909">
            <text:p>-1,0004231909</text:p>
          </table:table-cell>
          <table:table-cell table:formula="of:=[.D181]-[.B181]" office:value-type="float" office:value="1.0168138604337">
            <text:p>1,01681386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7511045655376">
            <text:p>10,7511045655</text:p>
          </table:table-cell>
          <table:table-cell office:value-type="float" office:value="8.58468677494199">
            <text:p>8,5846867749</text:p>
          </table:table-cell>
          <table:table-cell office:value-type="float" office:value="10.6685633001422">
            <text:p>10,6685633001</text:p>
          </table:table-cell>
          <table:table-cell table:formula="of:=[.C182]-[.B182]" office:value-type="float" office:value="-2.16641779059561">
            <text:p>-2,1664177906</text:p>
          </table:table-cell>
          <table:table-cell table:formula="of:=[.D182]-[.B182]" office:value-type="float" office:value="-0.0825412653954007">
            <text:p>-0,082541265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0178041543027">
            <text:p>12,0178041543</text:p>
          </table:table-cell>
          <table:table-cell office:value-type="float" office:value="7.92899408284024">
            <text:p>7,9289940828</text:p>
          </table:table-cell>
          <table:table-cell office:value-type="float" office:value="8.58369098712446">
            <text:p>8,5836909871</text:p>
          </table:table-cell>
          <table:table-cell table:formula="of:=[.C183]-[.B183]" office:value-type="float" office:value="-4.08881007146246">
            <text:p>-4,0888100715</text:p>
          </table:table-cell>
          <table:table-cell table:formula="of:=[.D183]-[.B183]" office:value-type="float" office:value="-3.43411316717824">
            <text:p>-3,434113167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04977375565611">
            <text:p>9,0497737557</text:p>
          </table:table-cell>
          <table:table-cell office:value-type="float" office:value="7.05882352941176">
            <text:p>7,0588235294</text:p>
          </table:table-cell>
          <table:table-cell office:value-type="float" office:value="8.18307905686546">
            <text:p>8,1830790569</text:p>
          </table:table-cell>
          <table:table-cell table:formula="of:=[.C184]-[.B184]" office:value-type="float" office:value="-1.99095022624435">
            <text:p>-1,9909502262</text:p>
          </table:table-cell>
          <table:table-cell table:formula="of:=[.D184]-[.B184]" office:value-type="float" office:value="-0.866694698790651">
            <text:p>-0,866694698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30930930930931">
            <text:p>9,3093093093</text:p>
          </table:table-cell>
          <table:table-cell office:value-type="float" office:value="10.7015457788347">
            <text:p>10,7015457788</text:p>
          </table:table-cell>
          <table:table-cell office:value-type="float" office:value="7.43801652892562">
            <text:p>7,4380165289</text:p>
          </table:table-cell>
          <table:table-cell table:formula="of:=[.C185]-[.B185]" office:value-type="float" office:value="1.39223646952539">
            <text:p>1,3922364695</text:p>
          </table:table-cell>
          <table:table-cell table:formula="of:=[.D185]-[.B185]" office:value-type="float" office:value="-1.87129278038369">
            <text:p>-1,87129278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8148148148148">
            <text:p>10,8148148148</text:p>
          </table:table-cell>
          <table:table-cell office:value-type="float" office:value="9.11242603550296">
            <text:p>9,1124260355</text:p>
          </table:table-cell>
          <table:table-cell office:value-type="float" office:value="6.75862068965517">
            <text:p>6,7586206897</text:p>
          </table:table-cell>
          <table:table-cell table:formula="of:=[.C186]-[.B186]" office:value-type="float" office:value="-1.70238877931184">
            <text:p>-1,7023887793</text:p>
          </table:table-cell>
          <table:table-cell table:formula="of:=[.D186]-[.B186]" office:value-type="float" office:value="-4.05619412515963">
            <text:p>-4,056194125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53079178885631">
            <text:p>9,5307917889</text:p>
          </table:table-cell>
          <table:table-cell office:value-type="float" office:value="10.2380952380952">
            <text:p>10,2380952381</text:p>
          </table:table-cell>
          <table:table-cell office:value-type="float" office:value="9.16666666666667">
            <text:p>9,1666666667</text:p>
          </table:table-cell>
          <table:table-cell table:formula="of:=[.C187]-[.B187]" office:value-type="float" office:value="0.707303449238889">
            <text:p>0,7073034492</text:p>
          </table:table-cell>
          <table:table-cell table:formula="of:=[.D187]-[.B187]" office:value-type="float" office:value="-0.364125122189641">
            <text:p>-0,3641251222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.1167883211679">
            <text:p>12,1167883212</text:p>
          </table:table-cell>
          <table:table-cell office:value-type="float" office:value="12.1103117505995">
            <text:p>12,1103117506</text:p>
          </table:table-cell>
          <table:table-cell office:value-type="float" office:value="8.74471086036671">
            <text:p>8,7447108604</text:p>
          </table:table-cell>
          <table:table-cell table:formula="of:=[.C188]-[.B188]" office:value-type="float" office:value="-0.00647657056840068">
            <text:p>-0,0064765706</text:p>
          </table:table-cell>
          <table:table-cell table:formula="of:=[.D188]-[.B188]" office:value-type="float" office:value="-3.37207746080119">
            <text:p>-3,372077460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.6194690265487">
            <text:p>10,6194690265</text:p>
          </table:table-cell>
          <table:table-cell office:value-type="float" office:value="10.718492343934">
            <text:p>10,7184923439</text:p>
          </table:table-cell>
          <table:table-cell office:value-type="float" office:value="9.14205344585091">
            <text:p>9,1420534459</text:p>
          </table:table-cell>
          <table:table-cell table:formula="of:=[.C189]-[.B189]" office:value-type="float" office:value="0.099023317385301">
            <text:p>0,0990233174</text:p>
          </table:table-cell>
          <table:table-cell table:formula="of:=[.D189]-[.B189]" office:value-type="float" office:value="-1.47741558069779">
            <text:p>-1,477415580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.4151212553495">
            <text:p>9,4151212553</text:p>
          </table:table-cell>
          <table:table-cell office:value-type="float" office:value="9.92990654205607">
            <text:p>9,9299065421</text:p>
          </table:table-cell>
          <table:table-cell office:value-type="float" office:value="10.4734576757532">
            <text:p>10,4734576758</text:p>
          </table:table-cell>
          <table:table-cell table:formula="of:=[.C190]-[.B190]" office:value-type="float" office:value="0.514785286706569">
            <text:p>0,5147852867</text:p>
          </table:table-cell>
          <table:table-cell table:formula="of:=[.D190]-[.B190]" office:value-type="float" office:value="1.0583364204037">
            <text:p>1,058336420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.4782608695652">
            <text:p>13,4782608696</text:p>
          </table:table-cell>
          <table:table-cell office:value-type="float" office:value="10.8796296296296">
            <text:p>10,8796296296</text:p>
          </table:table-cell>
          <table:table-cell office:value-type="float" office:value="10.9170305676856">
            <text:p>10,9170305677</text:p>
          </table:table-cell>
          <table:table-cell table:formula="of:=[.C191]-[.B191]" office:value-type="float" office:value="-2.5986312399356">
            <text:p>-2,5986312399</text:p>
          </table:table-cell>
          <table:table-cell table:formula="of:=[.D191]-[.B191]" office:value-type="float" office:value="-2.5612303018796">
            <text:p>-2,56123030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5615615615616">
            <text:p>11,5615615616</text:p>
          </table:table-cell>
          <table:table-cell office:value-type="float" office:value="9.94285714285714">
            <text:p>9,9428571429</text:p>
          </table:table-cell>
          <table:table-cell office:value-type="float" office:value="11.7647058823529">
            <text:p>11,7647058824</text:p>
          </table:table-cell>
          <table:table-cell table:formula="of:=[.C192]-[.B192]" office:value-type="float" office:value="-1.61870441870446">
            <text:p>-1,6187044187</text:p>
          </table:table-cell>
          <table:table-cell table:formula="of:=[.D192]-[.B192]" office:value-type="float" office:value="0.203144320791299">
            <text:p>0,203144320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8.98748577929465">
            <text:p>8,9874857793</text:p>
          </table:table-cell>
          <table:table-cell office:value-type="float" office:value="8.00604229607251">
            <text:p>8,0060422961</text:p>
          </table:table-cell>
          <table:table-cell table:formula="of:=[.C193]-[.B193]" office:value-type="float" office:value="-1.01251422070535">
            <text:p>-1,0125142207</text:p>
          </table:table-cell>
          <table:table-cell table:formula="of:=[.D193]-[.B193]" office:value-type="float" office:value="-1.99395770392749">
            <text:p>-1,993957703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.6927710843374">
            <text:p>10,6927710843</text:p>
          </table:table-cell>
          <table:table-cell office:value-type="float" office:value="10.7476635514019">
            <text:p>10,7476635514</text:p>
          </table:table-cell>
          <table:table-cell office:value-type="float" office:value="6.73652694610779">
            <text:p>6,7365269461</text:p>
          </table:table-cell>
          <table:table-cell table:formula="of:=[.C194]-[.B194]" office:value-type="float" office:value="0.0548924670644997">
            <text:p>0,0548924671</text:p>
          </table:table-cell>
          <table:table-cell table:formula="of:=[.D194]-[.B194]" office:value-type="float" office:value="-3.95624413822961">
            <text:p>-3,95624413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3095238095238">
            <text:p>11,3095238095</text:p>
          </table:table-cell>
          <table:table-cell office:value-type="float" office:value="11.3294797687861">
            <text:p>11,3294797688</text:p>
          </table:table-cell>
          <table:table-cell office:value-type="float" office:value="8.17236255572065">
            <text:p>8,1723625557</text:p>
          </table:table-cell>
          <table:table-cell table:formula="of:=[.C195]-[.B195]" office:value-type="float" office:value="0.0199559592623011">
            <text:p>0,0199559593</text:p>
          </table:table-cell>
          <table:table-cell table:formula="of:=[.D195]-[.B195]" office:value-type="float" office:value="-3.13716125380315">
            <text:p>-3,137161253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9.91253644314869">
            <text:p>9,9125364431</text:p>
          </table:table-cell>
          <table:table-cell office:value-type="float" office:value="10.9865470852018">
            <text:p>10,9865470852</text:p>
          </table:table-cell>
          <table:table-cell office:value-type="float" office:value="6.90161527165932">
            <text:p>6,9016152717</text:p>
          </table:table-cell>
          <table:table-cell table:formula="of:=[.C196]-[.B196]" office:value-type="float" office:value="1.07401064205311">
            <text:p>1,0740106421</text:p>
          </table:table-cell>
          <table:table-cell table:formula="of:=[.D196]-[.B196]" office:value-type="float" office:value="-3.01092117148937">
            <text:p>-3,01092117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.6627906976744">
            <text:p>13,6627906977</text:p>
          </table:table-cell>
          <table:table-cell office:value-type="float" office:value="11.0367892976589">
            <text:p>11,0367892977</text:p>
          </table:table-cell>
          <table:table-cell office:value-type="float" office:value="6.06936416184971">
            <text:p>6,0693641618</text:p>
          </table:table-cell>
          <table:table-cell table:formula="of:=[.C197]-[.B197]" office:value-type="float" office:value="-2.6260014000155">
            <text:p>-2,6260014</text:p>
          </table:table-cell>
          <table:table-cell table:formula="of:=[.D197]-[.B197]" office:value-type="float" office:value="-7.59342653582469">
            <text:p>-7,5934265358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.4269005847953">
            <text:p>12,4269005848</text:p>
          </table:table-cell>
          <table:table-cell office:value-type="float" office:value="10.3487064116985">
            <text:p>10,3487064117</text:p>
          </table:table-cell>
          <table:table-cell office:value-type="float" office:value="8.10419681620839">
            <text:p>8,1041968162</text:p>
          </table:table-cell>
          <table:table-cell table:formula="of:=[.C198]-[.B198]" office:value-type="float" office:value="-2.0781941730968">
            <text:p>-2,0781941731</text:p>
          </table:table-cell>
          <table:table-cell table:formula="of:=[.D198]-[.B198]" office:value-type="float" office:value="-4.32270376858691">
            <text:p>-4,32270376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.5497076023392">
            <text:p>11,5497076023</text:p>
          </table:table-cell>
          <table:table-cell office:value-type="float" office:value="10.2156640181612">
            <text:p>10,2156640182</text:p>
          </table:table-cell>
          <table:table-cell office:value-type="float" office:value="7.16332378223496">
            <text:p>7,1633237822</text:p>
          </table:table-cell>
          <table:table-cell table:formula="of:=[.C199]-[.B199]" office:value-type="float" office:value="-1.334043584178">
            <text:p>-1,3340435842</text:p>
          </table:table-cell>
          <table:table-cell table:formula="of:=[.D199]-[.B199]" office:value-type="float" office:value="-4.38638382010424">
            <text:p>-4,386383820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69565217391304">
            <text:p>8,6956521739</text:p>
          </table:table-cell>
          <table:table-cell office:value-type="float" office:value="9.18484500574053">
            <text:p>9,1848450057</text:p>
          </table:table-cell>
          <table:table-cell office:value-type="float" office:value="8.82778581765557">
            <text:p>8,8277858177</text:p>
          </table:table-cell>
          <table:table-cell table:formula="of:=[.C200]-[.B200]" office:value-type="float" office:value="0.489192831827491">
            <text:p>0,4891928318</text:p>
          </table:table-cell>
          <table:table-cell table:formula="of:=[.D200]-[.B200]" office:value-type="float" office:value="0.132133643742531">
            <text:p>0,1321336437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8.22320117474303">
            <text:p>8,2232011747</text:p>
          </table:table-cell>
          <table:table-cell office:value-type="float" office:value="7.89779326364692">
            <text:p>7,8977932636</text:p>
          </table:table-cell>
          <table:table-cell office:value-type="float" office:value="11.0132158590308">
            <text:p>11,013215859</text:p>
          </table:table-cell>
          <table:table-cell table:formula="of:=[.C201]-[.B201]" office:value-type="float" office:value="-0.32540791109611">
            <text:p>-0,3254079111</text:p>
          </table:table-cell>
          <table:table-cell table:formula="of:=[.D201]-[.B201]" office:value-type="float" office:value="2.79001468428777">
            <text:p>2,79001468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89865871833085">
            <text:p>7,8986587183</text:p>
          </table:table-cell>
          <table:table-cell office:value-type="float" office:value="7.4251497005988">
            <text:p>7,4251497006</text:p>
          </table:table-cell>
          <table:table-cell office:value-type="float" office:value="10.0303951367781">
            <text:p>10,0303951368</text:p>
          </table:table-cell>
          <table:table-cell table:formula="of:=[.C202]-[.B202]" office:value-type="float" office:value="-0.47350901773205">
            <text:p>-0,4735090177</text:p>
          </table:table-cell>
          <table:table-cell table:formula="of:=[.D202]-[.B202]" office:value-type="float" office:value="2.13173641844725">
            <text:p>2,131736418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2685624012638">
            <text:p>10,2685624013</text:p>
          </table:table-cell>
          <table:table-cell office:value-type="float" office:value="6.60024906600249">
            <text:p>6,600249066</text:p>
          </table:table-cell>
          <table:table-cell office:value-type="float" office:value="9.34426229508197">
            <text:p>9,3442622951</text:p>
          </table:table-cell>
          <table:table-cell table:formula="of:=[.C203]-[.B203]" office:value-type="float" office:value="-3.66831333526131">
            <text:p>-3,6683133353</text:p>
          </table:table-cell>
          <table:table-cell table:formula="of:=[.D203]-[.B203]" office:value-type="float" office:value="-0.92430010618183">
            <text:p>-0,924300106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2561174551387">
            <text:p>11,2561174551</text:p>
          </table:table-cell>
          <table:table-cell office:value-type="float" office:value="6.50195058517555">
            <text:p>6,5019505852</text:p>
          </table:table-cell>
          <table:table-cell office:value-type="float" office:value="7.74647887323944">
            <text:p>7,7464788732</text:p>
          </table:table-cell>
          <table:table-cell table:formula="of:=[.C204]-[.B204]" office:value-type="float" office:value="-4.75416686996315">
            <text:p>-4,75416687</text:p>
          </table:table-cell>
          <table:table-cell table:formula="of:=[.D204]-[.B204]" office:value-type="float" office:value="-3.50963858189926">
            <text:p>-3,509638581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9.94671403197158">
            <text:p>9,946714032</text:p>
          </table:table-cell>
          <table:table-cell office:value-type="float" office:value="6.3448275862069">
            <text:p>6,3448275862</text:p>
          </table:table-cell>
          <table:table-cell office:value-type="float" office:value="12.2370936902486">
            <text:p>12,2370936902</text:p>
          </table:table-cell>
          <table:table-cell table:formula="of:=[.C205]-[.B205]" office:value-type="float" office:value="-3.60188644576468">
            <text:p>-3,6018864458</text:p>
          </table:table-cell>
          <table:table-cell table:formula="of:=[.D205]-[.B205]" office:value-type="float" office:value="2.29037965827702">
            <text:p>2,29037965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4293785310734">
            <text:p>12,4293785311</text:p>
          </table:table-cell>
          <table:table-cell office:value-type="float" office:value="6.19596541786744">
            <text:p>6,1959654179</text:p>
          </table:table-cell>
          <table:table-cell office:value-type="float" office:value="12.1513944223108">
            <text:p>12,1513944223</text:p>
          </table:table-cell>
          <table:table-cell table:formula="of:=[.C206]-[.B206]" office:value-type="float" office:value="-6.23341311320596">
            <text:p>-6,2334131132</text:p>
          </table:table-cell>
          <table:table-cell table:formula="of:=[.D206]-[.B206]" office:value-type="float" office:value="-0.277984108762601">
            <text:p>-0,277984108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.7408906882591">
            <text:p>11,7408906883</text:p>
          </table:table-cell>
          <table:table-cell office:value-type="float" office:value="6.19335347432024">
            <text:p>6,1933534743</text:p>
          </table:table-cell>
          <table:table-cell office:value-type="float" office:value="10.8108108108108">
            <text:p>10,8108108108</text:p>
          </table:table-cell>
          <table:table-cell table:formula="of:=[.C207]-[.B207]" office:value-type="float" office:value="-5.54753721393886">
            <text:p>-5,5475372139</text:p>
          </table:table-cell>
          <table:table-cell table:formula="of:=[.D207]-[.B207]" office:value-type="float" office:value="-0.9300798774483">
            <text:p>-0,930079877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6849894291755">
            <text:p>12,6849894292</text:p>
          </table:table-cell>
          <table:table-cell office:value-type="float" office:value="5.87275693311582">
            <text:p>5,8727569331</text:p>
          </table:table-cell>
          <table:table-cell office:value-type="float" office:value="9.49227373068433">
            <text:p>9,4922737307</text:p>
          </table:table-cell>
          <table:table-cell table:formula="of:=[.C208]-[.B208]" office:value-type="float" office:value="-6.81223249605968">
            <text:p>-6,8122324961</text:p>
          </table:table-cell>
          <table:table-cell table:formula="of:=[.D208]-[.B208]" office:value-type="float" office:value="-3.19271569849117">
            <text:p>-3,19271569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.6430155210643">
            <text:p>10,6430155211</text:p>
          </table:table-cell>
          <table:table-cell office:value-type="float" office:value="5.19031141868512">
            <text:p>5,1903114187</text:p>
          </table:table-cell>
          <table:table-cell office:value-type="float" office:value="9.17874396135266">
            <text:p>9,1787439614</text:p>
          </table:table-cell>
          <table:table-cell table:formula="of:=[.C209]-[.B209]" office:value-type="float" office:value="-5.45270410237918">
            <text:p>-5,4527041024</text:p>
          </table:table-cell>
          <table:table-cell table:formula="of:=[.D209]-[.B209]" office:value-type="float" office:value="-1.46427155971164">
            <text:p>-1,464271559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.9088729016787">
            <text:p>13,9088729017</text:p>
          </table:table-cell>
          <table:table-cell office:value-type="float" office:value="5.10948905109489">
            <text:p>5,1094890511</text:p>
          </table:table-cell>
          <table:table-cell office:value-type="float" office:value="8.27067669172932">
            <text:p>8,2706766917</text:p>
          </table:table-cell>
          <table:table-cell table:formula="of:=[.C210]-[.B210]" office:value-type="float" office:value="-8.79938385058381">
            <text:p>-8,7993838506</text:p>
          </table:table-cell>
          <table:table-cell table:formula="of:=[.D210]-[.B210]" office:value-type="float" office:value="-5.63819620994938">
            <text:p>-5,638196209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.0906801007557">
            <text:p>12,0906801008</text:p>
          </table:table-cell>
          <table:table-cell office:value-type="float" office:value="4.65116279069768">
            <text:p>4,6511627907</text:p>
          </table:table-cell>
          <table:table-cell office:value-type="float" office:value="7.51295336787565">
            <text:p>7,5129533679</text:p>
          </table:table-cell>
          <table:table-cell table:formula="of:=[.C211]-[.B211]" office:value-type="float" office:value="-7.43951731005802">
            <text:p>-7,4395173101</text:p>
          </table:table-cell>
          <table:table-cell table:formula="of:=[.D211]-[.B211]" office:value-type="float" office:value="-4.57772673288005">
            <text:p>-4,57772673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1621621621622">
            <text:p>12,1621621622</text:p>
          </table:table-cell>
          <table:table-cell office:value-type="float" office:value="4.1407867494824">
            <text:p>4,1407867495</text:p>
          </table:table-cell>
          <table:table-cell office:value-type="float" office:value="8.67052023121387">
            <text:p>8,6705202312</text:p>
          </table:table-cell>
          <table:table-cell table:formula="of:=[.C212]-[.B212]" office:value-type="float" office:value="-8.0213754126798">
            <text:p>-8,0213754127</text:p>
          </table:table-cell>
          <table:table-cell table:formula="of:=[.D212]-[.B212]" office:value-type="float" office:value="-3.49164193094833">
            <text:p>-3,49164193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5625">
            <text:p>11,5625</text:p>
          </table:table-cell>
          <table:table-cell office:value-type="float" office:value="4.41860465116279">
            <text:p>4,4186046512</text:p>
          </table:table-cell>
          <table:table-cell office:value-type="float" office:value="8.88888888888889">
            <text:p>8,8888888889</text:p>
          </table:table-cell>
          <table:table-cell table:formula="of:=[.C213]-[.B213]" office:value-type="float" office:value="-7.14389534883721">
            <text:p>-7,1438953488</text:p>
          </table:table-cell>
          <table:table-cell table:formula="of:=[.D213]-[.B213]" office:value-type="float" office:value="-2.67361111111111">
            <text:p>-2,673611111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09090909090909">
            <text:p>9,0909090909</text:p>
          </table:table-cell>
          <table:table-cell office:value-type="float" office:value="4.4973544973545">
            <text:p>4,4973544974</text:p>
          </table:table-cell>
          <table:table-cell office:value-type="float" office:value="8.66425992779783">
            <text:p>8,6642599278</text:p>
          </table:table-cell>
          <table:table-cell table:formula="of:=[.C214]-[.B214]" office:value-type="float" office:value="-4.59355459355459">
            <text:p>-4,5935545936</text:p>
          </table:table-cell>
          <table:table-cell table:formula="of:=[.D214]-[.B214]" office:value-type="float" office:value="-0.426649163111261">
            <text:p>-0,426649163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56031128404669">
            <text:p>8,560311284</text:p>
          </table:table-cell>
          <table:table-cell office:value-type="float" office:value="4.33526011560694">
            <text:p>4,3352601156</text:p>
          </table:table-cell>
          <table:table-cell office:value-type="float" office:value="11.5702479338843">
            <text:p>11,5702479339</text:p>
          </table:table-cell>
          <table:table-cell table:formula="of:=[.C215]-[.B215]" office:value-type="float" office:value="-4.22505116843975">
            <text:p>-4,2250511684</text:p>
          </table:table-cell>
          <table:table-cell table:formula="of:=[.D215]-[.B215]" office:value-type="float" office:value="3.00993664983761">
            <text:p>3,009936649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8.81057268722467">
            <text:p>8,8105726872</text:p>
          </table:table-cell>
          <table:table-cell office:value-type="float" office:value="4.12698412698413">
            <text:p>4,126984127</text:p>
          </table:table-cell>
          <table:table-cell office:value-type="float" office:value="8.41121495327103">
            <text:p>8,4112149533</text:p>
          </table:table-cell>
          <table:table-cell table:formula="of:=[.C216]-[.B216]" office:value-type="float" office:value="-4.68358856024054">
            <text:p>-4,6835885602</text:p>
          </table:table-cell>
          <table:table-cell table:formula="of:=[.D216]-[.B216]" office:value-type="float" office:value="-0.399357733953641">
            <text:p>-0,39935773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.6796116504854">
            <text:p>10,6796116505</text:p>
          </table:table-cell>
          <table:table-cell office:value-type="float" office:value="3.9426523297491">
            <text:p>3,9426523297</text:p>
          </table:table-cell>
          <table:table-cell office:value-type="float" office:value="8.6734693877551">
            <text:p>8,6734693878</text:p>
          </table:table-cell>
          <table:table-cell table:formula="of:=[.C217]-[.B217]" office:value-type="float" office:value="-6.7369593207363">
            <text:p>-6,7369593207</text:p>
          </table:table-cell>
          <table:table-cell table:formula="of:=[.D217]-[.B217]" office:value-type="float" office:value="-2.0061422627303">
            <text:p>-2,006142262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.39226519337017">
            <text:p>9,3922651934</text:p>
          </table:table-cell>
          <table:table-cell office:value-type="float" office:value="3.95256916996047">
            <text:p>3,95256917</text:p>
          </table:table-cell>
          <table:table-cell office:value-type="float" office:value="6.4327485380117">
            <text:p>6,432748538</text:p>
          </table:table-cell>
          <table:table-cell table:formula="of:=[.C218]-[.B218]" office:value-type="float" office:value="-5.4396960234097">
            <text:p>-5,4396960234</text:p>
          </table:table-cell>
          <table:table-cell table:formula="of:=[.D218]-[.B218]" office:value-type="float" office:value="-2.95951665535847">
            <text:p>-2,959516655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.1176470588235">
            <text:p>14,1176470588</text:p>
          </table:table-cell>
          <table:table-cell office:value-type="float" office:value="3.09734513274336">
            <text:p>3,0973451327</text:p>
          </table:table-cell>
          <table:table-cell office:value-type="float" office:value="6.04026845637584">
            <text:p>6,0402684564</text:p>
          </table:table-cell>
          <table:table-cell table:formula="of:=[.C219]-[.B219]" office:value-type="float" office:value="-11.0203019260801">
            <text:p>-11,0203019261</text:p>
          </table:table-cell>
          <table:table-cell table:formula="of:=[.D219]-[.B219]" office:value-type="float" office:value="-8.07737860244766">
            <text:p>-8,077378602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.5">
            <text:p>12,5</text:p>
          </table:table-cell>
          <table:table-cell office:value-type="float" office:value="3.06122448979592">
            <text:p>3,0612244898</text:p>
          </table:table-cell>
          <table:table-cell office:value-type="float" office:value="8.3969465648855">
            <text:p>8,3969465649</text:p>
          </table:table-cell>
          <table:table-cell table:formula="of:=[.C220]-[.B220]" office:value-type="float" office:value="-9.43877551020408">
            <text:p>-9,4387755102</text:p>
          </table:table-cell>
          <table:table-cell table:formula="of:=[.D220]-[.B220]" office:value-type="float" office:value="-4.1030534351145">
            <text:p>-4,103053435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.9718309859155">
            <text:p>11,9718309859</text:p>
          </table:table-cell>
          <table:table-cell office:value-type="float" office:value="2.80898876404494">
            <text:p>2,808988764</text:p>
          </table:table-cell>
          <table:table-cell office:value-type="float" office:value="14.5161290322581">
            <text:p>14,5161290323</text:p>
          </table:table-cell>
          <table:table-cell table:formula="of:=[.C221]-[.B221]" office:value-type="float" office:value="-9.16284222187056">
            <text:p>-9,1628422219</text:p>
          </table:table-cell>
          <table:table-cell table:formula="of:=[.D221]-[.B221]" office:value-type="float" office:value="2.5442980463426">
            <text:p>2,544298046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0840336134454">
            <text:p>10,0840336134</text:p>
          </table:table-cell>
          <table:table-cell office:value-type="float" office:value="2.46913580246914">
            <text:p>2,4691358025</text:p>
          </table:table-cell>
          <table:table-cell office:value-type="float" office:value="14.1592920353982">
            <text:p>14,1592920354</text:p>
          </table:table-cell>
          <table:table-cell table:formula="of:=[.C222]-[.B222]" office:value-type="float" office:value="-7.61489781097626">
            <text:p>-7,614897811</text:p>
          </table:table-cell>
          <table:table-cell table:formula="of:=[.D222]-[.B222]" office:value-type="float" office:value="4.0752584219528">
            <text:p>4,0752584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378640776699">
            <text:p>8,7378640777</text:p>
          </table:table-cell>
          <table:table-cell office:value-type="float" office:value="2.0979020979021">
            <text:p>2,0979020979</text:p>
          </table:table-cell>
          <table:table-cell office:value-type="float" office:value="12.3711340206186">
            <text:p>12,3711340206</text:p>
          </table:table-cell>
          <table:table-cell table:formula="of:=[.C223]-[.B223]" office:value-type="float" office:value="-6.6399619797678">
            <text:p>-6,6399619798</text:p>
          </table:table-cell>
          <table:table-cell table:formula="of:=[.D223]-[.B223]" office:value-type="float" office:value="3.6332699429487">
            <text:p>3,633269942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79120879120879">
            <text:p>8,7912087912</text:p>
          </table:table-cell>
          <table:table-cell office:value-type="float" office:value="0.826446280991735">
            <text:p>0,826446281</text:p>
          </table:table-cell>
          <table:table-cell office:value-type="float" office:value="12.5">
            <text:p>12,5</text:p>
          </table:table-cell>
          <table:table-cell table:formula="of:=[.C224]-[.B224]" office:value-type="float" office:value="-7.96476251021706">
            <text:p>-7,9647625102</text:p>
          </table:table-cell>
          <table:table-cell table:formula="of:=[.D224]-[.B224]" office:value-type="float" office:value="3.70879120879121">
            <text:p>3,70879120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23529411764706">
            <text:p>8,2352941176</text:p>
          </table:table-cell>
          <table:table-cell office:value-type="float" office:value="0">
            <text:p>0</text:p>
          </table:table-cell>
          <table:table-cell office:value-type="float" office:value="12.1621621621622">
            <text:p>12,1621621622</text:p>
          </table:table-cell>
          <table:table-cell table:formula="of:=[.C225]-[.B225]" office:value-type="float" office:value="-8.23529411764706">
            <text:p>-8,2352941176</text:p>
          </table:table-cell>
          <table:table-cell table:formula="of:=[.D225]-[.B225]" office:value-type="float" office:value="3.92686804451514">
            <text:p>3,926868044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,1111111111</text:p>
          </table:table-cell>
          <table:table-cell table:formula="of:=[.C226]-[.B226]" office:value-type="float" office:value="-7.69230769230769">
            <text:p>-7,6923076923</text:p>
          </table:table-cell>
          <table:table-cell table:formula="of:=[.D226]-[.B226]" office:value-type="float" office:value="3.41880341880341">
            <text:p>3,418803418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11.4754098360656">
            <text:p>11,4754098361</text:p>
          </table:table-cell>
          <table:table-cell table:formula="of:=[.C227]-[.B227]" office:value-type="float" office:value="-8.69565217391304">
            <text:p>-8,6956521739</text:p>
          </table:table-cell>
          <table:table-cell table:formula="of:=[.D227]-[.B227]" office:value-type="float" office:value="2.77975766215256">
            <text:p>2,77975766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.52380952380952">
            <text:p>9,5238095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C228]-[.B228]" office:value-type="float" office:value="-9.52380952380952">
            <text:p>-9,5238095238</text:p>
          </table:table-cell>
          <table:table-cell table:formula="of:=[.D228]-[.B228]" office:value-type="float" office:value="0.47619047619048">
            <text:p>0,476190476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.3207547169811">
            <text:p>11,320754717</text:p>
          </table:table-cell>
          <table:table-cell office:value-type="float" office:value="0">
            <text:p>0</text:p>
          </table:table-cell>
          <table:table-cell office:value-type="float" office:value="10.8695652173913">
            <text:p>10,8695652174</text:p>
          </table:table-cell>
          <table:table-cell table:formula="of:=[.C229]-[.B229]" office:value-type="float" office:value="-11.3207547169811">
            <text:p>-11,320754717</text:p>
          </table:table-cell>
          <table:table-cell table:formula="of:=[.D229]-[.B229]" office:value-type="float" office:value="-0.4511894995898">
            <text:p>-0,451189499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.8695652173913">
            <text:p>10,8695652174</text:p>
          </table:table-cell>
          <table:table-cell office:value-type="float" office:value="0">
            <text:p>0</text:p>
          </table:table-cell>
          <table:table-cell office:value-type="float" office:value="9.30232558139535">
            <text:p>9,3023255814</text:p>
          </table:table-cell>
          <table:table-cell table:formula="of:=[.C230]-[.B230]" office:value-type="float" office:value="-10.8695652173913">
            <text:p>-10,8695652174</text:p>
          </table:table-cell>
          <table:table-cell table:formula="of:=[.D230]-[.B230]" office:value-type="float" office:value="-1.56723963599595">
            <text:p>-1,56723963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.1951219512195">
            <text:p>12,1951219512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table:formula="of:=[.C231]-[.B231]" office:value-type="float" office:value="-12.1951219512195">
            <text:p>-12,1951219512</text:p>
          </table:table-cell>
          <table:table-cell table:formula="of:=[.D231]-[.B231]" office:value-type="float" office:value="-4.50281425891181">
            <text:p>-4,5028142589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647058823529">
            <text:p>11,7647058824</text:p>
          </table:table-cell>
          <table:table-cell office:value-type="float" office:value="0">
            <text:p>0</text:p>
          </table:table-cell>
          <table:table-cell office:value-type="float" office:value="5.88235294117647">
            <text:p>5,8823529412</text:p>
          </table:table-cell>
          <table:table-cell table:formula="of:=[.C232]-[.B232]" office:value-type="float" office:value="-11.7647058823529">
            <text:p>-11,7647058824</text:p>
          </table:table-cell>
          <table:table-cell table:formula="of:=[.D232]-[.B232]" office:value-type="float" office:value="-5.88235294117643">
            <text:p>-5,882352941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.3448275862069">
            <text:p>10,3448275862</text:p>
          </table:table-cell>
          <table:table-cell office:value-type="float" office:value="0">
            <text:p>0</text:p>
          </table:table-cell>
          <table:table-cell office:value-type="float" office:value="3.2258064516129">
            <text:p>3,2258064516</text:p>
          </table:table-cell>
          <table:table-cell table:formula="of:=[.C233]-[.B233]" office:value-type="float" office:value="-10.3448275862069">
            <text:p>-10,3448275862</text:p>
          </table:table-cell>
          <table:table-cell table:formula="of:=[.D233]-[.B233]" office:value-type="float" office:value="-7.119021134594">
            <text:p>-7,11902113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3.57142857142857">
            <text:p>3,5714285714</text:p>
          </table:table-cell>
          <table:table-cell table:formula="of:=[.C234]-[.B234]" office:value-type="float" office:value="-8.69565217391304">
            <text:p>-8,6956521739</text:p>
          </table:table-cell>
          <table:table-cell table:formula="of:=[.D234]-[.B234]" office:value-type="float" office:value="-5.12422360248447">
            <text:p>-5,12422360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16666666666667">
            <text:p>4,16666666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C235]-[.B235]" office:value-type="float" office:value="-4.16666666666667">
            <text:p>-4,1666666667</text:p>
          </table:table-cell>
          <table:table-cell table:formula="of:=[.D235]-[.B235]" office:value-type="float" office:value="-0.16666666666667">
            <text:p>-0,166666666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76190476190476">
            <text:p>4,76190476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C236]-[.B236]" office:value-type="float" office:value="-4.76190476190476">
            <text:p>-4,7619047619</text:p>
          </table:table-cell>
          <table:table-cell table:formula="of:=[.D236]-[.B236]" office:value-type="float" office:value="0.23809523809524">
            <text:p>0,238095238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7]-[.B237]" office:value-type="float" office:value="-5">
            <text:p>-5</text:p>
          </table:table-cell>
          <table:table-cell table:formula="of:=[.D237]-[.B237]" office:value-type="float" office:value="1.25">
            <text:p>1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.55555555555556">
            <text:p>5,555555555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8]-[.B238]" office:value-type="float" office:value="-5.55555555555556">
            <text:p>-5,5555555556</text:p>
          </table:table-cell>
          <table:table-cell table:formula="of:=[.D238]-[.B238]" office:value-type="float" office:value="0.69444444444444">
            <text:p>0,694444444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39]-[.B239]" office:value-type="float" office:value="0">
            <text:p>0</text:p>
          </table:table-cell>
          <table:table-cell table:formula="of:=[.D239]-[.B239]" office:value-type="float" office:value="6.25">
            <text:p>6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40]-[.B240]" office:value-type="float" office:value="0">
            <text:p>0</text:p>
          </table:table-cell>
          <table:table-cell table:formula="of:=[.D240]-[.B240]" office:value-type="float" office:value="6.25">
            <text:p>6,2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C241]-[.B241]" office:value-type="float" office:value="0">
            <text:p>0</text:p>
          </table:table-cell>
          <table:table-cell table:formula="of:=[.D241]-[.B241]" office:value-type="float" office:value="6.25">
            <text:p>6,25</text:p>
          </table:table-cell>
        </table:table-row>
        <table:table-row table:style-name="ro1" table:number-rows-repeated="10483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ongestion" table:style-name="ta1">
        <table:shapes>
          <draw:frame draw:z-index="0" draw:style-name="gr1" draw:text-style-name="P1" svg:width="15.999cm" svg:height="8.999cm" svg:x="14.254cm" svg:y="0.489cm">
            <draw:object draw:notify-on-update-of-ranges="congestion.B1:congestion.B1 congestion.B2:congestion.B241 congestion.C1:congestion.C1 congestion.C2:congestion.C241 congestion.D1:congestion.D1 congestion.D2:congestion.D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2" draw:text-style-name="P1" svg:width="16.008cm" svg:height="9.004cm" svg:x="14.385cm" svg:y="9.984cm">
            <draw:object draw:notify-on-update-of-ranges="congestion.E1:congestion.E1 congestion.E2:congestion.E241 congestion.F1:congestion.F1 congestion.F2:congestion.F2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tatus Quo</text:p>
          </table:table-cell>
          <table:table-cell office:value-type="string">
            <text:p>+ Bus</text:p>
          </table:table-cell>
          <table:table-cell office:value-type="string">
            <text:p>+ Tram</text:p>
          </table:table-cell>
          <table:table-cell table:style-name="ce2" office:value-type="string">
            <text:p>δBus</text:p>
          </table:table-cell>
          <table:table-cell table:style-name="ce3" office:value-type="string">
            <text:p>δTram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.137985340198196">
            <text:p>0,1379853402</text:p>
          </table:table-cell>
          <table:table-cell office:value-type="float" office:value="0">
            <text:p>0</text:p>
          </table:table-cell>
          <table:table-cell table:formula="of:=[.C2]-[.B2]" office:value-type="float" office:value="0.137985340198196">
            <text:p>0,1379853402</text:p>
          </table:table-cell>
          <table:table-cell table:formula="of:=[.D2]-[.B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081239119782">
            <text:p>0,1108123912</text:p>
          </table:table-cell>
          <table:table-cell office:value-type="float" office:value="0">
            <text:p>0</text:p>
          </table:table-cell>
          <table:table-cell table:formula="of:=[.C3]-[.B3]" office:value-type="float" office:value="0.11081239119782">
            <text:p>0,1108123912</text:p>
          </table:table-cell>
          <table:table-cell table:formula="of:=[.D3]-[.B3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08036508012731">
            <text:p>0,108036508</text:p>
          </table:table-cell>
          <table:table-cell office:value-type="float" office:value="0">
            <text:p>0</text:p>
          </table:table-cell>
          <table:table-cell table:formula="of:=[.C4]-[.B4]" office:value-type="float" office:value="0.108036508012731">
            <text:p>0,108036508</text:p>
          </table:table-cell>
          <table:table-cell table:formula="of:=[.D4]-[.B4]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0654974383203">
            <text:p>0,1206549744</text:p>
          </table:table-cell>
          <table:table-cell office:value-type="float" office:value="0">
            <text:p>0</text:p>
          </table:table-cell>
          <table:table-cell table:formula="of:=[.C5]-[.B5]" office:value-type="float" office:value="0.120654974383203">
            <text:p>0,1206549744</text:p>
          </table:table-cell>
          <table:table-cell table:formula="of:=[.D5]-[.B5]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560535787881221">
            <text:p>0,0560535788</text:p>
          </table:table-cell>
          <table:table-cell office:value-type="float" office:value="0">
            <text:p>0</text:p>
          </table:table-cell>
          <table:table-cell table:formula="of:=[.C6]-[.B6]" office:value-type="float" office:value="0.0560535787881221">
            <text:p>0,0560535788</text:p>
          </table:table-cell>
          <table:table-cell table:formula="of:=[.D6]-[.B6]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595506989894756">
            <text:p>0,059550699</text:p>
          </table:table-cell>
          <table:table-cell office:value-type="float" office:value="0">
            <text:p>0</text:p>
          </table:table-cell>
          <table:table-cell table:formula="of:=[.C7]-[.B7]" office:value-type="float" office:value="0.0595506989894756">
            <text:p>0,059550699</text:p>
          </table:table-cell>
          <table:table-cell table:formula="of:=[.D7]-[.B7]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323447688780609">
            <text:p>0,0323447689</text:p>
          </table:table-cell>
          <table:table-cell office:value-type="float" office:value="0">
            <text:p>0</text:p>
          </table:table-cell>
          <table:table-cell table:formula="of:=[.C8]-[.B8]" office:value-type="float" office:value="0.0323447688780609">
            <text:p>0,0323447689</text:p>
          </table:table-cell>
          <table:table-cell table:formula="of:=[.D8]-[.B8]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29656364639001">
            <text:p>0,0229656365</text:p>
          </table:table-cell>
          <table:table-cell office:value-type="float" office:value="0">
            <text:p>0</text:p>
          </table:table-cell>
          <table:table-cell table:formula="of:=[.C9]-[.B9]" office:value-type="float" office:value="0.0229656364639001">
            <text:p>0,0229656365</text:p>
          </table:table-cell>
          <table:table-cell table:formula="of:=[.D9]-[.B9]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0093758515192">
            <text:p>0,0200937585</text:p>
          </table:table-cell>
          <table:table-cell office:value-type="float" office:value="0">
            <text:p>0</text:p>
          </table:table-cell>
          <table:table-cell table:formula="of:=[.C10]-[.B10]" office:value-type="float" office:value="0.020093758515192">
            <text:p>0,0200937585</text:p>
          </table:table-cell>
          <table:table-cell table:formula="of:=[.D10]-[.B10]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24161031063473">
            <text:p>0,0224161031</text:p>
          </table:table-cell>
          <table:table-cell office:value-type="float" office:value="0">
            <text:p>0</text:p>
          </table:table-cell>
          <table:table-cell table:formula="of:=[.C11]-[.B11]" office:value-type="float" office:value="0.0224161031063473">
            <text:p>0,0224161031</text:p>
          </table:table-cell>
          <table:table-cell table:formula="of:=[.D11]-[.B11]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30377002995289">
            <text:p>0,0230377003</text:p>
          </table:table-cell>
          <table:table-cell office:value-type="float" office:value="0">
            <text:p>0</text:p>
          </table:table-cell>
          <table:table-cell table:formula="of:=[.C12]-[.B12]" office:value-type="float" office:value="0.0230377002995289">
            <text:p>0,0230377003</text:p>
          </table:table-cell>
          <table:table-cell table:formula="of:=[.D12]-[.B12]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56758801544768">
            <text:p>0,0567588015</text:p>
          </table:table-cell>
          <table:table-cell office:value-type="float" office:value="0">
            <text:p>0</text:p>
          </table:table-cell>
          <table:table-cell table:formula="of:=[.C13]-[.B13]" office:value-type="float" office:value="0.056758801544768">
            <text:p>0,0567588015</text:p>
          </table:table-cell>
          <table:table-cell table:formula="of:=[.D13]-[.B13]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422868854538967">
            <text:p>0,0422868855</text:p>
          </table:table-cell>
          <table:table-cell office:value-type="float" office:value="0">
            <text:p>0</text:p>
          </table:table-cell>
          <table:table-cell table:formula="of:=[.C14]-[.B14]" office:value-type="float" office:value="0.0422868854538967">
            <text:p>0,0422868855</text:p>
          </table:table-cell>
          <table:table-cell table:formula="of:=[.D14]-[.B14]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279956868510847">
            <text:p>0,0279956869</text:p>
          </table:table-cell>
          <table:table-cell office:value-type="float" office:value="0">
            <text:p>0</text:p>
          </table:table-cell>
          <table:table-cell table:formula="of:=[.C15]-[.B15]" office:value-type="float" office:value="0.0279956868510847">
            <text:p>0,0279956869</text:p>
          </table:table-cell>
          <table:table-cell table:formula="of:=[.D15]-[.B15]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325483439450057">
            <text:p>0,0325483439</text:p>
          </table:table-cell>
          <table:table-cell office:value-type="float" office:value="0">
            <text:p>0</text:p>
          </table:table-cell>
          <table:table-cell table:formula="of:=[.C16]-[.B16]" office:value-type="float" office:value="0.0325483439450057">
            <text:p>0,0325483439</text:p>
          </table:table-cell>
          <table:table-cell table:formula="of:=[.D16]-[.B16]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842230381403072">
            <text:p>0,0842230381</text:p>
          </table:table-cell>
          <table:table-cell office:value-type="float" office:value="0">
            <text:p>0</text:p>
          </table:table-cell>
          <table:table-cell table:formula="of:=[.C17]-[.B17]" office:value-type="float" office:value="0.0842230381403072">
            <text:p>0,0842230381</text:p>
          </table:table-cell>
          <table:table-cell table:formula="of:=[.D17]-[.B17]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555751838871685">
            <text:p>0,0055575184</text:p>
          </table:table-cell>
          <table:table-cell office:value-type="float" office:value="0">
            <text:p>0</text:p>
          </table:table-cell>
          <table:table-cell table:formula="of:=[.C18]-[.B18]" office:value-type="float" office:value="0.00555751838871685">
            <text:p>0,0055575184</text:p>
          </table:table-cell>
          <table:table-cell table:formula="of:=[.D18]-[.B18]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0254948863376779">
            <text:p>0,0025494886</text:p>
          </table:table-cell>
          <table:table-cell office:value-type="float" office:value="0">
            <text:p>0</text:p>
          </table:table-cell>
          <table:table-cell table:formula="of:=[.C19]-[.B19]" office:value-type="float" office:value="0.00254948863376779">
            <text:p>0,0025494886</text:p>
          </table:table-cell>
          <table:table-cell table:formula="of:=[.D19]-[.B19]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formula="of:=[.C20]-[.B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formula="of:=[.C21]-[.B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C22]-[.B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formula="of:=[.C23]-[.B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formula="of:=[.C24]-[.B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formula="of:=[.C25]-[.B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formula="of:=[.C26]-[.B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formula="of:=[.C27]-[.B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formula="of:=[.C28]-[.B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formula="of:=[.C29]-[.B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formula="of:=[.C30]-[.B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formula="of:=[.C31]-[.B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formula="of:=[.C32]-[.B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formula="of:=[.C33]-[.B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formula="of:=[.C34]-[.B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formula="of:=[.C35]-[.B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110462670686919">
            <text:p>0,0110462671</text:p>
          </table:table-cell>
          <table:table-cell office:value-type="float" office:value="0">
            <text:p>0</text:p>
          </table:table-cell>
          <table:table-cell table:formula="of:=[.C36]-[.B36]" office:value-type="float" office:value="0.0110462670686919">
            <text:p>0,0110462671</text:p>
          </table:table-cell>
          <table:table-cell table:formula="of:=[.D36]-[.B36]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249795711420454">
            <text:p>0,0249795711</text:p>
          </table:table-cell>
          <table:table-cell office:value-type="float" office:value="0">
            <text:p>0</text:p>
          </table:table-cell>
          <table:table-cell table:formula="of:=[.C37]-[.B37]" office:value-type="float" office:value="0.0249795711420454">
            <text:p>0,0249795711</text:p>
          </table:table-cell>
          <table:table-cell table:formula="of:=[.D37]-[.B37]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097134030068865">
            <text:p>0,0971340301</text:p>
          </table:table-cell>
          <table:table-cell office:value-type="float" office:value="0">
            <text:p>0</text:p>
          </table:table-cell>
          <table:table-cell table:formula="of:=[.C38]-[.B38]" office:value-type="float" office:value="0.097134030068865">
            <text:p>0,0971340301</text:p>
          </table:table-cell>
          <table:table-cell table:formula="of:=[.D38]-[.B38]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0412477309305218">
            <text:p>0,0412477309</text:p>
          </table:table-cell>
          <table:table-cell office:value-type="float" office:value="0">
            <text:p>0</text:p>
          </table:table-cell>
          <table:table-cell table:formula="of:=[.C39]-[.B39]" office:value-type="float" office:value="0.0412477309305218">
            <text:p>0,0412477309</text:p>
          </table:table-cell>
          <table:table-cell table:formula="of:=[.D39]-[.B39]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0447943028975817">
            <text:p>0,0447943029</text:p>
          </table:table-cell>
          <table:table-cell office:value-type="float" office:value="0">
            <text:p>0</text:p>
          </table:table-cell>
          <table:table-cell table:formula="of:=[.C40]-[.B40]" office:value-type="float" office:value="0.0447943028975817">
            <text:p>0,0447943029</text:p>
          </table:table-cell>
          <table:table-cell table:formula="of:=[.D40]-[.B40]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07814375726377">
            <text:p>0,1078143757</text:p>
          </table:table-cell>
          <table:table-cell office:value-type="float" office:value="0">
            <text:p>0</text:p>
          </table:table-cell>
          <table:table-cell table:formula="of:=[.C41]-[.B41]" office:value-type="float" office:value="0.107814375726377">
            <text:p>0,10781437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0605210088200007">
            <text:p>0,0605210088</text:p>
          </table:table-cell>
          <table:table-cell office:value-type="float" office:value="0">
            <text:p>0</text:p>
          </table:table-cell>
          <table:table-cell table:formula="of:=[.C42]-[.B42]" office:value-type="float" office:value="0.0605210088200007">
            <text:p>0,0605210088</text:p>
          </table:table-cell>
          <table:table-cell table:formula="of:=[.D42]-[.B42]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487275421419104">
            <text:p>0,4872754214</text:p>
          </table:table-cell>
          <table:table-cell office:value-type="float" office:value="0">
            <text:p>0</text:p>
          </table:table-cell>
          <table:table-cell table:formula="of:=[.C43]-[.B43]" office:value-type="float" office:value="0.487275421419104">
            <text:p>0,4872754214</text:p>
          </table:table-cell>
          <table:table-cell table:formula="of:=[.D43]-[.B43]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494644258594193">
            <text:p>0,0494644259</text:p>
          </table:table-cell>
          <table:table-cell office:value-type="float" office:value="0">
            <text:p>0</text:p>
          </table:table-cell>
          <table:table-cell table:formula="of:=[.C44]-[.B44]" office:value-type="float" office:value="0.0494644258594193">
            <text:p>0,0494644259</text:p>
          </table:table-cell>
          <table:table-cell table:formula="of:=[.D44]-[.B44]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068333180867886">
            <text:p>0,0683331809</text:p>
          </table:table-cell>
          <table:table-cell office:value-type="float" office:value="0">
            <text:p>0</text:p>
          </table:table-cell>
          <table:table-cell table:formula="of:=[.C45]-[.B45]" office:value-type="float" office:value="0.068333180867886">
            <text:p>0,0683331809</text:p>
          </table:table-cell>
          <table:table-cell table:formula="of:=[.D45]-[.B45]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625675227788941">
            <text:p>0,0625675228</text:p>
          </table:table-cell>
          <table:table-cell office:value-type="float" office:value="0">
            <text:p>0</text:p>
          </table:table-cell>
          <table:table-cell table:formula="of:=[.C46]-[.B46]" office:value-type="float" office:value="0.0625675227788941">
            <text:p>0,0625675228</text:p>
          </table:table-cell>
          <table:table-cell table:formula="of:=[.D46]-[.B46]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0612251774989141">
            <text:p>0,0612251775</text:p>
          </table:table-cell>
          <table:table-cell office:value-type="float" office:value="0">
            <text:p>0</text:p>
          </table:table-cell>
          <table:table-cell table:formula="of:=[.C47]-[.B47]" office:value-type="float" office:value="0.0612251774989141">
            <text:p>0,0612251775</text:p>
          </table:table-cell>
          <table:table-cell table:formula="of:=[.D47]-[.B47]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991613370242369">
            <text:p>0,099161337</text:p>
          </table:table-cell>
          <table:table-cell office:value-type="float" office:value="0">
            <text:p>0</text:p>
          </table:table-cell>
          <table:table-cell table:formula="of:=[.C48]-[.B48]" office:value-type="float" office:value="0.0991613370242369">
            <text:p>0,099161337</text:p>
          </table:table-cell>
          <table:table-cell table:formula="of:=[.D48]-[.B48]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718518208920108">
            <text:p>0,0718518209</text:p>
          </table:table-cell>
          <table:table-cell office:value-type="float" office:value="0">
            <text:p>0</text:p>
          </table:table-cell>
          <table:table-cell table:formula="of:=[.C49]-[.B49]" office:value-type="float" office:value="0.0718518208920108">
            <text:p>0,07185182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12158515556937">
            <text:p>0,1121585156</text:p>
          </table:table-cell>
          <table:table-cell office:value-type="float" office:value="0">
            <text:p>0</text:p>
          </table:table-cell>
          <table:table-cell table:formula="of:=[.C50]-[.B50]" office:value-type="float" office:value="0.112158515556937">
            <text:p>0,1121585156</text:p>
          </table:table-cell>
          <table:table-cell table:formula="of:=[.D50]-[.B50]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00765718430181">
            <text:p>0,1007657184</text:p>
          </table:table-cell>
          <table:table-cell office:value-type="float" office:value="0">
            <text:p>0</text:p>
          </table:table-cell>
          <table:table-cell table:formula="of:=[.C51]-[.B51]" office:value-type="float" office:value="0.100765718430181">
            <text:p>0,1007657184</text:p>
          </table:table-cell>
          <table:table-cell table:formula="of:=[.D51]-[.B51]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12058587391778">
            <text:p>0,0812058587</text:p>
          </table:table-cell>
          <table:table-cell office:value-type="float" office:value="0">
            <text:p>0</text:p>
          </table:table-cell>
          <table:table-cell table:formula="of:=[.C52]-[.B52]" office:value-type="float" office:value="0.0812058587391778">
            <text:p>0,0812058587</text:p>
          </table:table-cell>
          <table:table-cell table:formula="of:=[.D52]-[.B52]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1763929062968">
            <text:p>0,1176392906</text:p>
          </table:table-cell>
          <table:table-cell office:value-type="float" office:value="0">
            <text:p>0</text:p>
          </table:table-cell>
          <table:table-cell table:formula="of:=[.C53]-[.B53]" office:value-type="float" office:value="0.11763929062968">
            <text:p>0,1176392906</text:p>
          </table:table-cell>
          <table:table-cell table:formula="of:=[.D53]-[.B53]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31882138754049">
            <text:p>0,1318821388</text:p>
          </table:table-cell>
          <table:table-cell office:value-type="float" office:value="0">
            <text:p>0</text:p>
          </table:table-cell>
          <table:table-cell table:formula="of:=[.C54]-[.B54]" office:value-type="float" office:value="0.131882138754049">
            <text:p>0,1318821388</text:p>
          </table:table-cell>
          <table:table-cell table:formula="of:=[.D54]-[.B54]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0273263940451625">
            <text:p>0,027326394</text:p>
          </table:table-cell>
          <table:table-cell office:value-type="float" office:value="0">
            <text:p>0</text:p>
          </table:table-cell>
          <table:table-cell table:formula="of:=[.C55]-[.B55]" office:value-type="float" office:value="0.0273263940451625">
            <text:p>0,027326394</text:p>
          </table:table-cell>
          <table:table-cell table:formula="of:=[.D55]-[.B55]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0182607256026688">
            <text:p>0,0182607256</text:p>
          </table:table-cell>
          <table:table-cell office:value-type="float" office:value="0">
            <text:p>0</text:p>
          </table:table-cell>
          <table:table-cell table:formula="of:=[.C56]-[.B56]" office:value-type="float" office:value="0.0182607256026688">
            <text:p>0,0182607256</text:p>
          </table:table-cell>
          <table:table-cell table:formula="of:=[.D56]-[.B56]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418232590635622">
            <text:p>0,4182325906</text:p>
          </table:table-cell>
          <table:table-cell office:value-type="float" office:value="0">
            <text:p>0</text:p>
          </table:table-cell>
          <table:table-cell table:formula="of:=[.C57]-[.B57]" office:value-type="float" office:value="0.418232590635622">
            <text:p>0,4182325906</text:p>
          </table:table-cell>
          <table:table-cell table:formula="of:=[.D57]-[.B57]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0155454153887341">
            <text:p>0,0155454154</text:p>
          </table:table-cell>
          <table:table-cell office:value-type="float" office:value="0">
            <text:p>0</text:p>
          </table:table-cell>
          <table:table-cell table:formula="of:=[.C58]-[.B58]" office:value-type="float" office:value="0.0155454153887341">
            <text:p>0,0155454154</text:p>
          </table:table-cell>
          <table:table-cell table:formula="of:=[.D58]-[.B58]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00463451207941345">
            <text:p>0,0046345121</text:p>
          </table:table-cell>
          <table:table-cell office:value-type="float" office:value="0">
            <text:p>0</text:p>
          </table:table-cell>
          <table:table-cell table:formula="of:=[.C59]-[.B59]" office:value-type="float" office:value="0.00463451207941345">
            <text:p>0,0046345121</text:p>
          </table:table-cell>
          <table:table-cell table:formula="of:=[.D59]-[.B59]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125276461481911">
            <text:p>0,0125276461</text:p>
          </table:table-cell>
          <table:table-cell office:value-type="float" office:value="0">
            <text:p>0</text:p>
          </table:table-cell>
          <table:table-cell table:formula="of:=[.C60]-[.B60]" office:value-type="float" office:value="0.0125276461481911">
            <text:p>0,0125276461</text:p>
          </table:table-cell>
          <table:table-cell table:formula="of:=[.D60]-[.B60]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0152672729795688">
            <text:p>0,015267273</text:p>
          </table:table-cell>
          <table:table-cell office:value-type="float" office:value="0">
            <text:p>0</text:p>
          </table:table-cell>
          <table:table-cell table:formula="of:=[.C61]-[.B61]" office:value-type="float" office:value="0.0152672729795688">
            <text:p>0,015267273</text:p>
          </table:table-cell>
          <table:table-cell table:formula="of:=[.D61]-[.B61]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20277341230018">
            <text:p>0,1202773412</text:p>
          </table:table-cell>
          <table:table-cell office:value-type="float" office:value="0.19252955552517">
            <text:p>0,1925295555</text:p>
          </table:table-cell>
          <table:table-cell office:value-type="float" office:value="0.0580588148582825">
            <text:p>0,0580588149</text:p>
          </table:table-cell>
          <table:table-cell table:formula="of:=[.C62]-[.B62]" office:value-type="float" office:value="0.072252214295152">
            <text:p>0,0722522143</text:p>
          </table:table-cell>
          <table:table-cell table:formula="of:=[.D62]-[.B62]" office:value-type="float" office:value="-0.0622185263717355">
            <text:p>-0,062218526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90382861892712">
            <text:p>0,1903828619</text:p>
          </table:table-cell>
          <table:table-cell office:value-type="float" office:value="1.21450428069333">
            <text:p>1,2145042807</text:p>
          </table:table-cell>
          <table:table-cell office:value-type="float" office:value="0.356497185967257">
            <text:p>0,356497186</text:p>
          </table:table-cell>
          <table:table-cell table:formula="of:=[.C63]-[.B63]" office:value-type="float" office:value="1.02412141880062">
            <text:p>1,0241214188</text:p>
          </table:table-cell>
          <table:table-cell table:formula="of:=[.D63]-[.B63]" office:value-type="float" office:value="0.166114324074545">
            <text:p>0,166114324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433007018171613">
            <text:p>0,4330070182</text:p>
          </table:table-cell>
          <table:table-cell office:value-type="float" office:value="1.27121873068553">
            <text:p>1,2712187307</text:p>
          </table:table-cell>
          <table:table-cell office:value-type="float" office:value="1.0365144805541">
            <text:p>1,0365144806</text:p>
          </table:table-cell>
          <table:table-cell table:formula="of:=[.C64]-[.B64]" office:value-type="float" office:value="0.838211712513917">
            <text:p>0,8382117125</text:p>
          </table:table-cell>
          <table:table-cell table:formula="of:=[.D64]-[.B64]" office:value-type="float" office:value="0.603507462382487">
            <text:p>0,603507462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.26004991977942">
            <text:p>1,2600499198</text:p>
          </table:table-cell>
          <table:table-cell office:value-type="float" office:value="1.016284003974">
            <text:p>1,016284004</text:p>
          </table:table-cell>
          <table:table-cell office:value-type="float" office:value="1.94224791577847">
            <text:p>1,9422479158</text:p>
          </table:table-cell>
          <table:table-cell table:formula="of:=[.C65]-[.B65]" office:value-type="float" office:value="-0.24376591580542">
            <text:p>-0,2437659158</text:p>
          </table:table-cell>
          <table:table-cell table:formula="of:=[.D65]-[.B65]" office:value-type="float" office:value="0.68219799599905">
            <text:p>0,68219799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706606164000487">
            <text:p>0,706606164</text:p>
          </table:table-cell>
          <table:table-cell office:value-type="float" office:value="1.83465874981885">
            <text:p>1,8346587498</text:p>
          </table:table-cell>
          <table:table-cell office:value-type="float" office:value="1.2639206812898">
            <text:p>1,2639206813</text:p>
          </table:table-cell>
          <table:table-cell table:formula="of:=[.C66]-[.B66]" office:value-type="float" office:value="1.12805258581836">
            <text:p>1,1280525858</text:p>
          </table:table-cell>
          <table:table-cell table:formula="of:=[.D66]-[.B66]" office:value-type="float" office:value="0.557314517289313">
            <text:p>0,5573145173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.79424452128548">
            <text:p>1,7942445213</text:p>
          </table:table-cell>
          <table:table-cell office:value-type="float" office:value="2.5688392039647">
            <text:p>2,568839204</text:p>
          </table:table-cell>
          <table:table-cell office:value-type="float" office:value="2.42769080172366">
            <text:p>2,4276908017</text:p>
          </table:table-cell>
          <table:table-cell table:formula="of:=[.C67]-[.B67]" office:value-type="float" office:value="0.77459468267922">
            <text:p>0,7745946827</text:p>
          </table:table-cell>
          <table:table-cell table:formula="of:=[.D67]-[.B67]" office:value-type="float" office:value="0.63344628043818">
            <text:p>0,633446280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.41329529677725">
            <text:p>1,4132952968</text:p>
          </table:table-cell>
          <table:table-cell office:value-type="float" office:value="4.51138818765522">
            <text:p>4,5113881877</text:p>
          </table:table-cell>
          <table:table-cell office:value-type="float" office:value="1.25985120821915">
            <text:p>1,2598512082</text:p>
          </table:table-cell>
          <table:table-cell table:formula="of:=[.C68]-[.B68]" office:value-type="float" office:value="3.09809289087797">
            <text:p>3,0980928909</text:p>
          </table:table-cell>
          <table:table-cell table:formula="of:=[.D68]-[.B68]" office:value-type="float" office:value="-0.1534440885581">
            <text:p>-0,1534440886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.25195723617649">
            <text:p>2,2519572362</text:p>
          </table:table-cell>
          <table:table-cell office:value-type="float" office:value="2.10879505835427">
            <text:p>2,1087950584</text:p>
          </table:table-cell>
          <table:table-cell office:value-type="float" office:value="2.10253233162208">
            <text:p>2,1025323316</text:p>
          </table:table-cell>
          <table:table-cell table:formula="of:=[.C69]-[.B69]" office:value-type="float" office:value="-0.14316217782222">
            <text:p>-0,1431621778</text:p>
          </table:table-cell>
          <table:table-cell table:formula="of:=[.D69]-[.B69]" office:value-type="float" office:value="-0.14942490455441">
            <text:p>-0,149424904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.15152873493142">
            <text:p>3,1515287349</text:p>
          </table:table-cell>
          <table:table-cell office:value-type="float" office:value="3.50579107104341">
            <text:p>3,505791071</text:p>
          </table:table-cell>
          <table:table-cell office:value-type="float" office:value="1.51048629330896">
            <text:p>1,5104862933</text:p>
          </table:table-cell>
          <table:table-cell table:formula="of:=[.C70]-[.B70]" office:value-type="float" office:value="0.35426233611199">
            <text:p>0,3542623361</text:p>
          </table:table-cell>
          <table:table-cell table:formula="of:=[.D70]-[.B70]" office:value-type="float" office:value="-1.64104244162246">
            <text:p>-1,641042441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.75521147511331">
            <text:p>1,7552114751</text:p>
          </table:table-cell>
          <table:table-cell office:value-type="float" office:value="3.14290037259845">
            <text:p>3,1429003726</text:p>
          </table:table-cell>
          <table:table-cell office:value-type="float" office:value="3.84038777386305">
            <text:p>3,8403877739</text:p>
          </table:table-cell>
          <table:table-cell table:formula="of:=[.C71]-[.B71]" office:value-type="float" office:value="1.38768889748514">
            <text:p>1,3876888975</text:p>
          </table:table-cell>
          <table:table-cell table:formula="of:=[.D71]-[.B71]" office:value-type="float" office:value="2.08517629874974">
            <text:p>2,0851762987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.60939087200552">
            <text:p>2,609390872</text:p>
          </table:table-cell>
          <table:table-cell office:value-type="float" office:value="3.22591111249914">
            <text:p>3,2259111125</text:p>
          </table:table-cell>
          <table:table-cell office:value-type="float" office:value="4.19147406174228">
            <text:p>4,1914740617</text:p>
          </table:table-cell>
          <table:table-cell table:formula="of:=[.C72]-[.B72]" office:value-type="float" office:value="0.61652024049362">
            <text:p>0,6165202405</text:p>
          </table:table-cell>
          <table:table-cell table:formula="of:=[.D72]-[.B72]" office:value-type="float" office:value="1.58208318973676">
            <text:p>1,582083189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80643326651597">
            <text:p>2,8064332665</text:p>
          </table:table-cell>
          <table:table-cell office:value-type="float" office:value="3.99055587583736">
            <text:p>3,9905558758</text:p>
          </table:table-cell>
          <table:table-cell office:value-type="float" office:value="5.18984919420813">
            <text:p>5,1898491942</text:p>
          </table:table-cell>
          <table:table-cell table:formula="of:=[.C73]-[.B73]" office:value-type="float" office:value="1.18412260932139">
            <text:p>1,1841226093</text:p>
          </table:table-cell>
          <table:table-cell table:formula="of:=[.D73]-[.B73]" office:value-type="float" office:value="2.38341592769216">
            <text:p>2,383415927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84232210310816">
            <text:p>3,8423221031</text:p>
          </table:table-cell>
          <table:table-cell office:value-type="float" office:value="2.25609304552166">
            <text:p>2,2560930455</text:p>
          </table:table-cell>
          <table:table-cell office:value-type="float" office:value="3.47314082860302">
            <text:p>3,4731408286</text:p>
          </table:table-cell>
          <table:table-cell table:formula="of:=[.C74]-[.B74]" office:value-type="float" office:value="-1.5862290575865">
            <text:p>-1,5862290576</text:p>
          </table:table-cell>
          <table:table-cell table:formula="of:=[.D74]-[.B74]" office:value-type="float" office:value="-0.36918127450514">
            <text:p>-0,3691812745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.38127253222649">
            <text:p>3,3812725322</text:p>
          </table:table-cell>
          <table:table-cell office:value-type="float" office:value="5.00950883851341">
            <text:p>5,0095088385</text:p>
          </table:table-cell>
          <table:table-cell office:value-type="float" office:value="2.74424478281491">
            <text:p>2,7442447828</text:p>
          </table:table-cell>
          <table:table-cell table:formula="of:=[.C75]-[.B75]" office:value-type="float" office:value="1.62823630628692">
            <text:p>1,6282363063</text:p>
          </table:table-cell>
          <table:table-cell table:formula="of:=[.D75]-[.B75]" office:value-type="float" office:value="-0.63702774941158">
            <text:p>-0,637027749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.92204449534675">
            <text:p>2,9220444953</text:p>
          </table:table-cell>
          <table:table-cell office:value-type="float" office:value="2.1838365690587">
            <text:p>2,1838365691</text:p>
          </table:table-cell>
          <table:table-cell office:value-type="float" office:value="2.0317458811641">
            <text:p>2,0317458812</text:p>
          </table:table-cell>
          <table:table-cell table:formula="of:=[.C76]-[.B76]" office:value-type="float" office:value="-0.73820792628805">
            <text:p>-0,7382079263</text:p>
          </table:table-cell>
          <table:table-cell table:formula="of:=[.D76]-[.B76]" office:value-type="float" office:value="-0.89029861418265">
            <text:p>-0,890298614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83085239609569">
            <text:p>2,8308523961</text:p>
          </table:table-cell>
          <table:table-cell office:value-type="float" office:value="4.66168389636121">
            <text:p>4,6616838964</text:p>
          </table:table-cell>
          <table:table-cell office:value-type="float" office:value="4.30080080123278">
            <text:p>4,3008008012</text:p>
          </table:table-cell>
          <table:table-cell table:formula="of:=[.C77]-[.B77]" office:value-type="float" office:value="1.83083150026552">
            <text:p>1,8308315003</text:p>
          </table:table-cell>
          <table:table-cell table:formula="of:=[.D77]-[.B77]" office:value-type="float" office:value="1.46994840513709">
            <text:p>1,46994840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.15169800922175">
            <text:p>4,1516980092</text:p>
          </table:table-cell>
          <table:table-cell office:value-type="float" office:value="2.61910118530372">
            <text:p>2,6191011853</text:p>
          </table:table-cell>
          <table:table-cell office:value-type="float" office:value="5.23996453686217">
            <text:p>5,2399645369</text:p>
          </table:table-cell>
          <table:table-cell table:formula="of:=[.C78]-[.B78]" office:value-type="float" office:value="-1.53259682391803">
            <text:p>-1,5325968239</text:p>
          </table:table-cell>
          <table:table-cell table:formula="of:=[.D78]-[.B78]" office:value-type="float" office:value="1.08826652764042">
            <text:p>1,088266527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.05349315593534">
            <text:p>3,0534931559</text:p>
          </table:table-cell>
          <table:table-cell office:value-type="float" office:value="5.64583957174258">
            <text:p>5,6458395717</text:p>
          </table:table-cell>
          <table:table-cell office:value-type="float" office:value="3.57726043879804">
            <text:p>3,5772604388</text:p>
          </table:table-cell>
          <table:table-cell table:formula="of:=[.C79]-[.B79]" office:value-type="float" office:value="2.59234641580724">
            <text:p>2,5923464158</text:p>
          </table:table-cell>
          <table:table-cell table:formula="of:=[.D79]-[.B79]" office:value-type="float" office:value="0.5237672828627">
            <text:p>0,523767282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.91701978534121">
            <text:p>3,9170197853</text:p>
          </table:table-cell>
          <table:table-cell office:value-type="float" office:value="4.40863860200532">
            <text:p>4,408638602</text:p>
          </table:table-cell>
          <table:table-cell office:value-type="float" office:value="5.85025134195534">
            <text:p>5,850251342</text:p>
          </table:table-cell>
          <table:table-cell table:formula="of:=[.C80]-[.B80]" office:value-type="float" office:value="0.49161881666411">
            <text:p>0,4916188167</text:p>
          </table:table-cell>
          <table:table-cell table:formula="of:=[.D80]-[.B80]" office:value-type="float" office:value="1.93323155661413">
            <text:p>1,933231556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.38295546084084">
            <text:p>2,3829554608</text:p>
          </table:table-cell>
          <table:table-cell office:value-type="float" office:value="5.34296674356143">
            <text:p>5,3429667436</text:p>
          </table:table-cell>
          <table:table-cell office:value-type="float" office:value="3.09196193348472">
            <text:p>3,0919619335</text:p>
          </table:table-cell>
          <table:table-cell table:formula="of:=[.C81]-[.B81]" office:value-type="float" office:value="2.96001128272059">
            <text:p>2,9600112827</text:p>
          </table:table-cell>
          <table:table-cell table:formula="of:=[.D81]-[.B81]" office:value-type="float" office:value="0.70900647264388">
            <text:p>0,7090064726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.41251469576173">
            <text:p>3,4125146958</text:p>
          </table:table-cell>
          <table:table-cell office:value-type="float" office:value="3.42750231291354">
            <text:p>3,4275023129</text:p>
          </table:table-cell>
          <table:table-cell office:value-type="float" office:value="4.12763939728506">
            <text:p>4,1276393973</text:p>
          </table:table-cell>
          <table:table-cell table:formula="of:=[.C82]-[.B82]" office:value-type="float" office:value="0.0149876171518102">
            <text:p>0,0149876172</text:p>
          </table:table-cell>
          <table:table-cell table:formula="of:=[.D82]-[.B82]" office:value-type="float" office:value="0.71512470152333">
            <text:p>0,715124701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.77405696364391">
            <text:p>6,7740569636</text:p>
          </table:table-cell>
          <table:table-cell office:value-type="float" office:value="4.98410186222397">
            <text:p>4,9841018622</text:p>
          </table:table-cell>
          <table:table-cell office:value-type="float" office:value="4.1330955589583">
            <text:p>4,133095559</text:p>
          </table:table-cell>
          <table:table-cell table:formula="of:=[.C83]-[.B83]" office:value-type="float" office:value="-1.78995510141994">
            <text:p>-1,7899551014</text:p>
          </table:table-cell>
          <table:table-cell table:formula="of:=[.D83]-[.B83]" office:value-type="float" office:value="-2.64096140468561">
            <text:p>-2,640961404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4.46091230352804">
            <text:p>4,4609123035</text:p>
          </table:table-cell>
          <table:table-cell office:value-type="float" office:value="5.56623563970371">
            <text:p>5,5662356397</text:p>
          </table:table-cell>
          <table:table-cell office:value-type="float" office:value="5.30079197193983">
            <text:p>5,3007919719</text:p>
          </table:table-cell>
          <table:table-cell table:formula="of:=[.C84]-[.B84]" office:value-type="float" office:value="1.10532333617567">
            <text:p>1,1053233362</text:p>
          </table:table-cell>
          <table:table-cell table:formula="of:=[.D84]-[.B84]" office:value-type="float" office:value="0.83987966841179">
            <text:p>0,83987966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.45084180889909">
            <text:p>4,4508418089</text:p>
          </table:table-cell>
          <table:table-cell office:value-type="float" office:value="7.16379140407014">
            <text:p>7,1637914041</text:p>
          </table:table-cell>
          <table:table-cell office:value-type="float" office:value="3.57023411239216">
            <text:p>3,5702341124</text:p>
          </table:table-cell>
          <table:table-cell table:formula="of:=[.C85]-[.B85]" office:value-type="float" office:value="2.71294959517105">
            <text:p>2,7129495952</text:p>
          </table:table-cell>
          <table:table-cell table:formula="of:=[.D85]-[.B85]" office:value-type="float" office:value="-0.88060769650693">
            <text:p>-0,88060769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.88863309246832">
            <text:p>5,8886330925</text:p>
          </table:table-cell>
          <table:table-cell office:value-type="float" office:value="7.42899710639451">
            <text:p>7,4289971064</text:p>
          </table:table-cell>
          <table:table-cell office:value-type="float" office:value="4.48205941142618">
            <text:p>4,4820594114</text:p>
          </table:table-cell>
          <table:table-cell table:formula="of:=[.C86]-[.B86]" office:value-type="float" office:value="1.54036401392619">
            <text:p>1,5403640139</text:p>
          </table:table-cell>
          <table:table-cell table:formula="of:=[.D86]-[.B86]" office:value-type="float" office:value="-1.40657368104214">
            <text:p>-1,40657368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.01629455884437">
            <text:p>7,0162945588</text:p>
          </table:table-cell>
          <table:table-cell office:value-type="float" office:value="7.41705243840933">
            <text:p>7,4170524384</text:p>
          </table:table-cell>
          <table:table-cell office:value-type="float" office:value="6.5618897567378">
            <text:p>6,5618897567</text:p>
          </table:table-cell>
          <table:table-cell table:formula="of:=[.C87]-[.B87]" office:value-type="float" office:value="0.40075787956496">
            <text:p>0,4007578796</text:p>
          </table:table-cell>
          <table:table-cell table:formula="of:=[.D87]-[.B87]" office:value-type="float" office:value="-0.45440480210657">
            <text:p>-0,454404802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.92510333087036">
            <text:p>5,9251033309</text:p>
          </table:table-cell>
          <table:table-cell office:value-type="float" office:value="6.77300701221487">
            <text:p>6,7730070122</text:p>
          </table:table-cell>
          <table:table-cell office:value-type="float" office:value="6.96063141019357">
            <text:p>6,9606314102</text:p>
          </table:table-cell>
          <table:table-cell table:formula="of:=[.C88]-[.B88]" office:value-type="float" office:value="0.847903681344509">
            <text:p>0,8479036813</text:p>
          </table:table-cell>
          <table:table-cell table:formula="of:=[.D88]-[.B88]" office:value-type="float" office:value="1.03552807932321">
            <text:p>1,03552807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6.47350699292991">
            <text:p>6,4735069929</text:p>
          </table:table-cell>
          <table:table-cell office:value-type="float" office:value="8.00290262365903">
            <text:p>8,0029026237</text:p>
          </table:table-cell>
          <table:table-cell office:value-type="float" office:value="5.65982938822881">
            <text:p>5,6598293882</text:p>
          </table:table-cell>
          <table:table-cell table:formula="of:=[.C89]-[.B89]" office:value-type="float" office:value="1.52939563072912">
            <text:p>1,5293956307</text:p>
          </table:table-cell>
          <table:table-cell table:formula="of:=[.D89]-[.B89]" office:value-type="float" office:value="-0.8136776047011">
            <text:p>-0,8136776047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.90080302028396">
            <text:p>5,9008030203</text:p>
          </table:table-cell>
          <table:table-cell office:value-type="float" office:value="8.88199920151357">
            <text:p>8,8819992015</text:p>
          </table:table-cell>
          <table:table-cell office:value-type="float" office:value="5.12963997981127">
            <text:p>5,1296399798</text:p>
          </table:table-cell>
          <table:table-cell table:formula="of:=[.C90]-[.B90]" office:value-type="float" office:value="2.98119618122961">
            <text:p>2,9811961812</text:p>
          </table:table-cell>
          <table:table-cell table:formula="of:=[.D90]-[.B90]" office:value-type="float" office:value="-0.77116304047269">
            <text:p>-0,771163040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.43291897178657">
            <text:p>7,4329189718</text:p>
          </table:table-cell>
          <table:table-cell office:value-type="float" office:value="7.64385254207021">
            <text:p>7,6438525421</text:p>
          </table:table-cell>
          <table:table-cell office:value-type="float" office:value="6.75760789885032">
            <text:p>6,7576078989</text:p>
          </table:table-cell>
          <table:table-cell table:formula="of:=[.C91]-[.B91]" office:value-type="float" office:value="0.21093357028364">
            <text:p>0,2109335703</text:p>
          </table:table-cell>
          <table:table-cell table:formula="of:=[.D91]-[.B91]" office:value-type="float" office:value="-0.675311072936251">
            <text:p>-0,675311072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.16807831169222">
            <text:p>7,1680783117</text:p>
          </table:table-cell>
          <table:table-cell office:value-type="float" office:value="8.33369588012086">
            <text:p>8,3336958801</text:p>
          </table:table-cell>
          <table:table-cell office:value-type="float" office:value="6.34588636264733">
            <text:p>6,3458863626</text:p>
          </table:table-cell>
          <table:table-cell table:formula="of:=[.C92]-[.B92]" office:value-type="float" office:value="1.16561756842864">
            <text:p>1,1656175684</text:p>
          </table:table-cell>
          <table:table-cell table:formula="of:=[.D92]-[.B92]" office:value-type="float" office:value="-0.82219194904489">
            <text:p>-0,82219194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6.42967273130065">
            <text:p>6,4296727313</text:p>
          </table:table-cell>
          <table:table-cell office:value-type="float" office:value="10.0267199860822">
            <text:p>10,0267199861</text:p>
          </table:table-cell>
          <table:table-cell office:value-type="float" office:value="8.13761752328398">
            <text:p>8,1376175233</text:p>
          </table:table-cell>
          <table:table-cell table:formula="of:=[.C93]-[.B93]" office:value-type="float" office:value="3.59704725478155">
            <text:p>3,5970472548</text:p>
          </table:table-cell>
          <table:table-cell table:formula="of:=[.D93]-[.B93]" office:value-type="float" office:value="1.70794479198333">
            <text:p>1,70794479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8.29030289745016">
            <text:p>8,2903028975</text:p>
          </table:table-cell>
          <table:table-cell office:value-type="float" office:value="10.4063661466257">
            <text:p>10,4063661466</text:p>
          </table:table-cell>
          <table:table-cell office:value-type="float" office:value="7.4181126099703">
            <text:p>7,41811261</text:p>
          </table:table-cell>
          <table:table-cell table:formula="of:=[.C94]-[.B94]" office:value-type="float" office:value="2.11606324917554">
            <text:p>2,1160632492</text:p>
          </table:table-cell>
          <table:table-cell table:formula="of:=[.D94]-[.B94]" office:value-type="float" office:value="-0.872190287479861">
            <text:p>-0,872190287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.07464416760076">
            <text:p>7,0746441676</text:p>
          </table:table-cell>
          <table:table-cell office:value-type="float" office:value="10.3211678657794">
            <text:p>10,3211678658</text:p>
          </table:table-cell>
          <table:table-cell office:value-type="float" office:value="7.10928140450995">
            <text:p>7,1092814045</text:p>
          </table:table-cell>
          <table:table-cell table:formula="of:=[.C95]-[.B95]" office:value-type="float" office:value="3.24652369817864">
            <text:p>3,2465236982</text:p>
          </table:table-cell>
          <table:table-cell table:formula="of:=[.D95]-[.B95]" office:value-type="float" office:value="0.0346372369091901">
            <text:p>0,03463723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.42682859822637">
            <text:p>8,4268285982</text:p>
          </table:table-cell>
          <table:table-cell office:value-type="float" office:value="9.5526853824034">
            <text:p>9,5526853824</text:p>
          </table:table-cell>
          <table:table-cell office:value-type="float" office:value="8.48266758669916">
            <text:p>8,4826675867</text:p>
          </table:table-cell>
          <table:table-cell table:formula="of:=[.C96]-[.B96]" office:value-type="float" office:value="1.12585678417703">
            <text:p>1,1258567842</text:p>
          </table:table-cell>
          <table:table-cell table:formula="of:=[.D96]-[.B96]" office:value-type="float" office:value="0.0558389884727895">
            <text:p>0,055838988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.25954089110883">
            <text:p>8,2595408911</text:p>
          </table:table-cell>
          <table:table-cell office:value-type="float" office:value="13.5182953453358">
            <text:p>13,5182953453</text:p>
          </table:table-cell>
          <table:table-cell office:value-type="float" office:value="6.83566760547702">
            <text:p>6,8356676055</text:p>
          </table:table-cell>
          <table:table-cell table:formula="of:=[.C97]-[.B97]" office:value-type="float" office:value="5.25875445422697">
            <text:p>5,2587544542</text:p>
          </table:table-cell>
          <table:table-cell table:formula="of:=[.D97]-[.B97]" office:value-type="float" office:value="-1.42387328563181">
            <text:p>-1,423873285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.11338026527793">
            <text:p>8,1133802653</text:p>
          </table:table-cell>
          <table:table-cell office:value-type="float" office:value="10.2137161549101">
            <text:p>10,2137161549</text:p>
          </table:table-cell>
          <table:table-cell office:value-type="float" office:value="9.96889561571327">
            <text:p>9,9688956157</text:p>
          </table:table-cell>
          <table:table-cell table:formula="of:=[.C98]-[.B98]" office:value-type="float" office:value="2.10033588963217">
            <text:p>2,1003358896</text:p>
          </table:table-cell>
          <table:table-cell table:formula="of:=[.D98]-[.B98]" office:value-type="float" office:value="1.85551535043534">
            <text:p>1,8555153504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.97656337453345">
            <text:p>6,9765633745</text:p>
          </table:table-cell>
          <table:table-cell office:value-type="float" office:value="13.1394940430535">
            <text:p>13,1394940431</text:p>
          </table:table-cell>
          <table:table-cell office:value-type="float" office:value="7.73808128770974">
            <text:p>7,7380812877</text:p>
          </table:table-cell>
          <table:table-cell table:formula="of:=[.C99]-[.B99]" office:value-type="float" office:value="6.16293066852005">
            <text:p>6,1629306685</text:p>
          </table:table-cell>
          <table:table-cell table:formula="of:=[.D99]-[.B99]" office:value-type="float" office:value="0.76151791317629">
            <text:p>0,761517913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.68654070634286">
            <text:p>8,6865407063</text:p>
          </table:table-cell>
          <table:table-cell office:value-type="float" office:value="12.0886940060461">
            <text:p>12,088694006</text:p>
          </table:table-cell>
          <table:table-cell office:value-type="float" office:value="8.02328620142031">
            <text:p>8,0232862014</text:p>
          </table:table-cell>
          <table:table-cell table:formula="of:=[.C100]-[.B100]" office:value-type="float" office:value="3.40215329970324">
            <text:p>3,4021532997</text:p>
          </table:table-cell>
          <table:table-cell table:formula="of:=[.D100]-[.B100]" office:value-type="float" office:value="-0.66325450492255">
            <text:p>-0,663254504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.80593641958162">
            <text:p>8,8059364196</text:p>
          </table:table-cell>
          <table:table-cell office:value-type="float" office:value="8.11671527847637">
            <text:p>8,1167152785</text:p>
          </table:table-cell>
          <table:table-cell office:value-type="float" office:value="9.78501173520744">
            <text:p>9,7850117352</text:p>
          </table:table-cell>
          <table:table-cell table:formula="of:=[.C101]-[.B101]" office:value-type="float" office:value="-0.68922114110525">
            <text:p>-0,6892211411</text:p>
          </table:table-cell>
          <table:table-cell table:formula="of:=[.D101]-[.B101]" office:value-type="float" office:value="0.979075315625821">
            <text:p>0,9790753156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6.70186827428922">
            <text:p>6,7018682743</text:p>
          </table:table-cell>
          <table:table-cell office:value-type="float" office:value="13.0223221923038">
            <text:p>13,0223221923</text:p>
          </table:table-cell>
          <table:table-cell office:value-type="float" office:value="9.87591789364605">
            <text:p>9,8759178936</text:p>
          </table:table-cell>
          <table:table-cell table:formula="of:=[.C102]-[.B102]" office:value-type="float" office:value="6.32045391801458">
            <text:p>6,320453918</text:p>
          </table:table-cell>
          <table:table-cell table:formula="of:=[.D102]-[.B102]" office:value-type="float" office:value="3.17404961935683">
            <text:p>3,1740496194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.79579189042427">
            <text:p>8,7957918904</text:p>
          </table:table-cell>
          <table:table-cell office:value-type="float" office:value="13.0687157659925">
            <text:p>13,068715766</text:p>
          </table:table-cell>
          <table:table-cell office:value-type="float" office:value="6.98375663183504">
            <text:p>6,9837566318</text:p>
          </table:table-cell>
          <table:table-cell table:formula="of:=[.C103]-[.B103]" office:value-type="float" office:value="4.27292387556823">
            <text:p>4,2729238756</text:p>
          </table:table-cell>
          <table:table-cell table:formula="of:=[.D103]-[.B103]" office:value-type="float" office:value="-1.81203525858923">
            <text:p>-1,812035258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.82657692656546">
            <text:p>8,8265769266</text:p>
          </table:table-cell>
          <table:table-cell office:value-type="float" office:value="11.4709397800105">
            <text:p>11,47093978</text:p>
          </table:table-cell>
          <table:table-cell office:value-type="float" office:value="8.43381515441135">
            <text:p>8,4338151544</text:p>
          </table:table-cell>
          <table:table-cell table:formula="of:=[.C104]-[.B104]" office:value-type="float" office:value="2.64436285344504">
            <text:p>2,6443628534</text:p>
          </table:table-cell>
          <table:table-cell table:formula="of:=[.D104]-[.B104]" office:value-type="float" office:value="-0.39276177215411">
            <text:p>-0,3927617722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.7086646766379">
            <text:p>8,7086646766</text:p>
          </table:table-cell>
          <table:table-cell office:value-type="float" office:value="11.6776651667895">
            <text:p>11,6776651668</text:p>
          </table:table-cell>
          <table:table-cell office:value-type="float" office:value="6.9286463961256">
            <text:p>6,9286463961</text:p>
          </table:table-cell>
          <table:table-cell table:formula="of:=[.C105]-[.B105]" office:value-type="float" office:value="2.9690004901516">
            <text:p>2,9690004902</text:p>
          </table:table-cell>
          <table:table-cell table:formula="of:=[.D105]-[.B105]" office:value-type="float" office:value="-1.7800182805123">
            <text:p>-1,780018280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6.49921398576432">
            <text:p>6,4992139858</text:p>
          </table:table-cell>
          <table:table-cell office:value-type="float" office:value="10.2528677546849">
            <text:p>10,2528677547</text:p>
          </table:table-cell>
          <table:table-cell office:value-type="float" office:value="6.65564901203769">
            <text:p>6,655649012</text:p>
          </table:table-cell>
          <table:table-cell table:formula="of:=[.C106]-[.B106]" office:value-type="float" office:value="3.75365376892058">
            <text:p>3,7536537689</text:p>
          </table:table-cell>
          <table:table-cell table:formula="of:=[.D106]-[.B106]" office:value-type="float" office:value="0.15643502627337">
            <text:p>0,156435026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.08056983317774">
            <text:p>8,0805698332</text:p>
          </table:table-cell>
          <table:table-cell office:value-type="float" office:value="11.0218082620538">
            <text:p>11,0218082621</text:p>
          </table:table-cell>
          <table:table-cell office:value-type="float" office:value="7.37993001501418">
            <text:p>7,379930015</text:p>
          </table:table-cell>
          <table:table-cell table:formula="of:=[.C107]-[.B107]" office:value-type="float" office:value="2.94123842887606">
            <text:p>2,9412384289</text:p>
          </table:table-cell>
          <table:table-cell table:formula="of:=[.D107]-[.B107]" office:value-type="float" office:value="-0.700639818163561">
            <text:p>-0,700639818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.29248345057885">
            <text:p>7,2924834506</text:p>
          </table:table-cell>
          <table:table-cell office:value-type="float" office:value="8.50094346739962">
            <text:p>8,5009434674</text:p>
          </table:table-cell>
          <table:table-cell office:value-type="float" office:value="7.35307210412241">
            <text:p>7,3530721041</text:p>
          </table:table-cell>
          <table:table-cell table:formula="of:=[.C108]-[.B108]" office:value-type="float" office:value="1.20846001682077">
            <text:p>1,2084600168</text:p>
          </table:table-cell>
          <table:table-cell table:formula="of:=[.D108]-[.B108]" office:value-type="float" office:value="0.0605886535435607">
            <text:p>0,060588653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.19016274278254">
            <text:p>7,1901627428</text:p>
          </table:table-cell>
          <table:table-cell office:value-type="float" office:value="11.1805009192639">
            <text:p>11,1805009193</text:p>
          </table:table-cell>
          <table:table-cell office:value-type="float" office:value="8.35644234680799">
            <text:p>8,3564423468</text:p>
          </table:table-cell>
          <table:table-cell table:formula="of:=[.C109]-[.B109]" office:value-type="float" office:value="3.99033817648136">
            <text:p>3,9903381765</text:p>
          </table:table-cell>
          <table:table-cell table:formula="of:=[.D109]-[.B109]" office:value-type="float" office:value="1.16627960402545">
            <text:p>1,16627960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.00467164221256">
            <text:p>7,0046716422</text:p>
          </table:table-cell>
          <table:table-cell office:value-type="float" office:value="11.1635136951755">
            <text:p>11,1635136952</text:p>
          </table:table-cell>
          <table:table-cell office:value-type="float" office:value="6.08052195493899">
            <text:p>6,0805219549</text:p>
          </table:table-cell>
          <table:table-cell table:formula="of:=[.C110]-[.B110]" office:value-type="float" office:value="4.15884205296294">
            <text:p>4,158842053</text:p>
          </table:table-cell>
          <table:table-cell table:formula="of:=[.D110]-[.B110]" office:value-type="float" office:value="-0.92414968727357">
            <text:p>-0,924149687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.61557775551394">
            <text:p>7,6155777555</text:p>
          </table:table-cell>
          <table:table-cell office:value-type="float" office:value="13.8936954713701">
            <text:p>13,8936954714</text:p>
          </table:table-cell>
          <table:table-cell office:value-type="float" office:value="7.49933296276236">
            <text:p>7,4993329628</text:p>
          </table:table-cell>
          <table:table-cell table:formula="of:=[.C111]-[.B111]" office:value-type="float" office:value="6.27811771585616">
            <text:p>6,2781177159</text:p>
          </table:table-cell>
          <table:table-cell table:formula="of:=[.D111]-[.B111]" office:value-type="float" office:value="-0.11624479275158">
            <text:p>-0,11624479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.46629177166039">
            <text:p>9,4662917717</text:p>
          </table:table-cell>
          <table:table-cell office:value-type="float" office:value="9.86816075964352">
            <text:p>9,8681607596</text:p>
          </table:table-cell>
          <table:table-cell office:value-type="float" office:value="7.69325888497612">
            <text:p>7,693258885</text:p>
          </table:table-cell>
          <table:table-cell table:formula="of:=[.C112]-[.B112]" office:value-type="float" office:value="0.401868987983129">
            <text:p>0,401868988</text:p>
          </table:table-cell>
          <table:table-cell table:formula="of:=[.D112]-[.B112]" office:value-type="float" office:value="-1.77303288668427">
            <text:p>-1,7730328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.3653342777782">
            <text:p>7,3653342778</text:p>
          </table:table-cell>
          <table:table-cell office:value-type="float" office:value="9.96967463372027">
            <text:p>9,9696746337</text:p>
          </table:table-cell>
          <table:table-cell office:value-type="float" office:value="9.67701254215745">
            <text:p>9,6770125422</text:p>
          </table:table-cell>
          <table:table-cell table:formula="of:=[.C113]-[.B113]" office:value-type="float" office:value="2.60434035594207">
            <text:p>2,6043403559</text:p>
          </table:table-cell>
          <table:table-cell table:formula="of:=[.D113]-[.B113]" office:value-type="float" office:value="2.31167826437925">
            <text:p>2,311678264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.42594619315776">
            <text:p>7,4259461932</text:p>
          </table:table-cell>
          <table:table-cell office:value-type="float" office:value="14.1821143970593">
            <text:p>14,1821143971</text:p>
          </table:table-cell>
          <table:table-cell office:value-type="float" office:value="7.92052608313131">
            <text:p>7,9205260831</text:p>
          </table:table-cell>
          <table:table-cell table:formula="of:=[.C114]-[.B114]" office:value-type="float" office:value="6.75616820390154">
            <text:p>6,7561682039</text:p>
          </table:table-cell>
          <table:table-cell table:formula="of:=[.D114]-[.B114]" office:value-type="float" office:value="0.494579889973551">
            <text:p>0,4945798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.75530565493337">
            <text:p>5,7553056549</text:p>
          </table:table-cell>
          <table:table-cell office:value-type="float" office:value="11.9168877642646">
            <text:p>11,9168877643</text:p>
          </table:table-cell>
          <table:table-cell office:value-type="float" office:value="8.66341854408332">
            <text:p>8,6634185441</text:p>
          </table:table-cell>
          <table:table-cell table:formula="of:=[.C115]-[.B115]" office:value-type="float" office:value="6.16158210933123">
            <text:p>6,1615821093</text:p>
          </table:table-cell>
          <table:table-cell table:formula="of:=[.D115]-[.B115]" office:value-type="float" office:value="2.90811288914995">
            <text:p>2,908112889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.19423989735489">
            <text:p>7,1942398974</text:p>
          </table:table-cell>
          <table:table-cell office:value-type="float" office:value="10.113711149028">
            <text:p>10,113711149</text:p>
          </table:table-cell>
          <table:table-cell office:value-type="float" office:value="7.27565033674588">
            <text:p>7,2756503367</text:p>
          </table:table-cell>
          <table:table-cell table:formula="of:=[.C116]-[.B116]" office:value-type="float" office:value="2.91947125167311">
            <text:p>2,9194712517</text:p>
          </table:table-cell>
          <table:table-cell table:formula="of:=[.D116]-[.B116]" office:value-type="float" office:value="0.0814104393909894">
            <text:p>0,081410439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.74743313039721">
            <text:p>6,7474331304</text:p>
          </table:table-cell>
          <table:table-cell office:value-type="float" office:value="9.22262335941812">
            <text:p>9,2226233594</text:p>
          </table:table-cell>
          <table:table-cell office:value-type="float" office:value="7.92663649458912">
            <text:p>7,9266364946</text:p>
          </table:table-cell>
          <table:table-cell table:formula="of:=[.C117]-[.B117]" office:value-type="float" office:value="2.47519022902091">
            <text:p>2,475190229</text:p>
          </table:table-cell>
          <table:table-cell table:formula="of:=[.D117]-[.B117]" office:value-type="float" office:value="1.17920336419191">
            <text:p>1,179203364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.35512404328967">
            <text:p>5,3551240433</text:p>
          </table:table-cell>
          <table:table-cell office:value-type="float" office:value="8.85997188323767">
            <text:p>8,8599718832</text:p>
          </table:table-cell>
          <table:table-cell office:value-type="float" office:value="7.1871498880238">
            <text:p>7,187149888</text:p>
          </table:table-cell>
          <table:table-cell table:formula="of:=[.C118]-[.B118]" office:value-type="float" office:value="3.504847839948">
            <text:p>3,5048478399</text:p>
          </table:table-cell>
          <table:table-cell table:formula="of:=[.D118]-[.B118]" office:value-type="float" office:value="1.83202584473413">
            <text:p>1,8320258447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.66332347554268">
            <text:p>5,6633234755</text:p>
          </table:table-cell>
          <table:table-cell office:value-type="float" office:value="7.49829415531793">
            <text:p>7,4982941553</text:p>
          </table:table-cell>
          <table:table-cell office:value-type="float" office:value="7.75197868165721">
            <text:p>7,7519786817</text:p>
          </table:table-cell>
          <table:table-cell table:formula="of:=[.C119]-[.B119]" office:value-type="float" office:value="1.83497067977525">
            <text:p>1,8349706798</text:p>
          </table:table-cell>
          <table:table-cell table:formula="of:=[.D119]-[.B119]" office:value-type="float" office:value="2.08865520611453">
            <text:p>2,088655206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.67432697815514">
            <text:p>5,6743269782</text:p>
          </table:table-cell>
          <table:table-cell office:value-type="float" office:value="7.48345342434746">
            <text:p>7,4834534243</text:p>
          </table:table-cell>
          <table:table-cell office:value-type="float" office:value="6.8051578679618">
            <text:p>6,805157868</text:p>
          </table:table-cell>
          <table:table-cell table:formula="of:=[.C120]-[.B120]" office:value-type="float" office:value="1.80912644619232">
            <text:p>1,8091264462</text:p>
          </table:table-cell>
          <table:table-cell table:formula="of:=[.D120]-[.B120]" office:value-type="float" office:value="1.13083088980666">
            <text:p>1,130830889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.71125033980791">
            <text:p>4,7112503398</text:p>
          </table:table-cell>
          <table:table-cell office:value-type="float" office:value="10.2197395834904">
            <text:p>10,2197395835</text:p>
          </table:table-cell>
          <table:table-cell office:value-type="float" office:value="5.52094947094561">
            <text:p>5,5209494709</text:p>
          </table:table-cell>
          <table:table-cell table:formula="of:=[.C121]-[.B121]" office:value-type="float" office:value="5.50848924368249">
            <text:p>5,5084892437</text:p>
          </table:table-cell>
          <table:table-cell table:formula="of:=[.D121]-[.B121]" office:value-type="float" office:value="0.8096991311377">
            <text:p>0,809699131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6.43034711325302">
            <text:p>6,4303471133</text:p>
          </table:table-cell>
          <table:table-cell office:value-type="float" office:value="11.3063030311179">
            <text:p>11,3063030311</text:p>
          </table:table-cell>
          <table:table-cell office:value-type="float" office:value="5.78933339276584">
            <text:p>5,7893333928</text:p>
          </table:table-cell>
          <table:table-cell table:formula="of:=[.C122]-[.B122]" office:value-type="float" office:value="4.87595591786488">
            <text:p>4,8759559179</text:p>
          </table:table-cell>
          <table:table-cell table:formula="of:=[.D122]-[.B122]" office:value-type="float" office:value="-0.641013720487179">
            <text:p>-0,6410137205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.75816590408757">
            <text:p>6,7581659041</text:p>
          </table:table-cell>
          <table:table-cell office:value-type="float" office:value="10.7160620799656">
            <text:p>10,71606208</text:p>
          </table:table-cell>
          <table:table-cell office:value-type="float" office:value="4.70381831524556">
            <text:p>4,7038183152</text:p>
          </table:table-cell>
          <table:table-cell table:formula="of:=[.C123]-[.B123]" office:value-type="float" office:value="3.95789617587803">
            <text:p>3,9578961759</text:p>
          </table:table-cell>
          <table:table-cell table:formula="of:=[.D123]-[.B123]" office:value-type="float" office:value="-2.05434758884201">
            <text:p>-2,0543475888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.31571125329159">
            <text:p>5,3157112533</text:p>
          </table:table-cell>
          <table:table-cell office:value-type="float" office:value="7.00510631331205">
            <text:p>7,0051063133</text:p>
          </table:table-cell>
          <table:table-cell office:value-type="float" office:value="3.56110153315331">
            <text:p>3,5611015332</text:p>
          </table:table-cell>
          <table:table-cell table:formula="of:=[.C124]-[.B124]" office:value-type="float" office:value="1.68939506002046">
            <text:p>1,68939506</text:p>
          </table:table-cell>
          <table:table-cell table:formula="of:=[.D124]-[.B124]" office:value-type="float" office:value="-1.75460972013828">
            <text:p>-1,754609720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.68049202504142">
            <text:p>4,680492025</text:p>
          </table:table-cell>
          <table:table-cell office:value-type="float" office:value="9.19733333544741">
            <text:p>9,1973333354</text:p>
          </table:table-cell>
          <table:table-cell office:value-type="float" office:value="6.19940681981128">
            <text:p>6,1994068198</text:p>
          </table:table-cell>
          <table:table-cell table:formula="of:=[.C125]-[.B125]" office:value-type="float" office:value="4.51684131040599">
            <text:p>4,5168413104</text:p>
          </table:table-cell>
          <table:table-cell table:formula="of:=[.D125]-[.B125]" office:value-type="float" office:value="1.51891479476986">
            <text:p>1,518914794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.17665515815808">
            <text:p>5,1766551582</text:p>
          </table:table-cell>
          <table:table-cell office:value-type="float" office:value="7.31786700353834">
            <text:p>7,3178670035</text:p>
          </table:table-cell>
          <table:table-cell office:value-type="float" office:value="5.26356771563411">
            <text:p>5,2635677156</text:p>
          </table:table-cell>
          <table:table-cell table:formula="of:=[.C126]-[.B126]" office:value-type="float" office:value="2.14121184538026">
            <text:p>2,1412118454</text:p>
          </table:table-cell>
          <table:table-cell table:formula="of:=[.D126]-[.B126]" office:value-type="float" office:value="0.0869125574760306">
            <text:p>0,086912557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.56914373486393">
            <text:p>5,5691437349</text:p>
          </table:table-cell>
          <table:table-cell office:value-type="float" office:value="8.30858703997666">
            <text:p>8,30858704</text:p>
          </table:table-cell>
          <table:table-cell office:value-type="float" office:value="3.79449253871219">
            <text:p>3,7944925387</text:p>
          </table:table-cell>
          <table:table-cell table:formula="of:=[.C127]-[.B127]" office:value-type="float" office:value="2.73944330511273">
            <text:p>2,7394433051</text:p>
          </table:table-cell>
          <table:table-cell table:formula="of:=[.D127]-[.B127]" office:value-type="float" office:value="-1.77465119615174">
            <text:p>-1,7746511962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.39364630316726">
            <text:p>5,3936463032</text:p>
          </table:table-cell>
          <table:table-cell office:value-type="float" office:value="8.69254342477074">
            <text:p>8,6925434248</text:p>
          </table:table-cell>
          <table:table-cell office:value-type="float" office:value="4.91456778409267">
            <text:p>4,9145677841</text:p>
          </table:table-cell>
          <table:table-cell table:formula="of:=[.C128]-[.B128]" office:value-type="float" office:value="3.29889712160348">
            <text:p>3,2988971216</text:p>
          </table:table-cell>
          <table:table-cell table:formula="of:=[.D128]-[.B128]" office:value-type="float" office:value="-0.47907851907459">
            <text:p>-0,4790785191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.33557627300916">
            <text:p>4,335576273</text:p>
          </table:table-cell>
          <table:table-cell office:value-type="float" office:value="9.3762552514987">
            <text:p>9,3762552515</text:p>
          </table:table-cell>
          <table:table-cell office:value-type="float" office:value="3.89048428639049">
            <text:p>3,8904842864</text:p>
          </table:table-cell>
          <table:table-cell table:formula="of:=[.C129]-[.B129]" office:value-type="float" office:value="5.04067897848954">
            <text:p>5,0406789785</text:p>
          </table:table-cell>
          <table:table-cell table:formula="of:=[.D129]-[.B129]" office:value-type="float" office:value="-0.44509198661867">
            <text:p>-0,445091986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4.0777042038347">
            <text:p>4,0777042038</text:p>
          </table:table-cell>
          <table:table-cell office:value-type="float" office:value="7.80135681799675">
            <text:p>7,801356818</text:p>
          </table:table-cell>
          <table:table-cell office:value-type="float" office:value="2.91505779799349">
            <text:p>2,915057798</text:p>
          </table:table-cell>
          <table:table-cell table:formula="of:=[.C130]-[.B130]" office:value-type="float" office:value="3.72365261416205">
            <text:p>3,7236526142</text:p>
          </table:table-cell>
          <table:table-cell table:formula="of:=[.D130]-[.B130]" office:value-type="float" office:value="-1.16264640584121">
            <text:p>-1,1626464058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.91714810621735">
            <text:p>5,9171481062</text:p>
          </table:table-cell>
          <table:table-cell office:value-type="float" office:value="5.77256831998227">
            <text:p>5,77256832</text:p>
          </table:table-cell>
          <table:table-cell office:value-type="float" office:value="3.16796145249561">
            <text:p>3,1679614525</text:p>
          </table:table-cell>
          <table:table-cell table:formula="of:=[.C131]-[.B131]" office:value-type="float" office:value="-0.14457978623508">
            <text:p>-0,1445797862</text:p>
          </table:table-cell>
          <table:table-cell table:formula="of:=[.D131]-[.B131]" office:value-type="float" office:value="-2.74918665372174">
            <text:p>-2,749186653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.06247025769693">
            <text:p>3,0624702577</text:p>
          </table:table-cell>
          <table:table-cell office:value-type="float" office:value="5.16353337746871">
            <text:p>5,1635333775</text:p>
          </table:table-cell>
          <table:table-cell office:value-type="float" office:value="4.97763697023728">
            <text:p>4,9776369702</text:p>
          </table:table-cell>
          <table:table-cell table:formula="of:=[.C132]-[.B132]" office:value-type="float" office:value="2.10106311977178">
            <text:p>2,1010631198</text:p>
          </table:table-cell>
          <table:table-cell table:formula="of:=[.D132]-[.B132]" office:value-type="float" office:value="1.91516671254035">
            <text:p>1,915166712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5.45286756356868">
            <text:p>5,4528675636</text:p>
          </table:table-cell>
          <table:table-cell office:value-type="float" office:value="9.21440034928233">
            <text:p>9,2144003493</text:p>
          </table:table-cell>
          <table:table-cell office:value-type="float" office:value="4.83753526939527">
            <text:p>4,8375352694</text:p>
          </table:table-cell>
          <table:table-cell table:formula="of:=[.C133]-[.B133]" office:value-type="float" office:value="3.76153278571365">
            <text:p>3,7615327857</text:p>
          </table:table-cell>
          <table:table-cell table:formula="of:=[.D133]-[.B133]" office:value-type="float" office:value="-0.615332294173411">
            <text:p>-0,615332294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4.56810875442516">
            <text:p>4,5681087544</text:p>
          </table:table-cell>
          <table:table-cell office:value-type="float" office:value="5.53232084148402">
            <text:p>5,5323208415</text:p>
          </table:table-cell>
          <table:table-cell office:value-type="float" office:value="2.13952969861884">
            <text:p>2,1395296986</text:p>
          </table:table-cell>
          <table:table-cell table:formula="of:=[.C134]-[.B134]" office:value-type="float" office:value="0.96421208705886">
            <text:p>0,9642120871</text:p>
          </table:table-cell>
          <table:table-cell table:formula="of:=[.D134]-[.B134]" office:value-type="float" office:value="-2.42857905580632">
            <text:p>-2,428579055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.28534115148726">
            <text:p>3,2853411515</text:p>
          </table:table-cell>
          <table:table-cell office:value-type="float" office:value="4.04416243700042">
            <text:p>4,044162437</text:p>
          </table:table-cell>
          <table:table-cell office:value-type="float" office:value="1.93879306189086">
            <text:p>1,9387930619</text:p>
          </table:table-cell>
          <table:table-cell table:formula="of:=[.C135]-[.B135]" office:value-type="float" office:value="0.75882128551316">
            <text:p>0,7588212855</text:p>
          </table:table-cell>
          <table:table-cell table:formula="of:=[.D135]-[.B135]" office:value-type="float" office:value="-1.3465480895964">
            <text:p>-1,346548089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.10266678799212">
            <text:p>2,102666788</text:p>
          </table:table-cell>
          <table:table-cell office:value-type="float" office:value="7.65032070391185">
            <text:p>7,6503207039</text:p>
          </table:table-cell>
          <table:table-cell office:value-type="float" office:value="3.94999671497604">
            <text:p>3,949996715</text:p>
          </table:table-cell>
          <table:table-cell table:formula="of:=[.C136]-[.B136]" office:value-type="float" office:value="5.54765391591973">
            <text:p>5,5476539159</text:p>
          </table:table-cell>
          <table:table-cell table:formula="of:=[.D136]-[.B136]" office:value-type="float" office:value="1.84732992698392">
            <text:p>1,84732992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.7344811127572">
            <text:p>1,7344811128</text:p>
          </table:table-cell>
          <table:table-cell office:value-type="float" office:value="7.99981038381056">
            <text:p>7,9998103838</text:p>
          </table:table-cell>
          <table:table-cell office:value-type="float" office:value="1.92465363953661">
            <text:p>1,9246536395</text:p>
          </table:table-cell>
          <table:table-cell table:formula="of:=[.C137]-[.B137]" office:value-type="float" office:value="6.26532927105336">
            <text:p>6,2653292711</text:p>
          </table:table-cell>
          <table:table-cell table:formula="of:=[.D137]-[.B137]" office:value-type="float" office:value="0.19017252677941">
            <text:p>0,190172526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60490723156551">
            <text:p>1,6049072316</text:p>
          </table:table-cell>
          <table:table-cell office:value-type="float" office:value="3.49840406199059">
            <text:p>3,498404062</text:p>
          </table:table-cell>
          <table:table-cell office:value-type="float" office:value="1.62135823100517">
            <text:p>1,621358231</text:p>
          </table:table-cell>
          <table:table-cell table:formula="of:=[.C138]-[.B138]" office:value-type="float" office:value="1.89349683042508">
            <text:p>1,8934968304</text:p>
          </table:table-cell>
          <table:table-cell table:formula="of:=[.D138]-[.B138]" office:value-type="float" office:value="0.01645099943966">
            <text:p>0,016450999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.57230107411677">
            <text:p>1,5723010741</text:p>
          </table:table-cell>
          <table:table-cell office:value-type="float" office:value="4.86631754807176">
            <text:p>4,8663175481</text:p>
          </table:table-cell>
          <table:table-cell office:value-type="float" office:value="1.58555070116278">
            <text:p>1,5855507012</text:p>
          </table:table-cell>
          <table:table-cell table:formula="of:=[.C139]-[.B139]" office:value-type="float" office:value="3.29401647395499">
            <text:p>3,294016474</text:p>
          </table:table-cell>
          <table:table-cell table:formula="of:=[.D139]-[.B139]" office:value-type="float" office:value="0.0132496270460098">
            <text:p>0,01324962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.27562386418174">
            <text:p>1,2756238642</text:p>
          </table:table-cell>
          <table:table-cell office:value-type="float" office:value="4.79397598431872">
            <text:p>4,7939759843</text:p>
          </table:table-cell>
          <table:table-cell office:value-type="float" office:value="3.28662088966893">
            <text:p>3,2866208897</text:p>
          </table:table-cell>
          <table:table-cell table:formula="of:=[.C140]-[.B140]" office:value-type="float" office:value="3.51835212013698">
            <text:p>3,5183521201</text:p>
          </table:table-cell>
          <table:table-cell table:formula="of:=[.D140]-[.B140]" office:value-type="float" office:value="2.01099702548719">
            <text:p>2,0109970255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.73630352704783">
            <text:p>1,736303527</text:p>
          </table:table-cell>
          <table:table-cell office:value-type="float" office:value="1.24601082404091">
            <text:p>1,246010824</text:p>
          </table:table-cell>
          <table:table-cell office:value-type="float" office:value="3.02812145898063">
            <text:p>3,028121459</text:p>
          </table:table-cell>
          <table:table-cell table:formula="of:=[.C141]-[.B141]" office:value-type="float" office:value="-0.49029270300692">
            <text:p>-0,490292703</text:p>
          </table:table-cell>
          <table:table-cell table:formula="of:=[.D141]-[.B141]" office:value-type="float" office:value="1.2918179319328">
            <text:p>1,29181793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.38626031871646">
            <text:p>1,3862603187</text:p>
          </table:table-cell>
          <table:table-cell office:value-type="float" office:value="1.27769578739063">
            <text:p>1,2776957874</text:p>
          </table:table-cell>
          <table:table-cell office:value-type="float" office:value="2.09961572410534">
            <text:p>2,0996157241</text:p>
          </table:table-cell>
          <table:table-cell table:formula="of:=[.C142]-[.B142]" office:value-type="float" office:value="-0.10856453132583">
            <text:p>-0,1085645313</text:p>
          </table:table-cell>
          <table:table-cell table:formula="of:=[.D142]-[.B142]" office:value-type="float" office:value="0.71335540538888">
            <text:p>0,713355405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857707477440235">
            <text:p>0,8577074774</text:p>
          </table:table-cell>
          <table:table-cell office:value-type="float" office:value="2.9369671833747">
            <text:p>2,9369671834</text:p>
          </table:table-cell>
          <table:table-cell office:value-type="float" office:value="2.09563433115112">
            <text:p>2,0956343312</text:p>
          </table:table-cell>
          <table:table-cell table:formula="of:=[.C143]-[.B143]" office:value-type="float" office:value="2.07925970593446">
            <text:p>2,0792597059</text:p>
          </table:table-cell>
          <table:table-cell table:formula="of:=[.D143]-[.B143]" office:value-type="float" office:value="1.23792685371088">
            <text:p>1,237926853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.07447153003637">
            <text:p>1,07447153</text:p>
          </table:table-cell>
          <table:table-cell office:value-type="float" office:value="1.55696796106767">
            <text:p>1,5569679611</text:p>
          </table:table-cell>
          <table:table-cell office:value-type="float" office:value="1.97378835404163">
            <text:p>1,973788354</text:p>
          </table:table-cell>
          <table:table-cell table:formula="of:=[.C144]-[.B144]" office:value-type="float" office:value="0.4824964310313">
            <text:p>0,482496431</text:p>
          </table:table-cell>
          <table:table-cell table:formula="of:=[.D144]-[.B144]" office:value-type="float" office:value="0.89931682400526">
            <text:p>0,89931682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681868833570035">
            <text:p>0,6818688336</text:p>
          </table:table-cell>
          <table:table-cell office:value-type="float" office:value="0.923438903444007">
            <text:p>0,9234389034</text:p>
          </table:table-cell>
          <table:table-cell office:value-type="float" office:value="3.09374604677706">
            <text:p>3,0937460468</text:p>
          </table:table-cell>
          <table:table-cell table:formula="of:=[.C145]-[.B145]" office:value-type="float" office:value="0.241570069873972">
            <text:p>0,2415700699</text:p>
          </table:table-cell>
          <table:table-cell table:formula="of:=[.D145]-[.B145]" office:value-type="float" office:value="2.41187721320702">
            <text:p>2,41187721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.37738436034672">
            <text:p>1,3773843603</text:p>
          </table:table-cell>
          <table:table-cell office:value-type="float" office:value="0.897522239059656">
            <text:p>0,8975222391</text:p>
          </table:table-cell>
          <table:table-cell office:value-type="float" office:value="2.53914543899943">
            <text:p>2,539145439</text:p>
          </table:table-cell>
          <table:table-cell table:formula="of:=[.C146]-[.B146]" office:value-type="float" office:value="-0.479862121287064">
            <text:p>-0,4798621213</text:p>
          </table:table-cell>
          <table:table-cell table:formula="of:=[.D146]-[.B146]" office:value-type="float" office:value="1.16176107865271">
            <text:p>1,161761078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.22984754549497">
            <text:p>1,2298475455</text:p>
          </table:table-cell>
          <table:table-cell office:value-type="float" office:value="0.870148127629949">
            <text:p>0,8701481276</text:p>
          </table:table-cell>
          <table:table-cell office:value-type="float" office:value="0.836083662363292">
            <text:p>0,8360836624</text:p>
          </table:table-cell>
          <table:table-cell table:formula="of:=[.C147]-[.B147]" office:value-type="float" office:value="-0.359699417865021">
            <text:p>-0,3596994179</text:p>
          </table:table-cell>
          <table:table-cell table:formula="of:=[.D147]-[.B147]" office:value-type="float" office:value="-0.393763883131678">
            <text:p>-0,3937638831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.33998000272637">
            <text:p>1,3399800027</text:p>
          </table:table-cell>
          <table:table-cell office:value-type="float" office:value="1.74116138986022">
            <text:p>1,7411613899</text:p>
          </table:table-cell>
          <table:table-cell office:value-type="float" office:value="1.93337958601114">
            <text:p>1,933379586</text:p>
          </table:table-cell>
          <table:table-cell table:formula="of:=[.C148]-[.B148]" office:value-type="float" office:value="0.40118138713385">
            <text:p>0,4011813871</text:p>
          </table:table-cell>
          <table:table-cell table:formula="of:=[.D148]-[.B148]" office:value-type="float" office:value="0.59339958328477">
            <text:p>0,593399583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.10322596002171">
            <text:p>1,10322596</text:p>
          </table:table-cell>
          <table:table-cell office:value-type="float" office:value="0.673288822243916">
            <text:p>0,6732888222</text:p>
          </table:table-cell>
          <table:table-cell office:value-type="float" office:value="1.14869744209403">
            <text:p>1,1486974421</text:p>
          </table:table-cell>
          <table:table-cell table:formula="of:=[.C149]-[.B149]" office:value-type="float" office:value="-0.429937137777794">
            <text:p>-0,4299371378</text:p>
          </table:table-cell>
          <table:table-cell table:formula="of:=[.D149]-[.B149]" office:value-type="float" office:value="0.0454714820723199">
            <text:p>0,0454714821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.81763712241993">
            <text:p>1,8176371224</text:p>
          </table:table-cell>
          <table:table-cell office:value-type="float" office:value="0.937967208429517">
            <text:p>0,9379672084</text:p>
          </table:table-cell>
          <table:table-cell office:value-type="float" office:value="1.28697075118037">
            <text:p>1,2869707512</text:p>
          </table:table-cell>
          <table:table-cell table:formula="of:=[.C150]-[.B150]" office:value-type="float" office:value="-0.879669913990413">
            <text:p>-0,879669914</text:p>
          </table:table-cell>
          <table:table-cell table:formula="of:=[.D150]-[.B150]" office:value-type="float" office:value="-0.53066637123956">
            <text:p>-0,530666371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999235422568279">
            <text:p>0,9992354226</text:p>
          </table:table-cell>
          <table:table-cell office:value-type="float" office:value="1.14492628319117">
            <text:p>1,1449262832</text:p>
          </table:table-cell>
          <table:table-cell office:value-type="float" office:value="1.73389344810054">
            <text:p>1,7338934481</text:p>
          </table:table-cell>
          <table:table-cell table:formula="of:=[.C151]-[.B151]" office:value-type="float" office:value="0.145690860622891">
            <text:p>0,1456908606</text:p>
          </table:table-cell>
          <table:table-cell table:formula="of:=[.D151]-[.B151]" office:value-type="float" office:value="0.734658025532261">
            <text:p>0,734658025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.49199750693854">
            <text:p>1,4919975069</text:p>
          </table:table-cell>
          <table:table-cell office:value-type="float" office:value="3.48084152325815">
            <text:p>3,4808415233</text:p>
          </table:table-cell>
          <table:table-cell office:value-type="float" office:value="1.83307539985515">
            <text:p>1,8330753999</text:p>
          </table:table-cell>
          <table:table-cell table:formula="of:=[.C152]-[.B152]" office:value-type="float" office:value="1.98884401631961">
            <text:p>1,9888440163</text:p>
          </table:table-cell>
          <table:table-cell table:formula="of:=[.D152]-[.B152]" office:value-type="float" office:value="0.34107789291661">
            <text:p>0,341077892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4.07891690295895">
            <text:p>4,078916903</text:p>
          </table:table-cell>
          <table:table-cell office:value-type="float" office:value="1.43205499976403">
            <text:p>1,4320549998</text:p>
          </table:table-cell>
          <table:table-cell office:value-type="float" office:value="2.68243034625886">
            <text:p>2,6824303463</text:p>
          </table:table-cell>
          <table:table-cell table:formula="of:=[.C153]-[.B153]" office:value-type="float" office:value="-2.64686190319492">
            <text:p>-2,6468619032</text:p>
          </table:table-cell>
          <table:table-cell table:formula="of:=[.D153]-[.B153]" office:value-type="float" office:value="-1.39648655670009">
            <text:p>-1,396486556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.927952379137">
            <text:p>3,9279523791</text:p>
          </table:table-cell>
          <table:table-cell office:value-type="float" office:value="2.63565501059879">
            <text:p>2,6356550106</text:p>
          </table:table-cell>
          <table:table-cell office:value-type="float" office:value="2.22360906514018">
            <text:p>2,2236090651</text:p>
          </table:table-cell>
          <table:table-cell table:formula="of:=[.C154]-[.B154]" office:value-type="float" office:value="-1.29229736853821">
            <text:p>-1,2922973685</text:p>
          </table:table-cell>
          <table:table-cell table:formula="of:=[.D154]-[.B154]" office:value-type="float" office:value="-1.70434331399682">
            <text:p>-1,70434331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.7147710006898">
            <text:p>3,7147710007</text:p>
          </table:table-cell>
          <table:table-cell office:value-type="float" office:value="5.02078818783649">
            <text:p>5,0207881878</text:p>
          </table:table-cell>
          <table:table-cell office:value-type="float" office:value="2.08794278574318">
            <text:p>2,0879427857</text:p>
          </table:table-cell>
          <table:table-cell table:formula="of:=[.C155]-[.B155]" office:value-type="float" office:value="1.30601718714669">
            <text:p>1,3060171871</text:p>
          </table:table-cell>
          <table:table-cell table:formula="of:=[.D155]-[.B155]" office:value-type="float" office:value="-1.62682821494662">
            <text:p>-1,6268282149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.9707836005748">
            <text:p>3,9707836006</text:p>
          </table:table-cell>
          <table:table-cell office:value-type="float" office:value="3.5337741605354">
            <text:p>3,5337741605</text:p>
          </table:table-cell>
          <table:table-cell office:value-type="float" office:value="3.91539913138998">
            <text:p>3,9153991314</text:p>
          </table:table-cell>
          <table:table-cell table:formula="of:=[.C156]-[.B156]" office:value-type="float" office:value="-0.4370094400394">
            <text:p>-0,43700944</text:p>
          </table:table-cell>
          <table:table-cell table:formula="of:=[.D156]-[.B156]" office:value-type="float" office:value="-0.05538446918482">
            <text:p>-0,055384469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.05096240698247">
            <text:p>4,050962407</text:p>
          </table:table-cell>
          <table:table-cell office:value-type="float" office:value="3.77287161608096">
            <text:p>3,7728716161</text:p>
          </table:table-cell>
          <table:table-cell office:value-type="float" office:value="3.88812649336371">
            <text:p>3,8881264934</text:p>
          </table:table-cell>
          <table:table-cell table:formula="of:=[.C157]-[.B157]" office:value-type="float" office:value="-0.27809079090151">
            <text:p>-0,2780907909</text:p>
          </table:table-cell>
          <table:table-cell table:formula="of:=[.D157]-[.B157]" office:value-type="float" office:value="-0.16283591361876">
            <text:p>-0,162835913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.79642644217831">
            <text:p>3,7964264422</text:p>
          </table:table-cell>
          <table:table-cell office:value-type="float" office:value="8.63324380781222">
            <text:p>8,6332438078</text:p>
          </table:table-cell>
          <table:table-cell office:value-type="float" office:value="4.88814018932512">
            <text:p>4,8881401893</text:p>
          </table:table-cell>
          <table:table-cell table:formula="of:=[.C158]-[.B158]" office:value-type="float" office:value="4.83681736563391">
            <text:p>4,8368173656</text:p>
          </table:table-cell>
          <table:table-cell table:formula="of:=[.D158]-[.B158]" office:value-type="float" office:value="1.09171374714681">
            <text:p>1,091713747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4.52124554320042">
            <text:p>4,5212455432</text:p>
          </table:table-cell>
          <table:table-cell office:value-type="float" office:value="7.50902920832972">
            <text:p>7,5090292083</text:p>
          </table:table-cell>
          <table:table-cell office:value-type="float" office:value="4.15490137670544">
            <text:p>4,1549013767</text:p>
          </table:table-cell>
          <table:table-cell table:formula="of:=[.C159]-[.B159]" office:value-type="float" office:value="2.9877836651293">
            <text:p>2,9877836651</text:p>
          </table:table-cell>
          <table:table-cell table:formula="of:=[.D159]-[.B159]" office:value-type="float" office:value="-0.36634416649498">
            <text:p>-0,3663441665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.80996226161738">
            <text:p>4,8099622616</text:p>
          </table:table-cell>
          <table:table-cell office:value-type="float" office:value="4.47342719109536">
            <text:p>4,4734271911</text:p>
          </table:table-cell>
          <table:table-cell office:value-type="float" office:value="3.79641784537351">
            <text:p>3,7964178454</text:p>
          </table:table-cell>
          <table:table-cell table:formula="of:=[.C160]-[.B160]" office:value-type="float" office:value="-0.33653507052202">
            <text:p>-0,3365350705</text:p>
          </table:table-cell>
          <table:table-cell table:formula="of:=[.D160]-[.B160]" office:value-type="float" office:value="-1.01354441624387">
            <text:p>-1,013544416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.3566883401367">
            <text:p>5,3566883401</text:p>
          </table:table-cell>
          <table:table-cell office:value-type="float" office:value="6.84714440379406">
            <text:p>6,8471444038</text:p>
          </table:table-cell>
          <table:table-cell office:value-type="float" office:value="5.20241831287658">
            <text:p>5,2024183129</text:p>
          </table:table-cell>
          <table:table-cell table:formula="of:=[.C161]-[.B161]" office:value-type="float" office:value="1.49045606365736">
            <text:p>1,4904560637</text:p>
          </table:table-cell>
          <table:table-cell table:formula="of:=[.D161]-[.B161]" office:value-type="float" office:value="-0.15427002726012">
            <text:p>-0,154270027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4.58396445661697">
            <text:p>4,5839644566</text:p>
          </table:table-cell>
          <table:table-cell office:value-type="float" office:value="5.15946516344443">
            <text:p>5,1594651634</text:p>
          </table:table-cell>
          <table:table-cell office:value-type="float" office:value="4.29792205370361">
            <text:p>4,2979220537</text:p>
          </table:table-cell>
          <table:table-cell table:formula="of:=[.C162]-[.B162]" office:value-type="float" office:value="0.57550070682746">
            <text:p>0,5755007068</text:p>
          </table:table-cell>
          <table:table-cell table:formula="of:=[.D162]-[.B162]" office:value-type="float" office:value="-0.28604240291336">
            <text:p>-0,2860424029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.69521634297651">
            <text:p>5,695216343</text:p>
          </table:table-cell>
          <table:table-cell office:value-type="float" office:value="9.44554968419528">
            <text:p>9,4455496842</text:p>
          </table:table-cell>
          <table:table-cell office:value-type="float" office:value="5.68936201352205">
            <text:p>5,6893620135</text:p>
          </table:table-cell>
          <table:table-cell table:formula="of:=[.C163]-[.B163]" office:value-type="float" office:value="3.75033334121877">
            <text:p>3,7503333412</text:p>
          </table:table-cell>
          <table:table-cell table:formula="of:=[.D163]-[.B163]" office:value-type="float" office:value="-0.00585432945445952">
            <text:p>-0,0058543295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8.10264330329606">
            <text:p>8,1026433033</text:p>
          </table:table-cell>
          <table:table-cell office:value-type="float" office:value="8.62583943261616">
            <text:p>8,6258394326</text:p>
          </table:table-cell>
          <table:table-cell office:value-type="float" office:value="5.30033574276674">
            <text:p>5,3003357428</text:p>
          </table:table-cell>
          <table:table-cell table:formula="of:=[.C164]-[.B164]" office:value-type="float" office:value="0.5231961293201">
            <text:p>0,5231961293</text:p>
          </table:table-cell>
          <table:table-cell table:formula="of:=[.D164]-[.B164]" office:value-type="float" office:value="-2.80230756052932">
            <text:p>-2,8023075605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.81773854158293">
            <text:p>7,8177385416</text:p>
          </table:table-cell>
          <table:table-cell office:value-type="float" office:value="8.20549972553284">
            <text:p>8,2054997255</text:p>
          </table:table-cell>
          <table:table-cell office:value-type="float" office:value="7.36366675228535">
            <text:p>7,3636667523</text:p>
          </table:table-cell>
          <table:table-cell table:formula="of:=[.C165]-[.B165]" office:value-type="float" office:value="0.387761183949911">
            <text:p>0,3877611839</text:p>
          </table:table-cell>
          <table:table-cell table:formula="of:=[.D165]-[.B165]" office:value-type="float" office:value="-0.45407178929758">
            <text:p>-0,4540717893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.67343965908222">
            <text:p>5,6734396591</text:p>
          </table:table-cell>
          <table:table-cell office:value-type="float" office:value="11.3478059792237">
            <text:p>11,3478059792</text:p>
          </table:table-cell>
          <table:table-cell office:value-type="float" office:value="8.60131447927815">
            <text:p>8,6013144793</text:p>
          </table:table-cell>
          <table:table-cell table:formula="of:=[.C166]-[.B166]" office:value-type="float" office:value="5.67436632014148">
            <text:p>5,6743663201</text:p>
          </table:table-cell>
          <table:table-cell table:formula="of:=[.D166]-[.B166]" office:value-type="float" office:value="2.92787482019593">
            <text:p>2,927874820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6.08171515018969">
            <text:p>6,0817151502</text:p>
          </table:table-cell>
          <table:table-cell office:value-type="float" office:value="7.06773487114061">
            <text:p>7,0677348711</text:p>
          </table:table-cell>
          <table:table-cell office:value-type="float" office:value="6.06183280420827">
            <text:p>6,0618328042</text:p>
          </table:table-cell>
          <table:table-cell table:formula="of:=[.C167]-[.B167]" office:value-type="float" office:value="0.98601972095092">
            <text:p>0,986019721</text:p>
          </table:table-cell>
          <table:table-cell table:formula="of:=[.D167]-[.B167]" office:value-type="float" office:value="-0.0198823459814204">
            <text:p>-0,019882346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8.79347704889286">
            <text:p>8,7934770489</text:p>
          </table:table-cell>
          <table:table-cell office:value-type="float" office:value="9.11844141029754">
            <text:p>9,1184414103</text:p>
          </table:table-cell>
          <table:table-cell office:value-type="float" office:value="7.74068785563144">
            <text:p>7,7406878556</text:p>
          </table:table-cell>
          <table:table-cell table:formula="of:=[.C168]-[.B168]" office:value-type="float" office:value="0.32496436140468">
            <text:p>0,3249643614</text:p>
          </table:table-cell>
          <table:table-cell table:formula="of:=[.D168]-[.B168]" office:value-type="float" office:value="-1.05278919326142">
            <text:p>-1,052789193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8.13193080908447">
            <text:p>8,1319308091</text:p>
          </table:table-cell>
          <table:table-cell office:value-type="float" office:value="10.7006896581573">
            <text:p>10,7006896582</text:p>
          </table:table-cell>
          <table:table-cell office:value-type="float" office:value="8.27046915747511">
            <text:p>8,2704691575</text:p>
          </table:table-cell>
          <table:table-cell table:formula="of:=[.C169]-[.B169]" office:value-type="float" office:value="2.56875884907283">
            <text:p>2,5687588491</text:p>
          </table:table-cell>
          <table:table-cell table:formula="of:=[.D169]-[.B169]" office:value-type="float" office:value="0.138538348390641">
            <text:p>0,138538348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8.42613935694406">
            <text:p>8,4261393569</text:p>
          </table:table-cell>
          <table:table-cell office:value-type="float" office:value="8.1035250392685">
            <text:p>8,1035250393</text:p>
          </table:table-cell>
          <table:table-cell office:value-type="float" office:value="8.61856721293754">
            <text:p>8,6185672129</text:p>
          </table:table-cell>
          <table:table-cell table:formula="of:=[.C170]-[.B170]" office:value-type="float" office:value="-0.322614317675558">
            <text:p>-0,3226143177</text:p>
          </table:table-cell>
          <table:table-cell table:formula="of:=[.D170]-[.B170]" office:value-type="float" office:value="0.192427855993481">
            <text:p>0,19242785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8.53598270585182">
            <text:p>8,5359827059</text:p>
          </table:table-cell>
          <table:table-cell office:value-type="float" office:value="13.0480707436492">
            <text:p>13,0480707436</text:p>
          </table:table-cell>
          <table:table-cell office:value-type="float" office:value="9.58012274959965">
            <text:p>9,5801227496</text:p>
          </table:table-cell>
          <table:table-cell table:formula="of:=[.C171]-[.B171]" office:value-type="float" office:value="4.51208803779738">
            <text:p>4,5120880378</text:p>
          </table:table-cell>
          <table:table-cell table:formula="of:=[.D171]-[.B171]" office:value-type="float" office:value="1.04414004374783">
            <text:p>1,04414004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8.41573621842632">
            <text:p>8,4157362184</text:p>
          </table:table-cell>
          <table:table-cell office:value-type="float" office:value="10.8157516823645">
            <text:p>10,8157516824</text:p>
          </table:table-cell>
          <table:table-cell office:value-type="float" office:value="11.9254635680543">
            <text:p>11,9254635681</text:p>
          </table:table-cell>
          <table:table-cell table:formula="of:=[.C172]-[.B172]" office:value-type="float" office:value="2.40001546393818">
            <text:p>2,4000154639</text:p>
          </table:table-cell>
          <table:table-cell table:formula="of:=[.D172]-[.B172]" office:value-type="float" office:value="3.50972734962798">
            <text:p>3,5097273496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9.17717280922379">
            <text:p>9,1771728092</text:p>
          </table:table-cell>
          <table:table-cell office:value-type="float" office:value="13.9084803849776">
            <text:p>13,908480385</text:p>
          </table:table-cell>
          <table:table-cell office:value-type="float" office:value="13.7896618157954">
            <text:p>13,7896618158</text:p>
          </table:table-cell>
          <table:table-cell table:formula="of:=[.C173]-[.B173]" office:value-type="float" office:value="4.73130757575381">
            <text:p>4,7313075758</text:p>
          </table:table-cell>
          <table:table-cell table:formula="of:=[.D173]-[.B173]" office:value-type="float" office:value="4.61248900657161">
            <text:p>4,6124890066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9.28860189911053">
            <text:p>9,2886018991</text:p>
          </table:table-cell>
          <table:table-cell office:value-type="float" office:value="11.5164150649932">
            <text:p>11,516415065</text:p>
          </table:table-cell>
          <table:table-cell office:value-type="float" office:value="14.2048245228065">
            <text:p>14,2048245228</text:p>
          </table:table-cell>
          <table:table-cell table:formula="of:=[.C174]-[.B174]" office:value-type="float" office:value="2.22781316588267">
            <text:p>2,2278131659</text:p>
          </table:table-cell>
          <table:table-cell table:formula="of:=[.D174]-[.B174]" office:value-type="float" office:value="4.91622262369597">
            <text:p>4,9162226237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8.94266236530528">
            <text:p>8,9426623653</text:p>
          </table:table-cell>
          <table:table-cell office:value-type="float" office:value="11.420380395088">
            <text:p>11,4203803951</text:p>
          </table:table-cell>
          <table:table-cell office:value-type="float" office:value="13.5662175509398">
            <text:p>13,5662175509</text:p>
          </table:table-cell>
          <table:table-cell table:formula="of:=[.C175]-[.B175]" office:value-type="float" office:value="2.47771802978272">
            <text:p>2,4777180298</text:p>
          </table:table-cell>
          <table:table-cell table:formula="of:=[.D175]-[.B175]" office:value-type="float" office:value="4.62355518563452">
            <text:p>4,623555185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0.0836774319394">
            <text:p>10,0836774319</text:p>
          </table:table-cell>
          <table:table-cell office:value-type="float" office:value="10.487010018074">
            <text:p>10,4870100181</text:p>
          </table:table-cell>
          <table:table-cell office:value-type="float" office:value="17.3908049776451">
            <text:p>17,3908049776</text:p>
          </table:table-cell>
          <table:table-cell table:formula="of:=[.C176]-[.B176]" office:value-type="float" office:value="0.403332586134601">
            <text:p>0,4033325861</text:p>
          </table:table-cell>
          <table:table-cell table:formula="of:=[.D176]-[.B176]" office:value-type="float" office:value="7.3071275457057">
            <text:p>7,307127545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9.18298681018451">
            <text:p>9,1829868102</text:p>
          </table:table-cell>
          <table:table-cell office:value-type="float" office:value="12.2782122753841">
            <text:p>12,2782122754</text:p>
          </table:table-cell>
          <table:table-cell office:value-type="float" office:value="17.3784786034129">
            <text:p>17,3784786034</text:p>
          </table:table-cell>
          <table:table-cell table:formula="of:=[.C177]-[.B177]" office:value-type="float" office:value="3.09522546519959">
            <text:p>3,0952254652</text:p>
          </table:table-cell>
          <table:table-cell table:formula="of:=[.D177]-[.B177]" office:value-type="float" office:value="8.19549179322839">
            <text:p>8,195491793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.8596765132716">
            <text:p>11,8596765133</text:p>
          </table:table-cell>
          <table:table-cell office:value-type="float" office:value="15.9120338089467">
            <text:p>15,9120338089</text:p>
          </table:table-cell>
          <table:table-cell office:value-type="float" office:value="14.2783166983134">
            <text:p>14,2783166983</text:p>
          </table:table-cell>
          <table:table-cell table:formula="of:=[.C178]-[.B178]" office:value-type="float" office:value="4.0523572956751">
            <text:p>4,0523572957</text:p>
          </table:table-cell>
          <table:table-cell table:formula="of:=[.D178]-[.B178]" office:value-type="float" office:value="2.4186401850418">
            <text:p>2,41864018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0.5231910336772">
            <text:p>10,5231910337</text:p>
          </table:table-cell>
          <table:table-cell office:value-type="float" office:value="12.9314679951507">
            <text:p>12,9314679952</text:p>
          </table:table-cell>
          <table:table-cell office:value-type="float" office:value="15.1303050938509">
            <text:p>15,1303050939</text:p>
          </table:table-cell>
          <table:table-cell table:formula="of:=[.C179]-[.B179]" office:value-type="float" office:value="2.4082769614735">
            <text:p>2,4082769615</text:p>
          </table:table-cell>
          <table:table-cell table:formula="of:=[.D179]-[.B179]" office:value-type="float" office:value="4.6071140601737">
            <text:p>4,607114060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8.75882936558254">
            <text:p>8,7588293656</text:p>
          </table:table-cell>
          <table:table-cell office:value-type="float" office:value="15.6512036892123">
            <text:p>15,6512036892</text:p>
          </table:table-cell>
          <table:table-cell office:value-type="float" office:value="12.0412051871396">
            <text:p>12,0412051871</text:p>
          </table:table-cell>
          <table:table-cell table:formula="of:=[.C180]-[.B180]" office:value-type="float" office:value="6.89237432362976">
            <text:p>6,8923743236</text:p>
          </table:table-cell>
          <table:table-cell table:formula="of:=[.D180]-[.B180]" office:value-type="float" office:value="3.28237582155706">
            <text:p>3,282375821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0.8635393786126">
            <text:p>10,8635393786</text:p>
          </table:table-cell>
          <table:table-cell office:value-type="float" office:value="11.6447673818608">
            <text:p>11,6447673819</text:p>
          </table:table-cell>
          <table:table-cell office:value-type="float" office:value="12.0075766335405">
            <text:p>12,0075766335</text:p>
          </table:table-cell>
          <table:table-cell table:formula="of:=[.C181]-[.B181]" office:value-type="float" office:value="0.7812280032482">
            <text:p>0,7812280032</text:p>
          </table:table-cell>
          <table:table-cell table:formula="of:=[.D181]-[.B181]" office:value-type="float" office:value="1.1440372549279">
            <text:p>1,1440372549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8.92498658514716">
            <text:p>8,9249865851</text:p>
          </table:table-cell>
          <table:table-cell office:value-type="float" office:value="12.7658916691182">
            <text:p>12,7658916691</text:p>
          </table:table-cell>
          <table:table-cell office:value-type="float" office:value="11.0514033244119">
            <text:p>11,0514033244</text:p>
          </table:table-cell>
          <table:table-cell table:formula="of:=[.C182]-[.B182]" office:value-type="float" office:value="3.84090508397104">
            <text:p>3,840905084</text:p>
          </table:table-cell>
          <table:table-cell table:formula="of:=[.D182]-[.B182]" office:value-type="float" office:value="2.12641673926474">
            <text:p>2,126416739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2.6787961038741">
            <text:p>12,6787961039</text:p>
          </table:table-cell>
          <table:table-cell office:value-type="float" office:value="12.6690728810522">
            <text:p>12,6690728811</text:p>
          </table:table-cell>
          <table:table-cell office:value-type="float" office:value="8.71060271681857">
            <text:p>8,7106027168</text:p>
          </table:table-cell>
          <table:table-cell table:formula="of:=[.C183]-[.B183]" office:value-type="float" office:value="-0.00972322282190063">
            <text:p>-0,0097232228</text:p>
          </table:table-cell>
          <table:table-cell table:formula="of:=[.D183]-[.B183]" office:value-type="float" office:value="-3.96819338705553">
            <text:p>-3,9681933871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9.41360474127398">
            <text:p>9,4136047413</text:p>
          </table:table-cell>
          <table:table-cell office:value-type="float" office:value="12.3676253475215">
            <text:p>12,3676253475</text:p>
          </table:table-cell>
          <table:table-cell office:value-type="float" office:value="13.0808084503858">
            <text:p>13,0808084504</text:p>
          </table:table-cell>
          <table:table-cell table:formula="of:=[.C184]-[.B184]" office:value-type="float" office:value="2.95402060624752">
            <text:p>2,9540206062</text:p>
          </table:table-cell>
          <table:table-cell table:formula="of:=[.D184]-[.B184]" office:value-type="float" office:value="3.66720370911182">
            <text:p>3,667203709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0.7963976027486">
            <text:p>10,7963976027</text:p>
          </table:table-cell>
          <table:table-cell office:value-type="float" office:value="13.9104809177285">
            <text:p>13,9104809177</text:p>
          </table:table-cell>
          <table:table-cell office:value-type="float" office:value="13.0700269933945">
            <text:p>13,0700269934</text:p>
          </table:table-cell>
          <table:table-cell table:formula="of:=[.C185]-[.B185]" office:value-type="float" office:value="3.1140833149799">
            <text:p>3,114083315</text:p>
          </table:table-cell>
          <table:table-cell table:formula="of:=[.D185]-[.B185]" office:value-type="float" office:value="2.2736293906459">
            <text:p>2,2736293906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9.2482698049796">
            <text:p>9,248269805</text:p>
          </table:table-cell>
          <table:table-cell office:value-type="float" office:value="13.7382238577618">
            <text:p>13,7382238578</text:p>
          </table:table-cell>
          <table:table-cell office:value-type="float" office:value="10.3012003430705">
            <text:p>10,3012003431</text:p>
          </table:table-cell>
          <table:table-cell table:formula="of:=[.C186]-[.B186]" office:value-type="float" office:value="4.4899540527822">
            <text:p>4,4899540528</text:p>
          </table:table-cell>
          <table:table-cell table:formula="of:=[.D186]-[.B186]" office:value-type="float" office:value="1.0529305380909">
            <text:p>1,05293053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1.1982107381934">
            <text:p>11,1982107382</text:p>
          </table:table-cell>
          <table:table-cell office:value-type="float" office:value="10.7212456695746">
            <text:p>10,7212456696</text:p>
          </table:table-cell>
          <table:table-cell office:value-type="float" office:value="11.323846196413">
            <text:p>11,3238461964</text:p>
          </table:table-cell>
          <table:table-cell table:formula="of:=[.C187]-[.B187]" office:value-type="float" office:value="-0.476965068618799">
            <text:p>-0,4769650686</text:p>
          </table:table-cell>
          <table:table-cell table:formula="of:=[.D187]-[.B187]" office:value-type="float" office:value="0.1256354582196">
            <text:p>0,125635458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.80632765364702">
            <text:p>7,8063276536</text:p>
          </table:table-cell>
          <table:table-cell office:value-type="float" office:value="12.8890000240033">
            <text:p>12,889000024</text:p>
          </table:table-cell>
          <table:table-cell office:value-type="float" office:value="11.7239752377741">
            <text:p>11,7239752378</text:p>
          </table:table-cell>
          <table:table-cell table:formula="of:=[.C188]-[.B188]" office:value-type="float" office:value="5.08267237035628">
            <text:p>5,0826723704</text:p>
          </table:table-cell>
          <table:table-cell table:formula="of:=[.D188]-[.B188]" office:value-type="float" office:value="3.91764758412708">
            <text:p>3,917647584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0.0753925189988">
            <text:p>10,075392519</text:p>
          </table:table-cell>
          <table:table-cell office:value-type="float" office:value="15.7402139645093">
            <text:p>15,7402139645</text:p>
          </table:table-cell>
          <table:table-cell office:value-type="float" office:value="9.69406952094086">
            <text:p>9,6940695209</text:p>
          </table:table-cell>
          <table:table-cell table:formula="of:=[.C189]-[.B189]" office:value-type="float" office:value="5.6648214455105">
            <text:p>5,6648214455</text:p>
          </table:table-cell>
          <table:table-cell table:formula="of:=[.D189]-[.B189]" office:value-type="float" office:value="-0.381322998057939">
            <text:p>-0,381322998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2.2491475041328">
            <text:p>12,2491475041</text:p>
          </table:table-cell>
          <table:table-cell office:value-type="float" office:value="12.7035918693483">
            <text:p>12,7035918693</text:p>
          </table:table-cell>
          <table:table-cell office:value-type="float" office:value="9.88885136514356">
            <text:p>9,8888513651</text:p>
          </table:table-cell>
          <table:table-cell table:formula="of:=[.C190]-[.B190]" office:value-type="float" office:value="0.454444365215499">
            <text:p>0,4544443652</text:p>
          </table:table-cell>
          <table:table-cell table:formula="of:=[.D190]-[.B190]" office:value-type="float" office:value="-2.36029613898924">
            <text:p>-2,360296139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9.04044370632537">
            <text:p>9,0404437063</text:p>
          </table:table-cell>
          <table:table-cell office:value-type="float" office:value="11.6009614621142">
            <text:p>11,6009614621</text:p>
          </table:table-cell>
          <table:table-cell office:value-type="float" office:value="14.0657591245187">
            <text:p>14,0657591245</text:p>
          </table:table-cell>
          <table:table-cell table:formula="of:=[.C191]-[.B191]" office:value-type="float" office:value="2.56051775578883">
            <text:p>2,5605177558</text:p>
          </table:table-cell>
          <table:table-cell table:formula="of:=[.D191]-[.B191]" office:value-type="float" office:value="5.02531541819333">
            <text:p>5,0253154182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0.5941342030898">
            <text:p>10,5941342031</text:p>
          </table:table-cell>
          <table:table-cell office:value-type="float" office:value="14.4835716458163">
            <text:p>14,4835716458</text:p>
          </table:table-cell>
          <table:table-cell office:value-type="float" office:value="12.6261626052472">
            <text:p>12,6261626052</text:p>
          </table:table-cell>
          <table:table-cell table:formula="of:=[.C192]-[.B192]" office:value-type="float" office:value="3.8894374427265">
            <text:p>3,8894374427</text:p>
          </table:table-cell>
          <table:table-cell table:formula="of:=[.D192]-[.B192]" office:value-type="float" office:value="2.0320284021574">
            <text:p>2,032028402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.97686060784132">
            <text:p>7,9768606078</text:p>
          </table:table-cell>
          <table:table-cell office:value-type="float" office:value="11.822099280706">
            <text:p>11,8220992807</text:p>
          </table:table-cell>
          <table:table-cell office:value-type="float" office:value="15.2194132015756">
            <text:p>15,2194132016</text:p>
          </table:table-cell>
          <table:table-cell table:formula="of:=[.C193]-[.B193]" office:value-type="float" office:value="3.84523867286468">
            <text:p>3,8452386729</text:p>
          </table:table-cell>
          <table:table-cell table:formula="of:=[.D193]-[.B193]" office:value-type="float" office:value="7.24255259373428">
            <text:p>7,242552593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0.8458807542851">
            <text:p>10,8458807543</text:p>
          </table:table-cell>
          <table:table-cell office:value-type="float" office:value="12.4359781898178">
            <text:p>12,4359781898</text:p>
          </table:table-cell>
          <table:table-cell office:value-type="float" office:value="14.7774416141648">
            <text:p>14,7774416142</text:p>
          </table:table-cell>
          <table:table-cell table:formula="of:=[.C194]-[.B194]" office:value-type="float" office:value="1.5900974355327">
            <text:p>1,5900974355</text:p>
          </table:table-cell>
          <table:table-cell table:formula="of:=[.D194]-[.B194]" office:value-type="float" office:value="3.9315608598797">
            <text:p>3,931560859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.537540621199">
            <text:p>11,5375406212</text:p>
          </table:table-cell>
          <table:table-cell office:value-type="float" office:value="12.9109929488807">
            <text:p>12,9109929489</text:p>
          </table:table-cell>
          <table:table-cell office:value-type="float" office:value="11.5390841711302">
            <text:p>11,5390841711</text:p>
          </table:table-cell>
          <table:table-cell table:formula="of:=[.C195]-[.B195]" office:value-type="float" office:value="1.3734523276817">
            <text:p>1,3734523277</text:p>
          </table:table-cell>
          <table:table-cell table:formula="of:=[.D195]-[.B195]" office:value-type="float" office:value="0.00154354993120087">
            <text:p>0,001543549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1.8070507485632">
            <text:p>11,8070507486</text:p>
          </table:table-cell>
          <table:table-cell office:value-type="float" office:value="14.3653807383514">
            <text:p>14,3653807384</text:p>
          </table:table-cell>
          <table:table-cell office:value-type="float" office:value="13.9746979989667">
            <text:p>13,974697999</text:p>
          </table:table-cell>
          <table:table-cell table:formula="of:=[.C196]-[.B196]" office:value-type="float" office:value="2.5583299897882">
            <text:p>2,5583299898</text:p>
          </table:table-cell>
          <table:table-cell table:formula="of:=[.D196]-[.B196]" office:value-type="float" office:value="2.1676472504035">
            <text:p>2,167647250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.1439442605009">
            <text:p>11,1439442605</text:p>
          </table:table-cell>
          <table:table-cell office:value-type="float" office:value="14.3812192309731">
            <text:p>14,381219231</text:p>
          </table:table-cell>
          <table:table-cell office:value-type="float" office:value="9.52962468752724">
            <text:p>9,5296246875</text:p>
          </table:table-cell>
          <table:table-cell table:formula="of:=[.C197]-[.B197]" office:value-type="float" office:value="3.2372749704722">
            <text:p>3,2372749705</text:p>
          </table:table-cell>
          <table:table-cell table:formula="of:=[.D197]-[.B197]" office:value-type="float" office:value="-1.61431957297366">
            <text:p>-1,61431957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9.19196156992565">
            <text:p>9,1919615699</text:p>
          </table:table-cell>
          <table:table-cell office:value-type="float" office:value="11.4114873301554">
            <text:p>11,4114873302</text:p>
          </table:table-cell>
          <table:table-cell office:value-type="float" office:value="15.2185620666002">
            <text:p>15,2185620666</text:p>
          </table:table-cell>
          <table:table-cell table:formula="of:=[.C198]-[.B198]" office:value-type="float" office:value="2.21952576022975">
            <text:p>2,2195257602</text:p>
          </table:table-cell>
          <table:table-cell table:formula="of:=[.D198]-[.B198]" office:value-type="float" office:value="6.02660049667455">
            <text:p>6,0266004967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.89925312492043">
            <text:p>7,8992531249</text:p>
          </table:table-cell>
          <table:table-cell office:value-type="float" office:value="13.7354429187993">
            <text:p>13,7354429188</text:p>
          </table:table-cell>
          <table:table-cell office:value-type="float" office:value="10.3603989744814">
            <text:p>10,3603989745</text:p>
          </table:table-cell>
          <table:table-cell table:formula="of:=[.C199]-[.B199]" office:value-type="float" office:value="5.83618979387887">
            <text:p>5,8361897939</text:p>
          </table:table-cell>
          <table:table-cell table:formula="of:=[.D199]-[.B199]" office:value-type="float" office:value="2.46114584956097">
            <text:p>2,461145849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0.0474111066162">
            <text:p>10,0474111066</text:p>
          </table:table-cell>
          <table:table-cell office:value-type="float" office:value="16.2345271074738">
            <text:p>16,2345271075</text:p>
          </table:table-cell>
          <table:table-cell office:value-type="float" office:value="12.4307680525388">
            <text:p>12,4307680525</text:p>
          </table:table-cell>
          <table:table-cell table:formula="of:=[.C200]-[.B200]" office:value-type="float" office:value="6.1871160008576">
            <text:p>6,1871160009</text:p>
          </table:table-cell>
          <table:table-cell table:formula="of:=[.D200]-[.B200]" office:value-type="float" office:value="2.3833569459226">
            <text:p>2,383356945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0.6340190509738">
            <text:p>10,634019051</text:p>
          </table:table-cell>
          <table:table-cell office:value-type="float" office:value="16.3946237033633">
            <text:p>16,3946237034</text:p>
          </table:table-cell>
          <table:table-cell office:value-type="float" office:value="7.21160397646033">
            <text:p>7,2116039765</text:p>
          </table:table-cell>
          <table:table-cell table:formula="of:=[.C201]-[.B201]" office:value-type="float" office:value="5.7606046523895">
            <text:p>5,7606046524</text:p>
          </table:table-cell>
          <table:table-cell table:formula="of:=[.D201]-[.B201]" office:value-type="float" office:value="-3.42241507451347">
            <text:p>-3,422415074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9.48386814833336">
            <text:p>9,4838681483</text:p>
          </table:table-cell>
          <table:table-cell office:value-type="float" office:value="10.8686401101993">
            <text:p>10,8686401102</text:p>
          </table:table-cell>
          <table:table-cell office:value-type="float" office:value="9.43677612483541">
            <text:p>9,4367761248</text:p>
          </table:table-cell>
          <table:table-cell table:formula="of:=[.C202]-[.B202]" office:value-type="float" office:value="1.38477196186594">
            <text:p>1,3847719619</text:p>
          </table:table-cell>
          <table:table-cell table:formula="of:=[.D202]-[.B202]" office:value-type="float" office:value="-0.0470920234979513">
            <text:p>-0,0470920235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.96335556133542">
            <text:p>7,9633555613</text:p>
          </table:table-cell>
          <table:table-cell office:value-type="float" office:value="13.1649349321806">
            <text:p>13,1649349322</text:p>
          </table:table-cell>
          <table:table-cell office:value-type="float" office:value="7.40353581207141">
            <text:p>7,4035358121</text:p>
          </table:table-cell>
          <table:table-cell table:formula="of:=[.C203]-[.B203]" office:value-type="float" office:value="5.20157937084518">
            <text:p>5,2015793708</text:p>
          </table:table-cell>
          <table:table-cell table:formula="of:=[.D203]-[.B203]" office:value-type="float" office:value="-0.55981974926401">
            <text:p>-0,559819749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0.6197189931665">
            <text:p>10,6197189932</text:p>
          </table:table-cell>
          <table:table-cell office:value-type="float" office:value="10.7850580336914">
            <text:p>10,7850580337</text:p>
          </table:table-cell>
          <table:table-cell office:value-type="float" office:value="6.91510128230774">
            <text:p>6,9151012823</text:p>
          </table:table-cell>
          <table:table-cell table:formula="of:=[.C204]-[.B204]" office:value-type="float" office:value="0.165339040524898">
            <text:p>0,1653390405</text:p>
          </table:table-cell>
          <table:table-cell table:formula="of:=[.D204]-[.B204]" office:value-type="float" office:value="-3.70461771085876">
            <text:p>-3,704617710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6.86394833254504">
            <text:p>6,8639483325</text:p>
          </table:table-cell>
          <table:table-cell office:value-type="float" office:value="10.1840135934144">
            <text:p>10,1840135934</text:p>
          </table:table-cell>
          <table:table-cell office:value-type="float" office:value="8.00744413045164">
            <text:p>8,0074441305</text:p>
          </table:table-cell>
          <table:table-cell table:formula="of:=[.C205]-[.B205]" office:value-type="float" office:value="3.32006526086936">
            <text:p>3,3200652609</text:p>
          </table:table-cell>
          <table:table-cell table:formula="of:=[.D205]-[.B205]" office:value-type="float" office:value="1.1434957979066">
            <text:p>1,143495797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5.2036816255752">
            <text:p>5,2036816256</text:p>
          </table:table-cell>
          <table:table-cell office:value-type="float" office:value="10.7982639411411">
            <text:p>10,7982639411</text:p>
          </table:table-cell>
          <table:table-cell office:value-type="float" office:value="7.51781836986354">
            <text:p>7,5178183699</text:p>
          </table:table-cell>
          <table:table-cell table:formula="of:=[.C206]-[.B206]" office:value-type="float" office:value="5.5945823155659">
            <text:p>5,5945823156</text:p>
          </table:table-cell>
          <table:table-cell table:formula="of:=[.D206]-[.B206]" office:value-type="float" office:value="2.31413674428834">
            <text:p>2,3141367443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5.8044117607141">
            <text:p>5,8044117607</text:p>
          </table:table-cell>
          <table:table-cell office:value-type="float" office:value="7.98012297531636">
            <text:p>7,9801229753</text:p>
          </table:table-cell>
          <table:table-cell office:value-type="float" office:value="7.63713919534417">
            <text:p>7,6371391953</text:p>
          </table:table-cell>
          <table:table-cell table:formula="of:=[.C207]-[.B207]" office:value-type="float" office:value="2.17571121460226">
            <text:p>2,1757112146</text:p>
          </table:table-cell>
          <table:table-cell table:formula="of:=[.D207]-[.B207]" office:value-type="float" office:value="1.83272743463007">
            <text:p>1,832727434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.14318900376762">
            <text:p>7,1431890038</text:p>
          </table:table-cell>
          <table:table-cell office:value-type="float" office:value="7.54029347766364">
            <text:p>7,5402934777</text:p>
          </table:table-cell>
          <table:table-cell office:value-type="float" office:value="5.88058513289332">
            <text:p>5,8805851329</text:p>
          </table:table-cell>
          <table:table-cell table:formula="of:=[.C208]-[.B208]" office:value-type="float" office:value="0.39710447389602">
            <text:p>0,3971044739</text:p>
          </table:table-cell>
          <table:table-cell table:formula="of:=[.D208]-[.B208]" office:value-type="float" office:value="-1.2626038708743">
            <text:p>-1,2626038709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6.95550892603025">
            <text:p>6,955508926</text:p>
          </table:table-cell>
          <table:table-cell office:value-type="float" office:value="9.44743042058009">
            <text:p>9,4474304206</text:p>
          </table:table-cell>
          <table:table-cell office:value-type="float" office:value="5.18563041352087">
            <text:p>5,1856304135</text:p>
          </table:table-cell>
          <table:table-cell table:formula="of:=[.C209]-[.B209]" office:value-type="float" office:value="2.49192149454984">
            <text:p>2,4919214945</text:p>
          </table:table-cell>
          <table:table-cell table:formula="of:=[.D209]-[.B209]" office:value-type="float" office:value="-1.76987851250938">
            <text:p>-1,769878512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.75860026318684">
            <text:p>4,7586002632</text:p>
          </table:table-cell>
          <table:table-cell office:value-type="float" office:value="8.49629694063352">
            <text:p>8,4962969406</text:p>
          </table:table-cell>
          <table:table-cell office:value-type="float" office:value="6.16251510837985">
            <text:p>6,1625151084</text:p>
          </table:table-cell>
          <table:table-cell table:formula="of:=[.C210]-[.B210]" office:value-type="float" office:value="3.73769667744668">
            <text:p>3,7376966774</text:p>
          </table:table-cell>
          <table:table-cell table:formula="of:=[.D210]-[.B210]" office:value-type="float" office:value="1.40391484519301">
            <text:p>1,403914845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5.6174863576583">
            <text:p>5,6174863577</text:p>
          </table:table-cell>
          <table:table-cell office:value-type="float" office:value="6.75286916980943">
            <text:p>6,7528691698</text:p>
          </table:table-cell>
          <table:table-cell office:value-type="float" office:value="8.60625186031023">
            <text:p>8,6062518603</text:p>
          </table:table-cell>
          <table:table-cell table:formula="of:=[.C211]-[.B211]" office:value-type="float" office:value="1.13538281215113">
            <text:p>1,1353828122</text:p>
          </table:table-cell>
          <table:table-cell table:formula="of:=[.D211]-[.B211]" office:value-type="float" office:value="2.98876550265193">
            <text:p>2,988765502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.9175495438124">
            <text:p>3,9175495438</text:p>
          </table:table-cell>
          <table:table-cell office:value-type="float" office:value="7.23328161979236">
            <text:p>7,2332816198</text:p>
          </table:table-cell>
          <table:table-cell office:value-type="float" office:value="7.4091734166455">
            <text:p>7,4091734166</text:p>
          </table:table-cell>
          <table:table-cell table:formula="of:=[.C212]-[.B212]" office:value-type="float" office:value="3.31573207597996">
            <text:p>3,315732076</text:p>
          </table:table-cell>
          <table:table-cell table:formula="of:=[.D212]-[.B212]" office:value-type="float" office:value="3.4916238728331">
            <text:p>3,491623872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.51017290418685">
            <text:p>3,5101729042</text:p>
          </table:table-cell>
          <table:table-cell office:value-type="float" office:value="7.90646058049991">
            <text:p>7,9064605805</text:p>
          </table:table-cell>
          <table:table-cell office:value-type="float" office:value="7.22603980771317">
            <text:p>7,2260398077</text:p>
          </table:table-cell>
          <table:table-cell table:formula="of:=[.C213]-[.B213]" office:value-type="float" office:value="4.39628767631306">
            <text:p>4,3962876763</text:p>
          </table:table-cell>
          <table:table-cell table:formula="of:=[.D213]-[.B213]" office:value-type="float" office:value="3.71586690352632">
            <text:p>3,7158669035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.41025362337807">
            <text:p>5,4102536234</text:p>
          </table:table-cell>
          <table:table-cell office:value-type="float" office:value="3.86290914545391">
            <text:p>3,8629091455</text:p>
          </table:table-cell>
          <table:table-cell office:value-type="float" office:value="6.06691876908161">
            <text:p>6,0669187691</text:p>
          </table:table-cell>
          <table:table-cell table:formula="of:=[.C214]-[.B214]" office:value-type="float" office:value="-1.54734447792416">
            <text:p>-1,5473444779</text:p>
          </table:table-cell>
          <table:table-cell table:formula="of:=[.D214]-[.B214]" office:value-type="float" office:value="0.65666514570354">
            <text:p>0,656665145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.01933379639166">
            <text:p>3,0193337964</text:p>
          </table:table-cell>
          <table:table-cell office:value-type="float" office:value="4.65239970561199">
            <text:p>4,6523997056</text:p>
          </table:table-cell>
          <table:table-cell office:value-type="float" office:value="4.93435256358152">
            <text:p>4,9343525636</text:p>
          </table:table-cell>
          <table:table-cell table:formula="of:=[.C215]-[.B215]" office:value-type="float" office:value="1.63306590922033">
            <text:p>1,6330659092</text:p>
          </table:table-cell>
          <table:table-cell table:formula="of:=[.D215]-[.B215]" office:value-type="float" office:value="1.91501876718986">
            <text:p>1,915018767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.3040217648292">
            <text:p>4,3040217648</text:p>
          </table:table-cell>
          <table:table-cell office:value-type="float" office:value="4.90572598173336">
            <text:p>4,9057259817</text:p>
          </table:table-cell>
          <table:table-cell office:value-type="float" office:value="6.45995196434588">
            <text:p>6,4599519643</text:p>
          </table:table-cell>
          <table:table-cell table:formula="of:=[.C216]-[.B216]" office:value-type="float" office:value="0.60170421690416">
            <text:p>0,6017042169</text:p>
          </table:table-cell>
          <table:table-cell table:formula="of:=[.D216]-[.B216]" office:value-type="float" office:value="2.15593019951668">
            <text:p>2,1559301995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.13648017858303">
            <text:p>2,1364801786</text:p>
          </table:table-cell>
          <table:table-cell office:value-type="float" office:value="5.534201674747">
            <text:p>5,5342016747</text:p>
          </table:table-cell>
          <table:table-cell office:value-type="float" office:value="5.82419146342843">
            <text:p>5,8241914634</text:p>
          </table:table-cell>
          <table:table-cell table:formula="of:=[.C217]-[.B217]" office:value-type="float" office:value="3.39772149616397">
            <text:p>3,3977214962</text:p>
          </table:table-cell>
          <table:table-cell table:formula="of:=[.D217]-[.B217]" office:value-type="float" office:value="3.6877112848454">
            <text:p>3,6877112848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2.93646078199048">
            <text:p>2,936460782</text:p>
          </table:table-cell>
          <table:table-cell office:value-type="float" office:value="4.98192314609094">
            <text:p>4,9819231461</text:p>
          </table:table-cell>
          <table:table-cell office:value-type="float" office:value="3.8874789537202">
            <text:p>3,8874789537</text:p>
          </table:table-cell>
          <table:table-cell table:formula="of:=[.C218]-[.B218]" office:value-type="float" office:value="2.04546236410046">
            <text:p>2,0454623641</text:p>
          </table:table-cell>
          <table:table-cell table:formula="of:=[.D218]-[.B218]" office:value-type="float" office:value="0.95101817172972">
            <text:p>0,951018171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.62399205919171">
            <text:p>3,6239920592</text:p>
          </table:table-cell>
          <table:table-cell office:value-type="float" office:value="3.46339649834313">
            <text:p>3,4633964983</text:p>
          </table:table-cell>
          <table:table-cell office:value-type="float" office:value="1.02063006893523">
            <text:p>1,0206300689</text:p>
          </table:table-cell>
          <table:table-cell table:formula="of:=[.C219]-[.B219]" office:value-type="float" office:value="-0.16059556084858">
            <text:p>-0,1605955608</text:p>
          </table:table-cell>
          <table:table-cell table:formula="of:=[.D219]-[.B219]" office:value-type="float" office:value="-2.60336199025648">
            <text:p>-2,6033619903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.36094237593707">
            <text:p>1,3609423759</text:p>
          </table:table-cell>
          <table:table-cell office:value-type="float" office:value="1.99364235500272">
            <text:p>1,993642355</text:p>
          </table:table-cell>
          <table:table-cell office:value-type="float" office:value="1.01260405130696">
            <text:p>1,0126040513</text:p>
          </table:table-cell>
          <table:table-cell table:formula="of:=[.C220]-[.B220]" office:value-type="float" office:value="0.63269997906565">
            <text:p>0,6326999791</text:p>
          </table:table-cell>
          <table:table-cell table:formula="of:=[.D220]-[.B220]" office:value-type="float" office:value="-0.34833832463011">
            <text:p>-0,3483383246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.53319075859365">
            <text:p>2,5331907586</text:p>
          </table:table-cell>
          <table:table-cell office:value-type="float" office:value="2.31320164300447">
            <text:p>2,313201643</text:p>
          </table:table-cell>
          <table:table-cell office:value-type="float" office:value="3.5705318493094">
            <text:p>3,5705318493</text:p>
          </table:table-cell>
          <table:table-cell table:formula="of:=[.C221]-[.B221]" office:value-type="float" office:value="-0.21998911558918">
            <text:p>-0,2199891156</text:p>
          </table:table-cell>
          <table:table-cell table:formula="of:=[.D221]-[.B221]" office:value-type="float" office:value="1.03734109071575">
            <text:p>1,037341090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.53082387008706">
            <text:p>1,5308238701</text:p>
          </table:table-cell>
          <table:table-cell office:value-type="float" office:value="3.63277753336558">
            <text:p>3,6327775334</text:p>
          </table:table-cell>
          <table:table-cell office:value-type="float" office:value="0.780977606380332">
            <text:p>0,7809776064</text:p>
          </table:table-cell>
          <table:table-cell table:formula="of:=[.C222]-[.B222]" office:value-type="float" office:value="2.10195366327852">
            <text:p>2,1019536633</text:p>
          </table:table-cell>
          <table:table-cell table:formula="of:=[.D222]-[.B222]" office:value-type="float" office:value="-0.749846263706728">
            <text:p>-0,749846263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.00711701606034">
            <text:p>2,0071170161</text:p>
          </table:table-cell>
          <table:table-cell office:value-type="float" office:value="2.13163317930075">
            <text:p>2,1316331793</text:p>
          </table:table-cell>
          <table:table-cell office:value-type="float" office:value="3.76078327392714">
            <text:p>3,7607832739</text:p>
          </table:table-cell>
          <table:table-cell table:formula="of:=[.C223]-[.B223]" office:value-type="float" office:value="0.12451616324041">
            <text:p>0,1245161632</text:p>
          </table:table-cell>
          <table:table-cell table:formula="of:=[.D223]-[.B223]" office:value-type="float" office:value="1.7536662578668">
            <text:p>1,753666257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.53124136167478">
            <text:p>1,5312413617</text:p>
          </table:table-cell>
          <table:table-cell office:value-type="float" office:value="1.07908956923689">
            <text:p>1,0790895692</text:p>
          </table:table-cell>
          <table:table-cell office:value-type="float" office:value="1.37133214631732">
            <text:p>1,3713321463</text:p>
          </table:table-cell>
          <table:table-cell table:formula="of:=[.C224]-[.B224]" office:value-type="float" office:value="-0.45215179243789">
            <text:p>-0,4521517924</text:p>
          </table:table-cell>
          <table:table-cell table:formula="of:=[.D224]-[.B224]" office:value-type="float" office:value="-0.15990921535746">
            <text:p>-0,159909215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.36988821512346">
            <text:p>1,3698882151</text:p>
          </table:table-cell>
          <table:table-cell office:value-type="float" office:value="0.986737900503626">
            <text:p>0,9867379005</text:p>
          </table:table-cell>
          <table:table-cell office:value-type="float" office:value="2.05019025468261">
            <text:p>2,0501902547</text:p>
          </table:table-cell>
          <table:table-cell table:formula="of:=[.C225]-[.B225]" office:value-type="float" office:value="-0.383150314619834">
            <text:p>-0,3831503146</text:p>
          </table:table-cell>
          <table:table-cell table:formula="of:=[.D225]-[.B225]" office:value-type="float" office:value="0.68030203955915">
            <text:p>0,680302039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964940958786303">
            <text:p>0,9649409588</text:p>
          </table:table-cell>
          <table:table-cell office:value-type="float" office:value="0.787237213574351">
            <text:p>0,7872372136</text:p>
          </table:table-cell>
          <table:table-cell office:value-type="float" office:value="0.411721854119189">
            <text:p>0,4117218541</text:p>
          </table:table-cell>
          <table:table-cell table:formula="of:=[.C226]-[.B226]" office:value-type="float" office:value="-0.177703745211952">
            <text:p>-0,1777037452</text:p>
          </table:table-cell>
          <table:table-cell table:formula="of:=[.D226]-[.B226]" office:value-type="float" office:value="-0.553219104667114">
            <text:p>-0,553219104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.01327505763129">
            <text:p>1,0132750576</text:p>
          </table:table-cell>
          <table:table-cell office:value-type="float" office:value="0.705368788569196">
            <text:p>0,7053687886</text:p>
          </table:table-cell>
          <table:table-cell office:value-type="float" office:value="0.42730428043136">
            <text:p>0,4273042804</text:p>
          </table:table-cell>
          <table:table-cell table:formula="of:=[.C227]-[.B227]" office:value-type="float" office:value="-0.307906269062094">
            <text:p>-0,3079062691</text:p>
          </table:table-cell>
          <table:table-cell table:formula="of:=[.D227]-[.B227]" office:value-type="float" office:value="-0.58597077719993">
            <text:p>-0,585970777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.31830973998553">
            <text:p>1,31830974</text:p>
          </table:table-cell>
          <table:table-cell office:value-type="float" office:value="0.566581855931409">
            <text:p>0,5665818559</text:p>
          </table:table-cell>
          <table:table-cell office:value-type="float" office:value="0.358183093185636">
            <text:p>0,3581830932</text:p>
          </table:table-cell>
          <table:table-cell table:formula="of:=[.C228]-[.B228]" office:value-type="float" office:value="-0.751727884054121">
            <text:p>-0,7517278841</text:p>
          </table:table-cell>
          <table:table-cell table:formula="of:=[.D228]-[.B228]" office:value-type="float" office:value="-0.960126646799894">
            <text:p>-0,960126646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.23221465516694">
            <text:p>1,2322146552</text:p>
          </table:table-cell>
          <table:table-cell office:value-type="float" office:value="0.411073074799559">
            <text:p>0,4110730748</text:p>
          </table:table-cell>
          <table:table-cell office:value-type="float" office:value="0.289396108104432">
            <text:p>0,2893961081</text:p>
          </table:table-cell>
          <table:table-cell table:formula="of:=[.C229]-[.B229]" office:value-type="float" office:value="-0.821141580367381">
            <text:p>-0,8211415804</text:p>
          </table:table-cell>
          <table:table-cell table:formula="of:=[.D229]-[.B229]" office:value-type="float" office:value="-0.942818547062508">
            <text:p>-0,942818547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724528049287709">
            <text:p>0,7245280493</text:p>
          </table:table-cell>
          <table:table-cell office:value-type="float" office:value="0.306339929171063">
            <text:p>0,3063399292</text:p>
          </table:table-cell>
          <table:table-cell office:value-type="float" office:value="1.41955310491167">
            <text:p>1,4195531049</text:p>
          </table:table-cell>
          <table:table-cell table:formula="of:=[.C230]-[.B230]" office:value-type="float" office:value="-0.418188120116646">
            <text:p>-0,4181881201</text:p>
          </table:table-cell>
          <table:table-cell table:formula="of:=[.D230]-[.B230]" office:value-type="float" office:value="0.695025055623961">
            <text:p>0,695025055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778848597166282">
            <text:p>0,7788485972</text:p>
          </table:table-cell>
          <table:table-cell office:value-type="float" office:value="0.687544856546271">
            <text:p>0,6875448565</text:p>
          </table:table-cell>
          <table:table-cell office:value-type="float" office:value="0.266985820220945">
            <text:p>0,2669858202</text:p>
          </table:table-cell>
          <table:table-cell table:formula="of:=[.C231]-[.B231]" office:value-type="float" office:value="-0.091303740620011">
            <text:p>-0,0913037406</text:p>
          </table:table-cell>
          <table:table-cell table:formula="of:=[.D231]-[.B231]" office:value-type="float" office:value="-0.511862776945337">
            <text:p>-0,511862776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609948608221571">
            <text:p>0,6099486082</text:p>
          </table:table-cell>
          <table:table-cell office:value-type="float" office:value="1.4352442717567">
            <text:p>1,4352442718</text:p>
          </table:table-cell>
          <table:table-cell office:value-type="float" office:value="0.23677225146884">
            <text:p>0,2367722515</text:p>
          </table:table-cell>
          <table:table-cell table:formula="of:=[.C232]-[.B232]" office:value-type="float" office:value="0.825295663535129">
            <text:p>0,8252956635</text:p>
          </table:table-cell>
          <table:table-cell table:formula="of:=[.D232]-[.B232]" office:value-type="float" office:value="-0.373176356752731">
            <text:p>-0,3731763568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634060826154074">
            <text:p>0,6340608262</text:p>
          </table:table-cell>
          <table:table-cell office:value-type="float" office:value="0.639302262614013">
            <text:p>0,6393022626</text:p>
          </table:table-cell>
          <table:table-cell office:value-type="float" office:value="0.252428513522691">
            <text:p>0,2524285135</text:p>
          </table:table-cell>
          <table:table-cell table:formula="of:=[.C233]-[.B233]" office:value-type="float" office:value="0.00524143645993902">
            <text:p>0,0052414365</text:p>
          </table:table-cell>
          <table:table-cell table:formula="of:=[.D233]-[.B233]" office:value-type="float" office:value="-0.381632312631383">
            <text:p>-0,381632312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151528539261297">
            <text:p>0,1515285393</text:p>
          </table:table-cell>
          <table:table-cell office:value-type="float" office:value="0.93656879430425">
            <text:p>0,9365687943</text:p>
          </table:table-cell>
          <table:table-cell office:value-type="float" office:value="0.132430807588426">
            <text:p>0,1324308076</text:p>
          </table:table-cell>
          <table:table-cell table:formula="of:=[.C234]-[.B234]" office:value-type="float" office:value="0.785040255042953">
            <text:p>0,785040255</text:p>
          </table:table-cell>
          <table:table-cell table:formula="of:=[.D234]-[.B234]" office:value-type="float" office:value="-0.019097731672871">
            <text:p>-0,019097731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193254520779691">
            <text:p>0,1932545208</text:p>
          </table:table-cell>
          <table:table-cell office:value-type="float" office:value="0.876191221822115">
            <text:p>0,8761912218</text:p>
          </table:table-cell>
          <table:table-cell office:value-type="float" office:value="0.107307559847447">
            <text:p>0,1073075598</text:p>
          </table:table-cell>
          <table:table-cell table:formula="of:=[.C235]-[.B235]" office:value-type="float" office:value="0.682936701042424">
            <text:p>0,682936701</text:p>
          </table:table-cell>
          <table:table-cell table:formula="of:=[.D235]-[.B235]" office:value-type="float" office:value="-0.085946960932244">
            <text:p>-0,0859469609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166217236143718">
            <text:p>0,1662172361</text:p>
          </table:table-cell>
          <table:table-cell office:value-type="float" office:value="0.218678865622528">
            <text:p>0,2186788656</text:p>
          </table:table-cell>
          <table:table-cell office:value-type="float" office:value="0.835392680823849">
            <text:p>0,8353926808</text:p>
          </table:table-cell>
          <table:table-cell table:formula="of:=[.C236]-[.B236]" office:value-type="float" office:value="0.05246162947881">
            <text:p>0,0524616295</text:p>
          </table:table-cell>
          <table:table-cell table:formula="of:=[.D236]-[.B236]" office:value-type="float" office:value="0.669175444680131">
            <text:p>0,669175444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25085522100348">
            <text:p>0,250855221</text:p>
          </table:table-cell>
          <table:table-cell office:value-type="float" office:value="0.122007514406544">
            <text:p>0,1220075144</text:p>
          </table:table-cell>
          <table:table-cell office:value-type="float" office:value="0.0908767530822785">
            <text:p>0,0908767531</text:p>
          </table:table-cell>
          <table:table-cell table:formula="of:=[.C237]-[.B237]" office:value-type="float" office:value="-0.128847706596936">
            <text:p>-0,1288477066</text:p>
          </table:table-cell>
          <table:table-cell table:formula="of:=[.D237]-[.B237]" office:value-type="float" office:value="-0.159978467921202">
            <text:p>-0,1599784679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568706854090978">
            <text:p>0,5687068541</text:p>
          </table:table-cell>
          <table:table-cell office:value-type="float" office:value="0.483461735750721">
            <text:p>0,4834617358</text:p>
          </table:table-cell>
          <table:table-cell office:value-type="float" office:value="0.0953965525540267">
            <text:p>0,0953965526</text:p>
          </table:table-cell>
          <table:table-cell table:formula="of:=[.C238]-[.B238]" office:value-type="float" office:value="-0.0852451183402571">
            <text:p>-0,0852451183</text:p>
          </table:table-cell>
          <table:table-cell table:formula="of:=[.D238]-[.B238]" office:value-type="float" office:value="-0.473310301536951">
            <text:p>-0,473310301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86332218102152">
            <text:p>0,0863322181</text:p>
          </table:table-cell>
          <table:table-cell office:value-type="float" office:value="0.199023485914896">
            <text:p>0,1990234859</text:p>
          </table:table-cell>
          <table:table-cell office:value-type="float" office:value="0.0840267073551301">
            <text:p>0,0840267074</text:p>
          </table:table-cell>
          <table:table-cell table:formula="of:=[.C239]-[.B239]" office:value-type="float" office:value="0.112691267812744">
            <text:p>0,1126912678</text:p>
          </table:table-cell>
          <table:table-cell table:formula="of:=[.D239]-[.B239]" office:value-type="float" office:value="-0.00230551074702191">
            <text:p>-0,002305510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127187571280363">
            <text:p>0,1271875713</text:p>
          </table:table-cell>
          <table:table-cell office:value-type="float" office:value="0.233927492533383">
            <text:p>0,2339274925</text:p>
          </table:table-cell>
          <table:table-cell office:value-type="float" office:value="0.0822856595057948">
            <text:p>0,0822856595</text:p>
          </table:table-cell>
          <table:table-cell table:formula="of:=[.C240]-[.B240]" office:value-type="float" office:value="0.10673992125302">
            <text:p>0,1067399213</text:p>
          </table:table-cell>
          <table:table-cell table:formula="of:=[.D240]-[.B240]" office:value-type="float" office:value="-0.0449019117745682">
            <text:p>-0,044901911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463670928882642">
            <text:p>0,4636709289</text:p>
          </table:table-cell>
          <table:table-cell office:value-type="float" office:value="0.216396661165832">
            <text:p>0,2163966612</text:p>
          </table:table-cell>
          <table:table-cell office:value-type="float" office:value="0.135151967412371">
            <text:p>0,1351519674</text:p>
          </table:table-cell>
          <table:table-cell table:formula="of:=[.C241]-[.B241]" office:value-type="float" office:value="-0.24727426771681">
            <text:p>-0,2472742677</text:p>
          </table:table-cell>
          <table:table-cell table:formula="of:=[.D241]-[.B241]" office:value-type="float" office:value="-0.328518961470271">
            <text:p>-0,3285189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2" svg:font-family="Arial" style:font-family-generic="swiss"/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 style:data-style-name="N2" text:time-value="0000-00-00T23:16:4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nk</meta:initial-creator>
    <meta:creation-date>2013-07-17T22:32:32</meta:creation-date>
    <dc:date>2013-07-17T23:26:20</dc:date>
    <dc:creator>Christoph Fink</dc:creator>
    <meta:editing-duration>PT18M56S</meta:editing-duration>
    <meta:editing-cycles>9</meta:editing-cycles>
    <meta:generator>LibreOffice/4.0.4.2$MacOSX_x86 LibreOffice_project/9e9821abd0ffdbc09cd8c52eaa574fa09eb08f2</meta:generator>
    <meta:document-statistic meta:table-count="2" meta:cell-count="28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2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15cm" svg:y="0.315cm" chart:style-name="ch2">
          <text:p>Share of public transportation on total traffic</text:p>
        </chart:title>
        <chart:legend chart:legend-position="end" svg:x="12.87cm" svg:y="3.703cm" style:legend-expansion="high" chart:style-name="ch3"/>
        <chart:plot-area chart:style-name="ch4" table:cell-range-address="transportation.B1:transportation.D241" chart:data-source-has-labels="row" svg:x="0.77cm" svg:y="1.626cm" svg:width="11.46cm" svg:height="6.774cm">
          <chartooo:coordinate-region svg:x="1.418cm" svg:y="1.825cm" svg:width="10.812cm" svg:height="6.3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B2:transportation.B241" chart:label-cell-address="transportation.B1:transportation.B1" chart:class="chart:line">
            <chart:data-point chart:repeated="240"/>
          </chart:series>
          <chart:series chart:style-name="ch9" chart:values-cell-range-address="transportation.C2:transportation.C241" chart:label-cell-address="transportation.C1:transportation.C1" chart:class="chart:line">
            <chart:data-point chart:repeated="240"/>
          </chart:series>
          <chart:series chart:style-name="ch10" chart:values-cell-range-address="transportation.D2:transportation.D241" chart:label-cell-address="transportation.D1:transportation.D1" chart:class="chart:line">
            <chart:data-point chart:repeated="2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transportation.B1:transportation.B1</svg:desc>
                </draw:g>
              </table:table-cell>
              <table:table-cell office:value-type="string">
                <text:p>+ Bus</text:p>
                <draw:g>
                  <svg:desc>transportation.C1:transportation.C1</svg:desc>
                </draw:g>
              </table:table-cell>
              <table:table-cell office:value-type="string">
                <text:p>+ Tram</text:p>
                <draw:g>
                  <svg:desc>transportation.D1:transpor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B2:transportation.B241</svg:desc>
                </draw:g>
              </table:table-cell>
              <table:table-cell office:value-type="float" office:value="0">
                <text:p>0</text:p>
                <draw:g>
                  <svg:desc>transportation.C2:transportation.C241</svg:desc>
                </draw:g>
              </table:table-cell>
              <table:table-cell office:value-type="float" office:value="0">
                <text:p>0</text:p>
                <draw:g>
                  <svg:desc>transportation.D2:transporta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19.5121951219512">
                <text:p>19.5121951219512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20.7792207792208">
                <text:p>20.7792207792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5">
                <text:p>18.7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43396226415">
                <text:p>15.0943396226415</text:p>
              </table:table-cell>
              <table:table-cell office:value-type="float" office:value="13.2743362831858">
                <text:p>13.2743362831858</text:p>
              </table:table-cell>
              <table:table-cell office:value-type="float" office:value="12.2950819672131">
                <text:p>12.2950819672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8125">
                <text:p>13.2812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90960451977">
                <text:p>18.0790960451977</text:p>
              </table:table-cell>
              <table:table-cell office:value-type="float" office:value="13.9303482587065">
                <text:p>13.930348258706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87684729064">
                <text:p>16.7487684729064</text:p>
              </table:table-cell>
              <table:table-cell office:value-type="float" office:value="10.0456621004566">
                <text:p>10.0456621004566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321266968326">
                <text:p>14.932126696832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0.5726872246696">
                <text:p>10.5726872246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2231404958678">
                <text:p>13.2231404958678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9.92366412213741">
                <text:p>9.92366412213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081300813008">
                <text:p>13.0081300813008</text:p>
              </table:table-cell>
              <table:table-cell office:value-type="float" office:value="10.1083032490975">
                <text:p>10.108303249097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5401459854015">
                <text:p>9.85401459854015</text:p>
              </table:table-cell>
              <table:table-cell office:value-type="float" office:value="10.6451612903226">
                <text:p>10.645161290322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11.7088607594937">
                <text:p>11.7088607594937</text:p>
              </table:table-cell>
              <table:table-cell office:value-type="float" office:value="11.2179487179487">
                <text:p>11.2179487179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38255033557">
                <text:p>10.738255033557</text:p>
              </table:table-cell>
              <table:table-cell office:value-type="float" office:value="10.6824925816024">
                <text:p>10.6824925816024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908496732">
                <text:p>11.437908496732</text:p>
              </table:table-cell>
              <table:table-cell office:value-type="float" office:value="12.1301775147929">
                <text:p>12.1301775147929</text:p>
              </table:table-cell>
              <table:table-cell office:value-type="float" office:value="10.8761329305136">
                <text:p>10.8761329305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16393442623">
                <text:p>5.901639344262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12.012012012012">
                <text:p>12.01201201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63172804532578">
                <text:p>9.63172804532578</text:p>
              </table:table-cell>
              <table:table-cell office:value-type="float" office:value="14.4542772861357">
                <text:p>14.4542772861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993808049536">
                <text:p>7.73993808049536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0">
                <text:p>10</text:p>
              </table:table-cell>
              <table:table-cell office:value-type="float" office:value="14.9051490514905">
                <text:p>14.9051490514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8520286396181">
                <text:p>9.78520286396181</text:p>
              </table:table-cell>
              <table:table-cell office:value-type="float" office:value="12.4423963133641">
                <text:p>12.4423963133641</text:p>
              </table:table-cell>
              <table:table-cell office:value-type="float" office:value="14.7268408551069">
                <text:p>14.7268408551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843817787419">
                <text:p>15.1843817787419</text:p>
              </table:table-cell>
              <table:table-cell office:value-type="float" office:value="11.3006396588486">
                <text:p>11.3006396588486</text:p>
              </table:table-cell>
              <table:table-cell office:value-type="float" office:value="14.8648648648649">
                <text:p>14.864864864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79324894515">
                <text:p>14.7679324894515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11.9747899159664">
                <text:p>11.974789915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708582834331">
                <text:p>14.5708582834331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2.2772277227723">
                <text:p>12.2772277227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679611650485">
                <text:p>11.0679611650485</text:p>
              </table:table-cell>
              <table:table-cell office:value-type="float" office:value="10.3942652329749">
                <text:p>10.3942652329749</text:p>
              </table:table-cell>
              <table:table-cell office:value-type="float" office:value="12.9798903107861">
                <text:p>12.9798903107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902255639098">
                <text:p>11.0902255639098</text:p>
              </table:table-cell>
              <table:table-cell office:value-type="float" office:value="12.0805369127517">
                <text:p>12.0805369127517</text:p>
              </table:table-cell>
              <table:table-cell office:value-type="float" office:value="11.6363636363636">
                <text:p>11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3964686998395">
                <text:p>11.3964686998395</text:p>
              </table:table-cell>
              <table:table-cell office:value-type="float" office:value="13.8790035587189">
                <text:p>13.8790035587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73440285205">
                <text:p>10.873440285205</text:p>
              </table:table-cell>
              <table:table-cell office:value-type="float" office:value="10.5015673981191">
                <text:p>10.5015673981191</text:p>
              </table:table-cell>
              <table:table-cell office:value-type="float" office:value="13.986013986014">
                <text:p>13.98601398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126126126126">
                <text:p>12.6126126126126</text:p>
              </table:table-cell>
              <table:table-cell office:value-type="float" office:value="11.7829457364341">
                <text:p>11.7829457364341</text:p>
              </table:table-cell>
              <table:table-cell office:value-type="float" office:value="11.5646258503401">
                <text:p>11.5646258503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11.0105580693816">
                <text:p>11.0105580693816</text:p>
              </table:table-cell>
              <table:table-cell office:value-type="float" office:value="11.4671163575042">
                <text:p>11.467116357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451505016722">
                <text:p>13.5451505016722</text:p>
              </table:table-cell>
              <table:table-cell office:value-type="float" office:value="10.4956268221574">
                <text:p>10.4956268221574</text:p>
              </table:table-cell>
              <table:table-cell office:value-type="float" office:value="12.0200333889816">
                <text:p>12.020033388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646962233169">
                <text:p>13.4646962233169</text:p>
              </table:table-cell>
              <table:table-cell office:value-type="float" office:value="11.8980169971671">
                <text:p>11.8980169971671</text:p>
              </table:table-cell>
              <table:table-cell office:value-type="float" office:value="12.1827411167513">
                <text:p>12.1827411167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664495114007">
                <text:p>12.8664495114007</text:p>
              </table:table-cell>
              <table:table-cell office:value-type="float" office:value="11.2970711297071">
                <text:p>11.2970711297071</text:p>
              </table:table-cell>
              <table:table-cell office:value-type="float" office:value="11.4782608695652">
                <text:p>11.4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929623567921">
                <text:p>11.2929623567921</text:p>
              </table:table-cell>
              <table:table-cell office:value-type="float" office:value="10.7962213225371">
                <text:p>10.7962213225371</text:p>
              </table:table-cell>
              <table:table-cell office:value-type="float" office:value="9.54003407155026">
                <text:p>9.54003407155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95505617978">
                <text:p>12.3595505617978</text:p>
              </table:table-cell>
              <table:table-cell office:value-type="float" office:value="10.455764075067">
                <text:p>10.455764075067</text:p>
              </table:table-cell>
              <table:table-cell office:value-type="float" office:value="9.86622073578595">
                <text:p>9.86622073578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7174959871589">
                <text:p>11.7174959871589</text:p>
              </table:table-cell>
              <table:table-cell office:value-type="float" office:value="10.7329842931937">
                <text:p>10.7329842931937</text:p>
              </table:table-cell>
              <table:table-cell office:value-type="float" office:value="9.76430976430977">
                <text:p>9.7643097643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98717948718">
                <text:p>11.698717948718</text:p>
              </table:table-cell>
              <table:table-cell office:value-type="float" office:value="10.7554417413572">
                <text:p>10.7554417413572</text:p>
              </table:table-cell>
              <table:table-cell office:value-type="float" office:value="10.8731466227348">
                <text:p>10.8731466227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8.49420849420849">
                <text:p>8.49420849420849</text:p>
              </table:table-cell>
              <table:table-cell office:value-type="float" office:value="9.88654781199352">
                <text:p>9.8865478119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81499202552">
                <text:p>13.0781499202552</text:p>
              </table:table-cell>
              <table:table-cell office:value-type="float" office:value="10.443864229765">
                <text:p>10.443864229765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701421800948">
                <text:p>13.2701421800948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378048780488">
                <text:p>11.7378048780488</text:p>
              </table:table-cell>
              <table:table-cell office:value-type="float" office:value="11.5434500648508">
                <text:p>11.5434500648508</text:p>
              </table:table-cell>
              <table:table-cell office:value-type="float" office:value="11.7174959871589">
                <text:p>11.717495987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010819165379">
                <text:p>11.9010819165379</text:p>
              </table:table-cell>
              <table:table-cell office:value-type="float" office:value="11.7801047120419">
                <text:p>11.78010471204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644513137558">
                <text:p>8.9644513137558</text:p>
              </table:table-cell>
              <table:table-cell office:value-type="float" office:value="10.978835978836">
                <text:p>10.978835978836</text:p>
              </table:table-cell>
              <table:table-cell office:value-type="float" office:value="10.9324758842444">
                <text:p>10.93247588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416796267496">
                <text:p>12.4416796267496</text:p>
              </table:table-cell>
              <table:table-cell office:value-type="float" office:value="10.1604278074866">
                <text:p>10.1604278074866</text:p>
              </table:table-cell>
              <table:table-cell office:value-type="float" office:value="12.0967741935484">
                <text:p>12.096774193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527131782946">
                <text:p>10.8527131782946</text:p>
              </table:table-cell>
              <table:table-cell office:value-type="float" office:value="12.7222982216142">
                <text:p>12.7222982216142</text:p>
              </table:table-cell>
              <table:table-cell office:value-type="float" office:value="12.1835443037975">
                <text:p>12.1835443037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0.9739368998628">
                <text:p>10.9739368998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447154471545">
                <text:p>11.5447154471545</text:p>
              </table:table-cell>
              <table:table-cell office:value-type="float" office:value="9.77835723598435">
                <text:p>9.77835723598435</text:p>
              </table:table-cell>
              <table:table-cell office:value-type="float" office:value="9.20634920634921">
                <text:p>9.20634920634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011608623549">
                <text:p>13.1011608623549</text:p>
              </table:table-cell>
              <table:table-cell office:value-type="float" office:value="10.0391134289439">
                <text:p>10.0391134289439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28813559322">
                <text:p>12.3728813559322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13.6858475894246">
                <text:p>13.6858475894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8.75816993464052">
                <text:p>8.75816993464052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092627599244">
                <text:p>11.9092627599244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11.4864864864865">
                <text:p>11.486486486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307692307692">
                <text:p>11.7307692307692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8.76565295169946">
                <text:p>8.7656529516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11.965811965812">
                <text:p>11.965811965812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10.3139013452915">
                <text:p>10.3139013452915</text:p>
              </table:table-cell>
              <table:table-cell office:value-type="float" office:value="12.3505976095618">
                <text:p>12.3505976095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0502092050209">
                <text:p>9.20502092050209</text:p>
              </table:table-cell>
              <table:table-cell office:value-type="float" office:value="10.2848101265823">
                <text:p>10.2848101265823</text:p>
              </table:table-cell>
              <table:table-cell office:value-type="float" office:value="9.85324947589099">
                <text:p>9.85324947589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7260726072607">
                <text:p>10.7260726072607</text:p>
              </table:table-cell>
              <table:table-cell office:value-type="float" office:value="10.2783725910064">
                <text:p>10.278372591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73019271949">
                <text:p>11.7773019271949</text:p>
              </table:table-cell>
              <table:table-cell office:value-type="float" office:value="8.9527027027027">
                <text:p>8.9527027027027</text:p>
              </table:table-cell>
              <table:table-cell office:value-type="float" office:value="9.19282511210762">
                <text:p>9.19282511210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189427312775">
                <text:p>9.91189427312775</text:p>
              </table:table-cell>
              <table:table-cell office:value-type="float" office:value="10.1576182136602">
                <text:p>10.1576182136602</text:p>
              </table:table-cell>
              <table:table-cell office:value-type="float" office:value="10.5381165919283">
                <text:p>10.5381165919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008908686">
                <text:p>11.804008908686</text:p>
              </table:table-cell>
              <table:table-cell office:value-type="float" office:value="7.88530465949821">
                <text:p>7.88530465949821</text:p>
              </table:table-cell>
              <table:table-cell office:value-type="float" office:value="8.10185185185185">
                <text:p>8.10185185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7.93357933579336">
                <text:p>7.93357933579336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57843137254902">
                <text:p>8.57843137254902</text:p>
              </table:table-cell>
              <table:table-cell office:value-type="float" office:value="10.8108108108108">
                <text:p>10.8108108108108</text:p>
              </table:table-cell>
              <table:table-cell office:value-type="float" office:value="8.84520884520884">
                <text:p>8.8452088452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57894736842">
                <text:p>11.3157894736842</text:p>
              </table:table-cell>
              <table:table-cell office:value-type="float" office:value="8.3011583011583">
                <text:p>8.3011583011583</text:p>
              </table:table-cell>
              <table:table-cell office:value-type="float" office:value="8.70646766169154">
                <text:p>8.70646766169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782945736434">
                <text:p>13.1782945736434</text:p>
              </table:table-cell>
              <table:table-cell office:value-type="float" office:value="9.55284552845528">
                <text:p>9.5528455284552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9868073878628">
                <text:p>9.49868073878628</text:p>
              </table:table-cell>
              <table:table-cell office:value-type="float" office:value="12.9511677282378">
                <text:p>12.9511677282378</text:p>
              </table:table-cell>
              <table:table-cell office:value-type="float" office:value="8.98876404494382">
                <text:p>8.98876404494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9399477806789">
                <text:p>8.09399477806789</text:p>
              </table:table-cell>
              <table:table-cell office:value-type="float" office:value="12.5827814569536">
                <text:p>12.582781456953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0926430517711">
                <text:p>9.80926430517711</text:p>
              </table:table-cell>
              <table:table-cell office:value-type="float" office:value="10.5747126436782">
                <text:p>10.5747126436782</text:p>
              </table:table-cell>
              <table:table-cell office:value-type="float" office:value="11.3372093023256">
                <text:p>11.3372093023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10.2625298329356">
                <text:p>10.2625298329356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10.2189781021898">
                <text:p>10.2189781021898</text:p>
              </table:table-cell>
              <table:table-cell office:value-type="float" office:value="10.7648725212465">
                <text:p>10.7648725212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5609756097561">
                <text:p>9.75609756097561</text:p>
              </table:table-cell>
              <table:table-cell office:value-type="float" office:value="9.16030534351145">
                <text:p>9.16030534351145</text:p>
              </table:table-cell>
              <table:table-cell office:value-type="float" office:value="9.3167701863354">
                <text:p>9.3167701863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8.04195804195804">
                <text:p>8.0419580419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7.90273556231003">
                <text:p>7.90273556231003</text:p>
              </table:table-cell>
              <table:table-cell office:value-type="float" office:value="4.63320463320463">
                <text:p>4.63320463320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5836575875486">
                <text:p>5.05836575875486</text:p>
              </table:table-cell>
              <table:table-cell office:value-type="float" office:value="7.50853242320819">
                <text:p>7.50853242320819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7.11610486891386">
                <text:p>7.11610486891386</text:p>
              </table:table-cell>
              <table:table-cell office:value-type="float" office:value="7.54716981132076">
                <text:p>7.5471698113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6.92640692640693">
                <text:p>6.92640692640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887573964497">
                <text:p>6.50887573964497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957746478873">
                <text:p>4.9295774647887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646017699115">
                <text:p>7.9646017699115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837209302326">
                <text:p>3.48837209302326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2.9126213592233">
                <text:p>2.9126213592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3220338983051">
                <text:p>5.9322033898305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5827338129496">
                <text:p>2.15827338129496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86725663716814">
                <text:p>4.86725663716814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3548387096774">
                <text:p>4.43548387096774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1003584229391">
                <text:p>6.81003584229391</text:p>
              </table:table-cell>
              <table:table-cell office:value-type="float" office:value="7.48299319727891">
                <text:p>7.48299319727891</text:p>
              </table:table-cell>
              <table:table-cell office:value-type="float" office:value="10.1214574898785">
                <text:p>10.1214574898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7070707070707">
                <text:p>7.07070707070707</text:p>
              </table:table-cell>
              <table:table-cell office:value-type="float" office:value="5.48780487804878">
                <text:p>5.48780487804878</text:p>
              </table:table-cell>
              <table:table-cell office:value-type="float" office:value="6.11510791366907">
                <text:p>6.11510791366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8.49315068493151">
                <text:p>8.49315068493151</text:p>
              </table:table-cell>
              <table:table-cell office:value-type="float" office:value="7.04697986577181">
                <text:p>7.04697986577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15873015873">
                <text:p>7.3015873015873</text:p>
              </table:table-cell>
              <table:table-cell office:value-type="float" office:value="6.33245382585752">
                <text:p>6.33245382585752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814371257485">
                <text:p>9.2814371257485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7.30337078651685">
                <text:p>7.3033707865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89929742388759">
                <text:p>8.89929742388759</text:p>
              </table:table-cell>
              <table:table-cell office:value-type="float" office:value="9.31506849315069">
                <text:p>9.31506849315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7.77537796976242">
                <text:p>7.77537796976242</text:p>
              </table:table-cell>
              <table:table-cell office:value-type="float" office:value="8.31168831168831">
                <text:p>8.3116883116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264367816092">
                <text:p>7.1264367816092</text:p>
              </table:table-cell>
              <table:table-cell office:value-type="float" office:value="8.44793713163065">
                <text:p>8.44793713163065</text:p>
              </table:table-cell>
              <table:table-cell office:value-type="float" office:value="8.03782505910166">
                <text:p>8.03782505910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973568282">
                <text:p>8.14977973568282</text:p>
              </table:table-cell>
              <table:table-cell office:value-type="float" office:value="8.31758034026465">
                <text:p>8.31758034026465</text:p>
              </table:table-cell>
              <table:table-cell office:value-type="float" office:value="7.36607142857143">
                <text:p>7.3660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9405520169851">
                <text:p>6.79405520169851</text:p>
              </table:table-cell>
              <table:table-cell office:value-type="float" office:value="8.43585237258348">
                <text:p>8.43585237258348</text:p>
              </table:table-cell>
              <table:table-cell office:value-type="float" office:value="9.34959349593496">
                <text:p>9.3495934959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8.48126232741617">
                <text:p>8.48126232741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6948176583493">
                <text:p>7.86948176583493</text:p>
              </table:table-cell>
              <table:table-cell office:value-type="float" office:value="8.78048780487805">
                <text:p>8.78048780487805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0952380952381">
                <text:p>8.0952380952381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204753199269">
                <text:p>10.4204753199269</text:p>
              </table:table-cell>
              <table:table-cell office:value-type="float" office:value="10.2167182662539">
                <text:p>10.2167182662539</text:p>
              </table:table-cell>
              <table:table-cell office:value-type="float" office:value="8.27464788732394">
                <text:p>8.27464788732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4182776801406">
                <text:p>9.84182776801406</text:p>
              </table:table-cell>
              <table:table-cell office:value-type="float" office:value="10.3857566765579">
                <text:p>10.3857566765579</text:p>
              </table:table-cell>
              <table:table-cell office:value-type="float" office:value="10.4529616724739">
                <text:p>10.4529616724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40766550522648">
                <text:p>9.40766550522648</text:p>
              </table:table-cell>
              <table:table-cell office:value-type="float" office:value="9.43661971830986">
                <text:p>9.43661971830986</text:p>
              </table:table-cell>
              <table:table-cell office:value-type="float" office:value="9.06040268456376">
                <text:p>9.06040268456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769485903814">
                <text:p>11.2769485903814</text:p>
              </table:table-cell>
              <table:table-cell office:value-type="float" office:value="9.82264665757162">
                <text:p>9.82264665757162</text:p>
              </table:table-cell>
              <table:table-cell office:value-type="float" office:value="8.75796178343949">
                <text:p>8.75796178343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47030497592295">
                <text:p>9.47030497592295</text:p>
              </table:table-cell>
              <table:table-cell office:value-type="float" office:value="8.83905013192612">
                <text:p>8.8390501319261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0436817472699">
                <text:p>9.20436817472699</text:p>
              </table:table-cell>
              <table:table-cell office:value-type="float" office:value="8.13214739517154">
                <text:p>8.13214739517154</text:p>
              </table:table-cell>
              <table:table-cell office:value-type="float" office:value="10.6038291605302">
                <text:p>10.603829160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7.40276035131744">
                <text:p>7.40276035131744</text:p>
              </table:table-cell>
              <table:table-cell office:value-type="float" office:value="10.0574712643678">
                <text:p>10.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1722141823444">
                <text:p>9.11722141823444</text:p>
              </table:table-cell>
              <table:table-cell office:value-type="float" office:value="10.1123595505618">
                <text:p>10.1123595505618</text:p>
              </table:table-cell>
              <table:table-cell office:value-type="float" office:value="9.34065934065934">
                <text:p>9.34065934065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1965811965812">
                <text:p>8.11965811965812</text:p>
              </table:table-cell>
              <table:table-cell office:value-type="float" office:value="11.4494518879415">
                <text:p>11.4494518879415</text:p>
              </table:table-cell>
              <table:table-cell office:value-type="float" office:value="8.42541436464088">
                <text:p>8.42541436464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53545232273839">
                <text:p>9.53545232273839</text:p>
              </table:table-cell>
              <table:table-cell office:value-type="float" office:value="8.96551724137931">
                <text:p>8.96551724137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376404494382">
                <text:p>11.376404494382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8.36820083682008">
                <text:p>8.36820083682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6474820143885">
                <text:p>10.6474820143885</text:p>
              </table:table-cell>
              <table:table-cell office:value-type="float" office:value="9.64705882352941">
                <text:p>9.64705882352941</text:p>
              </table:table-cell>
              <table:table-cell office:value-type="float" office:value="11.6642958748222">
                <text:p>11.6642958748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511045655376">
                <text:p>10.7511045655376</text:p>
              </table:table-cell>
              <table:table-cell office:value-type="float" office:value="8.58468677494199">
                <text:p>8.58468677494199</text:p>
              </table:table-cell>
              <table:table-cell office:value-type="float" office:value="10.6685633001422">
                <text:p>10.66856330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178041543027">
                <text:p>12.0178041543027</text:p>
              </table:table-cell>
              <table:table-cell office:value-type="float" office:value="7.92899408284024">
                <text:p>7.92899408284024</text:p>
              </table:table-cell>
              <table:table-cell office:value-type="float" office:value="8.58369098712446">
                <text:p>8.5836909871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4977375565611">
                <text:p>9.0497737556561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8.18307905686546">
                <text:p>8.18307905686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10.7015457788347">
                <text:p>10.7015457788347</text:p>
              </table:table-cell>
              <table:table-cell office:value-type="float" office:value="7.43801652892562">
                <text:p>7.4380165289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148148148148">
                <text:p>10.8148148148148</text:p>
              </table:table-cell>
              <table:table-cell office:value-type="float" office:value="9.11242603550296">
                <text:p>9.11242603550296</text:p>
              </table:table-cell>
              <table:table-cell office:value-type="float" office:value="6.75862068965517">
                <text:p>6.75862068965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3079178885631">
                <text:p>9.5307917888563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1167883211679">
                <text:p>12.1167883211679</text:p>
              </table:table-cell>
              <table:table-cell office:value-type="float" office:value="12.1103117505995">
                <text:p>12.1103117505995</text:p>
              </table:table-cell>
              <table:table-cell office:value-type="float" office:value="8.74471086036671">
                <text:p>8.7447108603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6194690265487">
                <text:p>10.6194690265487</text:p>
              </table:table-cell>
              <table:table-cell office:value-type="float" office:value="10.718492343934">
                <text:p>10.718492343934</text:p>
              </table:table-cell>
              <table:table-cell office:value-type="float" office:value="9.14205344585091">
                <text:p>9.14205344585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151212553495">
                <text:p>9.4151212553495</text:p>
              </table:table-cell>
              <table:table-cell office:value-type="float" office:value="9.92990654205607">
                <text:p>9.92990654205607</text:p>
              </table:table-cell>
              <table:table-cell office:value-type="float" office:value="10.4734576757532">
                <text:p>10.47345767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782608695652">
                <text:p>13.4782608695652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9170305676856">
                <text:p>10.9170305676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615615615616">
                <text:p>11.5615615615616</text:p>
              </table:table-cell>
              <table:table-cell office:value-type="float" office:value="9.94285714285714">
                <text:p>9.94285714285714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8.98748577929465">
                <text:p>8.98748577929465</text:p>
              </table:table-cell>
              <table:table-cell office:value-type="float" office:value="8.00604229607251">
                <text:p>8.00604229607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27710843374">
                <text:p>10.6927710843374</text:p>
              </table:table-cell>
              <table:table-cell office:value-type="float" office:value="10.7476635514019">
                <text:p>10.7476635514019</text:p>
              </table:table-cell>
              <table:table-cell office:value-type="float" office:value="6.73652694610779">
                <text:p>6.7365269461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095238095238">
                <text:p>11.3095238095238</text:p>
              </table:table-cell>
              <table:table-cell office:value-type="float" office:value="11.3294797687861">
                <text:p>11.3294797687861</text:p>
              </table:table-cell>
              <table:table-cell office:value-type="float" office:value="8.17236255572065">
                <text:p>8.17236255572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1253644314869">
                <text:p>9.91253644314869</text:p>
              </table:table-cell>
              <table:table-cell office:value-type="float" office:value="10.9865470852018">
                <text:p>10.9865470852018</text:p>
              </table:table-cell>
              <table:table-cell office:value-type="float" office:value="6.90161527165932">
                <text:p>6.90161527165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6627906976744">
                <text:p>13.6627906976744</text:p>
              </table:table-cell>
              <table:table-cell office:value-type="float" office:value="11.0367892976589">
                <text:p>11.0367892976589</text:p>
              </table:table-cell>
              <table:table-cell office:value-type="float" office:value="6.06936416184971">
                <text:p>6.06936416184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69005847953">
                <text:p>12.4269005847953</text:p>
              </table:table-cell>
              <table:table-cell office:value-type="float" office:value="10.3487064116985">
                <text:p>10.3487064116985</text:p>
              </table:table-cell>
              <table:table-cell office:value-type="float" office:value="8.10419681620839">
                <text:p>8.1041968162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497076023392">
                <text:p>11.5497076023392</text:p>
              </table:table-cell>
              <table:table-cell office:value-type="float" office:value="10.2156640181612">
                <text:p>10.2156640181612</text:p>
              </table:table-cell>
              <table:table-cell office:value-type="float" office:value="7.16332378223496">
                <text:p>7.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.18484500574053">
                <text:p>9.18484500574053</text:p>
              </table:table-cell>
              <table:table-cell office:value-type="float" office:value="8.82778581765557">
                <text:p>8.82778581765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22320117474303">
                <text:p>8.22320117474303</text:p>
              </table:table-cell>
              <table:table-cell office:value-type="float" office:value="7.89779326364692">
                <text:p>7.89779326364692</text:p>
              </table:table-cell>
              <table:table-cell office:value-type="float" office:value="11.0132158590308">
                <text:p>11.0132158590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9865871833085">
                <text:p>7.89865871833085</text:p>
              </table:table-cell>
              <table:table-cell office:value-type="float" office:value="7.4251497005988">
                <text:p>7.4251497005988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685624012638">
                <text:p>10.2685624012638</text:p>
              </table:table-cell>
              <table:table-cell office:value-type="float" office:value="6.60024906600249">
                <text:p>6.60024906600249</text:p>
              </table:table-cell>
              <table:table-cell office:value-type="float" office:value="9.34426229508197">
                <text:p>9.344262295081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2561174551387">
                <text:p>11.2561174551387</text:p>
              </table:table-cell>
              <table:table-cell office:value-type="float" office:value="6.50195058517555">
                <text:p>6.50195058517555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4671403197158">
                <text:p>9.94671403197158</text:p>
              </table:table-cell>
              <table:table-cell office:value-type="float" office:value="6.3448275862069">
                <text:p>6.3448275862069</text:p>
              </table:table-cell>
              <table:table-cell office:value-type="float" office:value="12.2370936902486">
                <text:p>12.2370936902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293785310734">
                <text:p>12.4293785310734</text:p>
              </table:table-cell>
              <table:table-cell office:value-type="float" office:value="6.19596541786744">
                <text:p>6.19596541786744</text:p>
              </table:table-cell>
              <table:table-cell office:value-type="float" office:value="12.1513944223108">
                <text:p>12.1513944223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408906882591">
                <text:p>11.7408906882591</text:p>
              </table:table-cell>
              <table:table-cell office:value-type="float" office:value="6.19335347432024">
                <text:p>6.19335347432024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6849894291755">
                <text:p>12.6849894291755</text:p>
              </table:table-cell>
              <table:table-cell office:value-type="float" office:value="5.87275693311582">
                <text:p>5.87275693311582</text:p>
              </table:table-cell>
              <table:table-cell office:value-type="float" office:value="9.49227373068433">
                <text:p>9.49227373068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6430155210643">
                <text:p>10.6430155210643</text:p>
              </table:table-cell>
              <table:table-cell office:value-type="float" office:value="5.19031141868512">
                <text:p>5.19031141868512</text:p>
              </table:table-cell>
              <table:table-cell office:value-type="float" office:value="9.17874396135266">
                <text:p>9.17874396135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9088729016787">
                <text:p>13.9088729016787</text:p>
              </table:table-cell>
              <table:table-cell office:value-type="float" office:value="5.10948905109489">
                <text:p>5.10948905109489</text:p>
              </table:table-cell>
              <table:table-cell office:value-type="float" office:value="8.27067669172932">
                <text:p>8.27067669172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906801007557">
                <text:p>12.0906801007557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7.51295336787565">
                <text:p>7.51295336787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1621621622">
                <text:p>12.1621621621622</text:p>
              </table:table-cell>
              <table:table-cell office:value-type="float" office:value="4.1407867494824">
                <text:p>4.1407867494824</text:p>
              </table:table-cell>
              <table:table-cell office:value-type="float" office:value="8.67052023121387">
                <text:p>8.67052023121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625">
                <text:p>11.5625</text:p>
              </table:table-cell>
              <table:table-cell office:value-type="float" office:value="4.41860465116279">
                <text:p>4.4186046511627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4973544973545">
                <text:p>4.4973544973545</text:p>
              </table:table-cell>
              <table:table-cell office:value-type="float" office:value="8.66425992779783">
                <text:p>8.6642599277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031128404669">
                <text:p>8.56031128404669</text:p>
              </table:table-cell>
              <table:table-cell office:value-type="float" office:value="4.33526011560694">
                <text:p>4.33526011560694</text:p>
              </table:table-cell>
              <table:table-cell office:value-type="float" office:value="11.5702479338843">
                <text:p>11.5702479338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1057268722467">
                <text:p>8.81057268722467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8.41121495327103">
                <text:p>8.41121495327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796116504854">
                <text:p>10.6796116504854</text:p>
              </table:table-cell>
              <table:table-cell office:value-type="float" office:value="3.9426523297491">
                <text:p>3.9426523297491</text:p>
              </table:table-cell>
              <table:table-cell office:value-type="float" office:value="8.6734693877551">
                <text:p>8.6734693877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6.4327485380117">
                <text:p>6.4327485380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3.09734513274336">
                <text:p>3.09734513274336</text:p>
              </table:table-cell>
              <table:table-cell office:value-type="float" office:value="6.04026845637584">
                <text:p>6.0402684563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5">
                <text:p>12.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718309859155">
                <text:p>11.9718309859155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4.5161290322581">
                <text:p>14.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0840336134454">
                <text:p>10.0840336134454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14.1592920353982">
                <text:p>14.1592920353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378640776699">
                <text:p>8.7378640776699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12.3711340206186">
                <text:p>12.3711340206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0">
                <text:p>0</text:p>
              </table:table-cell>
              <table:table-cell office:value-type="float" office:value="12.1621621621622">
                <text:p>12.1621621621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0">
                <text:p>0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0">
                <text:p>0</text:p>
              </table:table-cell>
              <table:table-cell office:value-type="float" office:value="9.30232558139535">
                <text:p>9.30232558139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0">
                <text:p>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0">
                <text:p>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Calluna Sans'" style:font-style-name="Standard" fo:font-size="11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title svg:x="2.973cm" svg:y="0.315cm" chart:style-name="ch2">
          <text:p>Difference in the share of public transportation on total traffic</text:p>
        </chart:title>
        <chart:legend chart:legend-position="end" svg:x="13.653cm" svg:y="3.954cm" style:legend-expansion="high" chart:style-name="ch3"/>
        <chart:plot-area chart:style-name="ch4" table:cell-range-address="transportation.E1:transportation.F241" chart:data-source-has-labels="row" svg:x="0.77cm" svg:y="1.544cm" svg:width="12.243cm" svg:height="6.861cm">
          <chartooo:coordinate-region svg:x="1.537cm" svg:y="1.744cm" svg:width="11.476cm" svg:height="6.46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transportation.E2:transportation.E241" chart:label-cell-address="transportation.E1:transportation.E1" chart:class="chart:line">
            <chart:data-point chart:repeated="240"/>
          </chart:series>
          <chart:series chart:style-name="ch9" chart:values-cell-range-address="transportation.F2:transportation.F241" chart:label-cell-address="transportation.F1:transportation.F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transportation.E1:transportation.E1</svg:desc>
                </draw:g>
              </table:table-cell>
              <table:table-cell office:value-type="string">
                <text:p>δTram</text:p>
                <draw:g>
                  <svg:desc>transportation.F1:transport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E2:transportation.E241</svg:desc>
                </draw:g>
              </table:table-cell>
              <table:table-cell office:value-type="float" office:value="0">
                <text:p>0</text:p>
                <draw:g>
                  <svg:desc>transportation.F2:transporta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.84848484848487">
                <text:p>-9.84848484848487</text:p>
              </table:table-cell>
              <table:table-cell office:value-type="float" office:value="4.040404040404">
                <text:p>4.040404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0121951219512">
                <text:p>7.0121951219512</text:p>
              </table:table-cell>
              <table:table-cell office:value-type="float" office:value="14.3292682926829">
                <text:p>14.3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87165775401098">
                <text:p>-0.187165775401098</text:p>
              </table:table-cell>
              <table:table-cell office:value-type="float" office:value="4.4155844155844">
                <text:p>4.41558441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2738095238095">
                <text:p>-3.2738095238095</text:p>
              </table:table-cell>
              <table:table-cell office:value-type="float" office:value="-1.1029411764706">
                <text:p>-1.10294117647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8200033394557">
                <text:p>-1.8200033394557</text:p>
              </table:table-cell>
              <table:table-cell office:value-type="float" office:value="-2.7992576554284">
                <text:p>-2.79925765542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.55902777777778">
                <text:p>-3.55902777777778</text:p>
              </table:table-cell>
              <table:table-cell office:value-type="float" office:value="-6.08700539568345">
                <text:p>-6.0870053956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5.2380952380953">
                <text:p>-5.2380952380953</text:p>
              </table:table-cell>
              <table:table-cell office:value-type="float" office:value="-6.6666666666667">
                <text:p>-6.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4.1487477864912">
                <text:p>-4.1487477864912</text:p>
              </table:table-cell>
              <table:table-cell office:value-type="float" office:value="-7.552780255724">
                <text:p>-7.5527802557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6.7031063724498">
                <text:p>-6.7031063724498</text:p>
              </table:table-cell>
              <table:table-cell office:value-type="float" office:value="-5.320197044335">
                <text:p>-5.3201970443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3981900452491">
                <text:p>-7.23981900452491</text:p>
              </table:table-cell>
              <table:table-cell office:value-type="float" office:value="-4.359439472163">
                <text:p>-4.3594394721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4.31625790477468">
                <text:p>-4.31625790477468</text:p>
              </table:table-cell>
              <table:table-cell office:value-type="float" office:value="-4.49298176570907">
                <text:p>-4.492981765709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3.1660244268826">
                <text:p>-3.1660244268826</text:p>
              </table:table-cell>
              <table:table-cell office:value-type="float" office:value="-3.60092604179699">
                <text:p>-3.60092604179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.8998268322033">
                <text:p>-2.8998268322033</text:p>
              </table:table-cell>
              <table:table-cell office:value-type="float" office:value="-2.5764754050418">
                <text:p>-2.57647540504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59238830667405">
                <text:p>2.59238830667405</text:p>
              </table:table-cell>
              <table:table-cell office:value-type="float" office:value="1.88595188595185">
                <text:p>1.885951885951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91146691782449">
                <text:p>0.791146691782449</text:p>
              </table:table-cell>
              <table:table-cell office:value-type="float" office:value="-0.52068126520682">
                <text:p>-0.520681265206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705628871533">
                <text:p>1.0705628871533</text:p>
              </table:table-cell>
              <table:table-cell office:value-type="float" office:value="0.579650845608299">
                <text:p>0.579650845608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557624519545996">
                <text:p>-0.0557624519545996</text:p>
              </table:table-cell>
              <table:table-cell office:value-type="float" office:value="-0.83113429052294">
                <text:p>-0.831134290522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22690180609">
                <text:p>0.6922690180609</text:p>
              </table:table-cell>
              <table:table-cell office:value-type="float" office:value="-0.561775566218399">
                <text:p>-0.5617755662183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1430268472321">
                <text:p>2.21430268472321</text:p>
              </table:table-cell>
              <table:table-cell office:value-type="float" office:value="6.1103726677497">
                <text:p>6.1103726677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506137865911">
                <text:p>2.96506137865911</text:p>
              </table:table-cell>
              <table:table-cell office:value-type="float" office:value="7.78761061946903">
                <text:p>7.78761061946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.48228414172684">
                <text:p>4.48228414172684</text:p>
              </table:table-cell>
              <table:table-cell office:value-type="float" office:value="5.98555211558304">
                <text:p>5.985552115583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94444444444444">
                <text:p>1.94444444444444</text:p>
              </table:table-cell>
              <table:table-cell office:value-type="float" office:value="6.84959349593494">
                <text:p>6.8495934959349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65719344940229">
                <text:p>2.65719344940229</text:p>
              </table:table-cell>
              <table:table-cell office:value-type="float" office:value="4.94163799114509">
                <text:p>4.94163799114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3.8837421198933">
                <text:p>-3.8837421198933</text:p>
              </table:table-cell>
              <table:table-cell office:value-type="float" office:value="-0.319516913876999">
                <text:p>-0.3195169138769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.86104989835838">
                <text:p>-5.86104989835838</text:p>
              </table:table-cell>
              <table:table-cell office:value-type="float" office:value="-2.7931425734851">
                <text:p>-2.79314257348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3.9647976773725">
                <text:p>-3.9647976773725</text:p>
              </table:table-cell>
              <table:table-cell office:value-type="float" office:value="-2.2936305606608">
                <text:p>-2.29363056066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73695932073599">
                <text:p>-0.673695932073599</text:p>
              </table:table-cell>
              <table:table-cell office:value-type="float" office:value="1.9119291457376">
                <text:p>1.9119291457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903113488419">
                <text:p>0.9903113488419</text:p>
              </table:table-cell>
              <table:table-cell office:value-type="float" office:value="0.546138072453799">
                <text:p>0.5461380724537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70197966827199">
                <text:p>-0.270197966827199</text:p>
              </table:table-cell>
              <table:table-cell office:value-type="float" office:value="2.2123368920522">
                <text:p>2.21233689205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3718728870859">
                <text:p>-0.3718728870859</text:p>
              </table:table-cell>
              <table:table-cell office:value-type="float" office:value="3.112573700809">
                <text:p>3.112573700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8296668761785">
                <text:p>-0.8296668761785</text:p>
              </table:table-cell>
              <table:table-cell office:value-type="float" office:value="-1.0479867622725">
                <text:p>-1.04798676227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920476413377">
                <text:p>-1.920476413377</text:p>
              </table:table-cell>
              <table:table-cell office:value-type="float" office:value="-1.4639181252544">
                <text:p>-1.46391812525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3.0495236795148">
                <text:p>-3.0495236795148</text:p>
              </table:table-cell>
              <table:table-cell office:value-type="float" office:value="-1.5251171126906">
                <text:p>-1.5251171126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.5666792261498">
                <text:p>-1.5666792261498</text:p>
              </table:table-cell>
              <table:table-cell office:value-type="float" office:value="-1.2819551065656">
                <text:p>-1.28195510656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5693783816936">
                <text:p>-1.5693783816936</text:p>
              </table:table-cell>
              <table:table-cell office:value-type="float" office:value="-1.3881886418355">
                <text:p>-1.38818864183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496741034254999">
                <text:p>-0.496741034254999</text:p>
              </table:table-cell>
              <table:table-cell office:value-type="float" office:value="-1.75292828524184">
                <text:p>-1.752928285241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9037864867308">
                <text:p>-1.9037864867308</text:p>
              </table:table-cell>
              <table:table-cell office:value-type="float" office:value="-2.49332982601185">
                <text:p>-2.493329826011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84511693965199">
                <text:p>-0.984511693965199</text:p>
              </table:table-cell>
              <table:table-cell office:value-type="float" office:value="-1.95318622284913">
                <text:p>-1.953186222849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432762073608">
                <text:p>-0.9432762073608</text:p>
              </table:table-cell>
              <table:table-cell office:value-type="float" office:value="-0.8255713259832">
                <text:p>-0.82557132598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.92514634450121">
                <text:p>-3.92514634450121</text:p>
              </table:table-cell>
              <table:table-cell office:value-type="float" office:value="-2.53280702671618">
                <text:p>-2.532807026716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.6342856904902">
                <text:p>-2.6342856904902</text:p>
              </table:table-cell>
              <table:table-cell office:value-type="float" office:value="-1.2110613126603">
                <text:p>-1.21106131266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.9475615349335">
                <text:p>-2.9475615349335</text:p>
              </table:table-cell>
              <table:table-cell office:value-type="float" office:value="-1.4030535724999">
                <text:p>-1.40305357249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194354813198">
                <text:p>-0.194354813198</text:p>
              </table:table-cell>
              <table:table-cell office:value-type="float" office:value="-0.0203088908899005">
                <text:p>-0.02030889088990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20977204495999">
                <text:p>-0.120977204495999</text:p>
              </table:table-cell>
              <table:table-cell office:value-type="float" office:value="0.898918083462101">
                <text:p>0.8989180834621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143846650802">
                <text:p>2.0143846650802</text:p>
              </table:table-cell>
              <table:table-cell office:value-type="float" office:value="1.9680245704886">
                <text:p>1.96802457048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281251819263">
                <text:p>-2.281251819263</text:p>
              </table:table-cell>
              <table:table-cell office:value-type="float" office:value="-0.3449054332012">
                <text:p>-0.3449054332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8695850433196">
                <text:p>1.8695850433196</text:p>
              </table:table-cell>
              <table:table-cell office:value-type="float" office:value="1.3308311255029">
                <text:p>1.3308311255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308250048991">
                <text:p>-0.9308250048991</text:p>
              </table:table-cell>
              <table:table-cell office:value-type="float" office:value="-0.0297619047618998">
                <text:p>-0.0297619047618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1.76635821117015">
                <text:p>-1.76635821117015</text:p>
              </table:table-cell>
              <table:table-cell office:value-type="float" office:value="-2.33836624080529">
                <text:p>-2.3383662408052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.062047433411">
                <text:p>-3.062047433411</text:p>
              </table:table-cell>
              <table:table-cell office:value-type="float" office:value="-2.9449108623549">
                <text:p>-2.9449108623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.02223200528285">
                <text:p>-3.02223200528285</text:p>
              </table:table-cell>
              <table:table-cell office:value-type="float" office:value="1.3129662334924">
                <text:p>1.31296623349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96910279263218">
                <text:p>-1.96910279263218</text:p>
              </table:table-cell>
              <table:table-cell office:value-type="float" office:value="-1.23360184119675">
                <text:p>-1.233601841196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.30711222228999">
                <text:p>-3.30711222228999</text:p>
              </table:table-cell>
              <table:table-cell office:value-type="float" office:value="-0.422776273437901">
                <text:p>-0.4227762734379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.2044534412955">
                <text:p>-1.2044534412955</text:p>
              </table:table-cell>
              <table:table-cell office:value-type="float" office:value="-2.96511627906974">
                <text:p>-2.9651162790697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6072462287602">
                <text:p>1.6072462287602</text:p>
              </table:table-cell>
              <table:table-cell office:value-type="float" office:value="2.2128628343768">
                <text:p>2.2128628343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3022787590374">
                <text:p>1.13022787590374</text:p>
              </table:table-cell>
              <table:table-cell office:value-type="float" office:value="3.16692414017404">
                <text:p>3.1669241401740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07978920608021">
                <text:p>1.07978920608021</text:p>
              </table:table-cell>
              <table:table-cell office:value-type="float" office:value="0.648228555388901">
                <text:p>0.6482285553889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5160452215432">
                <text:p>1.15160452215432</text:p>
              </table:table-cell>
              <table:table-cell office:value-type="float" office:value="0.70390450590002">
                <text:p>0.7039045059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8245992244922">
                <text:p>-2.8245992244922</text:p>
              </table:table-cell>
              <table:table-cell office:value-type="float" office:value="-2.58447681508728">
                <text:p>-2.5844768150872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4572394053245">
                <text:p>0.24572394053245</text:p>
              </table:table-cell>
              <table:table-cell office:value-type="float" office:value="0.626222318800551">
                <text:p>0.6262223188005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3.91870424918779">
                <text:p>-3.91870424918779</text:p>
              </table:table-cell>
              <table:table-cell office:value-type="float" office:value="-3.70215705683415">
                <text:p>-3.702157056834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35674324485184">
                <text:p>-3.35674324485184</text:p>
              </table:table-cell>
              <table:table-cell office:value-type="float" office:value="-0.8141321044547">
                <text:p>-0.814132104454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23237943826178">
                <text:p>2.23237943826178</text:p>
              </table:table-cell>
              <table:table-cell office:value-type="float" office:value="0.26677747265982">
                <text:p>0.266777472659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3.0146311725259">
                <text:p>-3.0146311725259</text:p>
              </table:table-cell>
              <table:table-cell office:value-type="float" office:value="-2.60932181199266">
                <text:p>-2.60932181199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3.62544904518812">
                <text:p>-3.62544904518812</text:p>
              </table:table-cell>
              <table:table-cell office:value-type="float" office:value="-4.84496124031007">
                <text:p>-4.84496124031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.45248698945152">
                <text:p>3.45248698945152</text:p>
              </table:table-cell>
              <table:table-cell office:value-type="float" office:value="-0.50991669384246">
                <text:p>-0.509916693842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48878667888571">
                <text:p>4.48878667888571</text:p>
              </table:table-cell>
              <table:table-cell office:value-type="float" office:value="0.52669487710452">
                <text:p>0.52669487710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65448338501091">
                <text:p>0.765448338501091</text:p>
              </table:table-cell>
              <table:table-cell office:value-type="float" office:value="1.52794499714849">
                <text:p>1.527944997148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.1684093935837">
                <text:p>-2.1684093935837</text:p>
              </table:table-cell>
              <table:table-cell office:value-type="float" office:value="-2.68163560534938">
                <text:p>-2.681635605349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6339070963966">
                <text:p>0.76339070963966</text:p>
              </table:table-cell>
              <table:table-cell office:value-type="float" office:value="1.30928512869636">
                <text:p>1.309285128696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9579221746416">
                <text:p>-0.59579221746416</text:p>
              </table:table-cell>
              <table:table-cell office:value-type="float" office:value="-0.439327374640209">
                <text:p>-0.4393273746402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9554388189476">
                <text:p>1.19554388189476</text:p>
              </table:table-cell>
              <table:table-cell office:value-type="float" office:value="-0.154763269517369">
                <text:p>-0.1547632695173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28093790707773">
                <text:p>-1.28093790707773</text:p>
              </table:table-cell>
              <table:table-cell office:value-type="float" office:value="-4.55046883618313">
                <text:p>-4.55046883618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45016666445333">
                <text:p>2.45016666445333</text:p>
              </table:table-cell>
              <table:table-cell office:value-type="float" office:value="5.56110326779384">
                <text:p>5.561103267793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22000097280996">
                <text:p>3.22000097280996</text:p>
              </table:table-cell>
              <table:table-cell office:value-type="float" office:value="3.65106591521686">
                <text:p>3.6510659152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0244461420932">
                <text:p>2.0244461420932</text:p>
              </table:table-cell>
              <table:table-cell office:value-type="float" office:value="5.09803921568627">
                <text:p>5.09803921568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2189349112426">
                <text:p>0.22189349112426</text:p>
              </table:table-cell>
              <table:table-cell office:value-type="float" office:value="-2.3172589731779">
                <text:p>-2.31725897317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505205143906919">
                <text:p>0.505205143906919</text:p>
              </table:table-cell>
              <table:table-cell office:value-type="float" office:value="-0.60858981046774">
                <text:p>-0.608589810467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67012324230414">
                <text:p>-3.67012324230414</text:p>
              </table:table-cell>
              <table:table-cell office:value-type="float" office:value="-3.29793510324483">
                <text:p>-3.297935103244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60853988447759">
                <text:p>-1.60853988447759</text:p>
              </table:table-cell>
              <table:table-cell office:value-type="float" office:value="-0.11866795223615">
                <text:p>-0.118667952236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08163265306122">
                <text:p>4.08163265306122</text:p>
              </table:table-cell>
              <table:table-cell office:value-type="float" office:value="2.45058653382613">
                <text:p>2.45058653382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584453535943901">
                <text:p>-0.0584453535943901</text:p>
              </table:table-cell>
              <table:table-cell office:value-type="float" office:value="-0.90590298071304">
                <text:p>-0.905902980713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2.11657440573104">
                <text:p>-2.11657440573104</text:p>
              </table:table-cell>
              <table:table-cell office:value-type="float" office:value="-3.01747530663194">
                <text:p>-3.017475306631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1932021466905">
                <text:p>1.31932021466905</text:p>
              </table:table-cell>
              <table:table-cell office:value-type="float" office:value="-0.85679314565484">
                <text:p>-0.85679314565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3.40742550073278">
                <text:p>-3.40742550073278</text:p>
              </table:table-cell>
              <table:table-cell office:value-type="float" office:value="-3.52350823606414">
                <text:p>-3.52350823606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8825910931174">
                <text:p>0.68825910931174</text:p>
              </table:table-cell>
              <table:table-cell office:value-type="float" office:value="-2.15789473684211">
                <text:p>-2.1578947368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1909671084929">
                <text:p>0.31909671084929</text:p>
              </table:table-cell>
              <table:table-cell office:value-type="float" office:value="0.02147766323024">
                <text:p>0.02147766323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-4.0873786407767">
                <text:p>-4.0873786407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1.48510014655593">
                <text:p>-1.48510014655593</text:p>
              </table:table-cell>
              <table:table-cell office:value-type="float" office:value="0.24844720496895">
                <text:p>0.248447204968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4.80860788421253">
                <text:p>-4.80860788421253</text:p>
              </table:table-cell>
              <table:table-cell office:value-type="float" office:value="-2.04870824419944">
                <text:p>-2.0487082441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73076923076924">
                <text:p>-1.73076923076924</text:p>
              </table:table-cell>
              <table:table-cell office:value-type="float" office:value="2.64267990074441">
                <text:p>2.642679900744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1778258374895">
                <text:p>0.31778258374895</text:p>
              </table:table-cell>
              <table:table-cell office:value-type="float" office:value="4.52893595404635">
                <text:p>4.52893595404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050024050024">
                <text:p>0.24050024050024</text:p>
              </table:table-cell>
              <table:table-cell office:value-type="float" office:value="-1.00426227593858">
                <text:p>-1.0042622759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2180209171359">
                <text:p>0.32180209171359</text:p>
              </table:table-cell>
              <table:table-cell office:value-type="float" office:value="1.64011246485473">
                <text:p>1.64011246485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6754643206256">
                <text:p>0.86754643206256</text:p>
              </table:table-cell>
              <table:table-cell office:value-type="float" office:value="2.58205998868138">
                <text:p>2.5820599886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672957354985">
                <text:p>0.672957354985</text:p>
              </table:table-cell>
              <table:table-cell office:value-type="float" office:value="3.31142164758459">
                <text:p>3.311421647584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8290219265829">
                <text:p>-1.58290219265829</text:p>
              </table:table-cell>
              <table:table-cell office:value-type="float" office:value="-0.955599157038">
                <text:p>-0.95559915703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48049245708341">
                <text:p>2.48049245708341</text:p>
              </table:table-cell>
              <table:table-cell office:value-type="float" office:value="1.03432163792371">
                <text:p>1.03432163792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969133475729779">
                <text:p>-0.969133475729779</text:p>
              </table:table-cell>
              <table:table-cell office:value-type="float" office:value="-1.2225599459642">
                <text:p>-1.2225599459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.37010707648742">
                <text:p>-3.37010707648742</text:p>
              </table:table-cell>
              <table:table-cell office:value-type="float" office:value="-1.97806633923165">
                <text:p>-1.97806633923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12151964610981">
                <text:p>1.12151964610981</text:p>
              </table:table-cell>
              <table:table-cell office:value-type="float" office:value="1.53729071537291">
                <text:p>1.53729071537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90204138507629">
                <text:p>-1.90204138507629</text:p>
              </table:table-cell>
              <table:table-cell office:value-type="float" office:value="-1.3657310431504">
                <text:p>-1.365731043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32150035002145">
                <text:p>1.32150035002145</text:p>
              </table:table-cell>
              <table:table-cell office:value-type="float" office:value="0.911388277492461">
                <text:p>0.911388277492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6780060458183">
                <text:p>0.16780060458183</text:p>
              </table:table-cell>
              <table:table-cell office:value-type="float" office:value="-0.78370830711139">
                <text:p>-0.7837083071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179717088497">
                <text:p>1.64179717088497</text:p>
              </table:table-cell>
              <table:table-cell office:value-type="float" office:value="2.55553829423645">
                <text:p>2.55553829423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4141414141414">
                <text:p>-1.4141414141414</text:p>
              </table:table-cell>
              <table:table-cell office:value-type="float" office:value="-3.03388918773533">
                <text:p>-3.033889187735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11006039043119">
                <text:p>0.911006039043119</text:p>
              </table:table-cell>
              <table:table-cell office:value-type="float" office:value="0.52746479905057">
                <text:p>0.527464799050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9567099567099">
                <text:p>-0.99567099567099</text:p>
              </table:table-cell>
              <table:table-cell office:value-type="float" office:value="-0.48875855327468">
                <text:p>-0.4887585532746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03757053673002">
                <text:p>-0.203757053673002</text:p>
              </table:table-cell>
              <table:table-cell office:value-type="float" office:value="-2.14582743260296">
                <text:p>-2.1458274326029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54392890854384">
                <text:p>0.54392890854384</text:p>
              </table:table-cell>
              <table:table-cell office:value-type="float" office:value="0.611133904459841">
                <text:p>0.61113390445984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289542130833791">
                <text:p>0.0289542130833791</text:p>
              </table:table-cell>
              <table:table-cell office:value-type="float" office:value="-0.347262820662721">
                <text:p>-0.3472628206627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5430193280978">
                <text:p>-1.45430193280978</text:p>
              </table:table-cell>
              <table:table-cell office:value-type="float" office:value="-2.51898680694191">
                <text:p>-2.518986806941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63125484399683">
                <text:p>-0.63125484399683</text:p>
              </table:table-cell>
              <table:table-cell office:value-type="float" office:value="0.3336165927045">
                <text:p>0.33361659270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07222077955545">
                <text:p>-1.07222077955545</text:p>
              </table:table-cell>
              <table:table-cell office:value-type="float" office:value="1.39946098580321">
                <text:p>1.3994609858032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244298472211971">
                <text:p>-0.244298472211971</text:p>
              </table:table-cell>
              <table:table-cell office:value-type="float" office:value="2.41041244083839">
                <text:p>2.41041244083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95138132327361">
                <text:p>0.995138132327361</text:p>
              </table:table-cell>
              <table:table-cell office:value-type="float" office:value="0.2234379224249">
                <text:p>0.223437922424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32979376828338">
                <text:p>3.32979376828338</text:p>
              </table:table-cell>
              <table:table-cell office:value-type="float" office:value="0.30575624498276">
                <text:p>0.305756244982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53546966307721">
                <text:p>-0.53546966307721</text:p>
              </table:table-cell>
              <table:table-cell office:value-type="float" office:value="-1.10540474443629">
                <text:p>-1.10540474443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2.39436856623829">
                <text:p>-2.39436856623829</text:p>
              </table:table-cell>
              <table:table-cell office:value-type="float" office:value="-3.00820365756192">
                <text:p>-3.0082036575619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.00042319085909">
                <text:p>-1.00042319085909</text:p>
              </table:table-cell>
              <table:table-cell office:value-type="float" office:value="1.0168138604337">
                <text:p>1.0168138604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2.16641779059561">
                <text:p>-2.16641779059561</text:p>
              </table:table-cell>
              <table:table-cell office:value-type="float" office:value="-0.0825412653954007">
                <text:p>-0.0825412653954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.08881007146246">
                <text:p>-4.08881007146246</text:p>
              </table:table-cell>
              <table:table-cell office:value-type="float" office:value="-3.43411316717824">
                <text:p>-3.434113167178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1.99095022624435">
                <text:p>-1.99095022624435</text:p>
              </table:table-cell>
              <table:table-cell office:value-type="float" office:value="-0.866694698790651">
                <text:p>-0.8666946987906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9223646952539">
                <text:p>1.39223646952539</text:p>
              </table:table-cell>
              <table:table-cell office:value-type="float" office:value="-1.87129278038369">
                <text:p>-1.8712927803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70238877931184">
                <text:p>-1.70238877931184</text:p>
              </table:table-cell>
              <table:table-cell office:value-type="float" office:value="-4.05619412515963">
                <text:p>-4.0561941251596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707303449238889">
                <text:p>0.707303449238889</text:p>
              </table:table-cell>
              <table:table-cell office:value-type="float" office:value="-0.364125122189641">
                <text:p>-0.3641251221896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00647657056840068">
                <text:p>-0.00647657056840068</text:p>
              </table:table-cell>
              <table:table-cell office:value-type="float" office:value="-3.37207746080119">
                <text:p>-3.372077460801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99023317385301">
                <text:p>0.099023317385301</text:p>
              </table:table-cell>
              <table:table-cell office:value-type="float" office:value="-1.47741558069779">
                <text:p>-1.477415580697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14785286706569">
                <text:p>0.514785286706569</text:p>
              </table:table-cell>
              <table:table-cell office:value-type="float" office:value="1.0583364204037">
                <text:p>1.058336420403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986312399356">
                <text:p>-2.5986312399356</text:p>
              </table:table-cell>
              <table:table-cell office:value-type="float" office:value="-2.5612303018796">
                <text:p>-2.56123030187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61870441870446">
                <text:p>-1.61870441870446</text:p>
              </table:table-cell>
              <table:table-cell office:value-type="float" office:value="0.203144320791299">
                <text:p>0.20314432079129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1251422070535">
                <text:p>-1.01251422070535</text:p>
              </table:table-cell>
              <table:table-cell office:value-type="float" office:value="-1.99395770392749">
                <text:p>-1.9939577039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48924670644997">
                <text:p>0.0548924670644997</text:p>
              </table:table-cell>
              <table:table-cell office:value-type="float" office:value="-3.95624413822961">
                <text:p>-3.956244138229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99559592623011">
                <text:p>0.0199559592623011</text:p>
              </table:table-cell>
              <table:table-cell office:value-type="float" office:value="-3.13716125380315">
                <text:p>-3.137161253803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7401064205311">
                <text:p>1.07401064205311</text:p>
              </table:table-cell>
              <table:table-cell office:value-type="float" office:value="-3.01092117148937">
                <text:p>-3.0109211714893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6260014000155">
                <text:p>-2.6260014000155</text:p>
              </table:table-cell>
              <table:table-cell office:value-type="float" office:value="-7.59342653582469">
                <text:p>-7.5934265358246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0781941730968">
                <text:p>-2.0781941730968</text:p>
              </table:table-cell>
              <table:table-cell office:value-type="float" office:value="-4.32270376858691">
                <text:p>-4.322703768586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334043584178">
                <text:p>-1.334043584178</text:p>
              </table:table-cell>
              <table:table-cell office:value-type="float" office:value="-4.38638382010424">
                <text:p>-4.386383820104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89192831827491">
                <text:p>0.489192831827491</text:p>
              </table:table-cell>
              <table:table-cell office:value-type="float" office:value="0.132133643742531">
                <text:p>0.1321336437425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32540791109611">
                <text:p>-0.32540791109611</text:p>
              </table:table-cell>
              <table:table-cell office:value-type="float" office:value="2.79001468428777">
                <text:p>2.7900146842877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47350901773205">
                <text:p>-0.47350901773205</text:p>
              </table:table-cell>
              <table:table-cell office:value-type="float" office:value="2.13173641844725">
                <text:p>2.131736418447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3.66831333526131">
                <text:p>-3.66831333526131</text:p>
              </table:table-cell>
              <table:table-cell office:value-type="float" office:value="-0.92430010618183">
                <text:p>-0.924300106181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4.75416686996315">
                <text:p>-4.75416686996315</text:p>
              </table:table-cell>
              <table:table-cell office:value-type="float" office:value="-3.50963858189926">
                <text:p>-3.509638581899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60188644576468">
                <text:p>-3.60188644576468</text:p>
              </table:table-cell>
              <table:table-cell office:value-type="float" office:value="2.29037965827702">
                <text:p>2.290379658277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6.23341311320596">
                <text:p>-6.23341311320596</text:p>
              </table:table-cell>
              <table:table-cell office:value-type="float" office:value="-0.277984108762601">
                <text:p>-0.2779841087626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5.54753721393886">
                <text:p>-5.54753721393886</text:p>
              </table:table-cell>
              <table:table-cell office:value-type="float" office:value="-0.9300798774483">
                <text:p>-0.930079877448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6.81223249605968">
                <text:p>-6.81223249605968</text:p>
              </table:table-cell>
              <table:table-cell office:value-type="float" office:value="-3.19271569849117">
                <text:p>-3.1927156984911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5.45270410237918">
                <text:p>-5.45270410237918</text:p>
              </table:table-cell>
              <table:table-cell office:value-type="float" office:value="-1.46427155971164">
                <text:p>-1.46427155971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8.79938385058381">
                <text:p>-8.79938385058381</text:p>
              </table:table-cell>
              <table:table-cell office:value-type="float" office:value="-5.63819620994938">
                <text:p>-5.6381962099493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7.43951731005802">
                <text:p>-7.43951731005802</text:p>
              </table:table-cell>
              <table:table-cell office:value-type="float" office:value="-4.57772673288005">
                <text:p>-4.577726732880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8.0213754126798">
                <text:p>-8.0213754126798</text:p>
              </table:table-cell>
              <table:table-cell office:value-type="float" office:value="-3.49164193094833">
                <text:p>-3.491641930948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7.14389534883721">
                <text:p>-7.14389534883721</text:p>
              </table:table-cell>
              <table:table-cell office:value-type="float" office:value="-2.67361111111111">
                <text:p>-2.6736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4.59355459355459">
                <text:p>-4.59355459355459</text:p>
              </table:table-cell>
              <table:table-cell office:value-type="float" office:value="-0.426649163111261">
                <text:p>-0.4266491631112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4.22505116843975">
                <text:p>-4.22505116843975</text:p>
              </table:table-cell>
              <table:table-cell office:value-type="float" office:value="3.00993664983761">
                <text:p>3.0099366498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4.68358856024054">
                <text:p>-4.68358856024054</text:p>
              </table:table-cell>
              <table:table-cell office:value-type="float" office:value="-0.399357733953641">
                <text:p>-0.399357733953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6.7369593207363">
                <text:p>-6.7369593207363</text:p>
              </table:table-cell>
              <table:table-cell office:value-type="float" office:value="-2.0061422627303">
                <text:p>-2.006142262730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.4396960234097">
                <text:p>-5.4396960234097</text:p>
              </table:table-cell>
              <table:table-cell office:value-type="float" office:value="-2.95951665535847">
                <text:p>-2.95951665535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1.0203019260801">
                <text:p>-11.0203019260801</text:p>
              </table:table-cell>
              <table:table-cell office:value-type="float" office:value="-8.07737860244766">
                <text:p>-8.0773786024476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9.43877551020408">
                <text:p>-9.43877551020408</text:p>
              </table:table-cell>
              <table:table-cell office:value-type="float" office:value="-4.1030534351145">
                <text:p>-4.1030534351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9.16284222187056">
                <text:p>-9.16284222187056</text:p>
              </table:table-cell>
              <table:table-cell office:value-type="float" office:value="2.5442980463426">
                <text:p>2.54429804634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7.61489781097626">
                <text:p>-7.61489781097626</text:p>
              </table:table-cell>
              <table:table-cell office:value-type="float" office:value="4.0752584219528">
                <text:p>4.07525842195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6.6399619797678">
                <text:p>-6.6399619797678</text:p>
              </table:table-cell>
              <table:table-cell office:value-type="float" office:value="3.6332699429487">
                <text:p>3.633269942948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7.96476251021706">
                <text:p>-7.96476251021706</text:p>
              </table:table-cell>
              <table:table-cell office:value-type="float" office:value="3.70879120879121">
                <text:p>3.7087912087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8.23529411764706">
                <text:p>-8.23529411764706</text:p>
              </table:table-cell>
              <table:table-cell office:value-type="float" office:value="3.92686804451514">
                <text:p>3.926868044515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7.69230769230769">
                <text:p>-7.69230769230769</text:p>
              </table:table-cell>
              <table:table-cell office:value-type="float" office:value="3.41880341880341">
                <text:p>3.418803418803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2.77975766215256">
                <text:p>2.779757662152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9.52380952380952">
                <text:p>-9.52380952380952</text:p>
              </table:table-cell>
              <table:table-cell office:value-type="float" office:value="0.47619047619048">
                <text:p>0.476190476190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1.3207547169811">
                <text:p>-11.3207547169811</text:p>
              </table:table-cell>
              <table:table-cell office:value-type="float" office:value="-0.4511894995898">
                <text:p>-0.45118949958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8695652173913">
                <text:p>-10.8695652173913</text:p>
              </table:table-cell>
              <table:table-cell office:value-type="float" office:value="-1.56723963599595">
                <text:p>-1.567239635995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2.1951219512195">
                <text:p>-12.1951219512195</text:p>
              </table:table-cell>
              <table:table-cell office:value-type="float" office:value="-4.50281425891181">
                <text:p>-4.502814258911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1.7647058823529">
                <text:p>-11.7647058823529</text:p>
              </table:table-cell>
              <table:table-cell office:value-type="float" office:value="-5.88235294117643">
                <text:p>-5.8823529411764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0.3448275862069">
                <text:p>-10.3448275862069</text:p>
              </table:table-cell>
              <table:table-cell office:value-type="float" office:value="-7.119021134594">
                <text:p>-7.11902113459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8.69565217391304">
                <text:p>-8.69565217391304</text:p>
              </table:table-cell>
              <table:table-cell office:value-type="float" office:value="-5.12422360248447">
                <text:p>-5.12422360248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4.16666666666667">
                <text:p>-4.16666666666667</text:p>
              </table:table-cell>
              <table:table-cell office:value-type="float" office:value="-0.16666666666667">
                <text:p>-0.166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4.76190476190476">
                <text:p>-4.76190476190476</text:p>
              </table:table-cell>
              <table:table-cell office:value-type="float" office:value="0.23809523809524">
                <text:p>0.238095238095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5">
                <text:p>-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5.55555555555556">
                <text:p>-5.55555555555556</text:p>
              </table:table-cell>
              <table:table-cell office:value-type="float" office:value="0.69444444444444">
                <text:p>0.6944444444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7cm" svg:y="3.703cm" style:legend-expansion="high" chart:style-name="ch2"/>
        <chart:plot-area chart:style-name="ch3" table:cell-range-address="congestion.B1:congestion.D241" chart:data-source-has-labels="row" svg:x="0.77cm" svg:y="0.855cm" svg:width="11.46cm" svg:height="7.545cm">
          <chartooo:coordinate-region svg:x="1.418cm" svg:y="1.054cm" svg:width="10.812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B2:congestion.B241" chart:label-cell-address="congestion.B1:congestion.B1" chart:class="chart:line">
            <chart:data-point chart:repeated="240"/>
          </chart:series>
          <chart:series chart:style-name="ch8" chart:values-cell-range-address="congestion.C2:congestion.C241" chart:label-cell-address="congestion.C1:congestion.C1" chart:class="chart:line">
            <chart:data-point chart:repeated="240"/>
          </chart:series>
          <chart:series chart:style-name="ch9" chart:values-cell-range-address="congestion.D2:congestion.D241" chart:label-cell-address="congestion.D1:conges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 Quo</text:p>
                <draw:g>
                  <svg:desc>congestion.B1:congestion.B1</svg:desc>
                </draw:g>
              </table:table-cell>
              <table:table-cell office:value-type="string">
                <text:p>+ Bus</text:p>
                <draw:g>
                  <svg:desc>congestion.C1:congestion.C1</svg:desc>
                </draw:g>
              </table:table-cell>
              <table:table-cell office:value-type="string">
                <text:p>+ Tram</text:p>
                <draw:g>
                  <svg:desc>congestion.D1:conges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estion.B2:congestion.B241</svg:desc>
                </draw:g>
              </table:table-cell>
              <table:table-cell office:value-type="float" office:value="0.137985340198196">
                <text:p>0.137985340198196</text:p>
                <draw:g>
                  <svg:desc>congestion.C2:congestion.C241</svg:desc>
                </draw:g>
              </table:table-cell>
              <table:table-cell office:value-type="float" office:value="0">
                <text:p>0</text:p>
                <draw:g>
                  <svg:desc>congestion.D2:conges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653cm" svg:y="3.954cm" style:legend-expansion="high" chart:style-name="ch2"/>
        <chart:plot-area chart:style-name="ch3" table:cell-range-address="congestion.E1:congestion.F241" chart:data-source-has-labels="row" svg:x="0.77cm" svg:y="0.855cm" svg:width="12.243cm" svg:height="7.55cm">
          <chartooo:coordinate-region svg:x="1.418cm" svg:y="1.054cm" svg:width="11.595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E2:congestion.E241" chart:label-cell-address="congestion.E1:congestion.E1" chart:class="chart:line">
            <chart:data-point chart:repeated="240"/>
          </chart:series>
          <chart:series chart:style-name="ch8" chart:values-cell-range-address="congestion.F2:congestion.F241" chart:label-cell-address="congestion.F1:conges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δBus</text:p>
                <draw:g>
                  <svg:desc>congestion.E1:congestion.E1</svg:desc>
                </draw:g>
              </table:table-cell>
              <table:table-cell office:value-type="string">
                <text:p>δTram</text:p>
                <draw:g>
                  <svg:desc>congestion.F1:conges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7985340198196">
                <text:p>0.137985340198196</text:p>
                <draw:g>
                  <svg:desc>congestion.E2:congestion.E241</svg:desc>
                </draw:g>
              </table:table-cell>
              <table:table-cell office:value-type="float" office:value="0">
                <text:p>0</text:p>
                <draw:g>
                  <svg:desc>congestion.F2:conges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2252214295152">
                <text:p>0.072252214295152</text:p>
              </table:table-cell>
              <table:table-cell office:value-type="float" office:value="-0.0622185263717355">
                <text:p>-0.06221852637173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2412141880062">
                <text:p>1.02412141880062</text:p>
              </table:table-cell>
              <table:table-cell office:value-type="float" office:value="0.166114324074545">
                <text:p>0.1661143240745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38211712513917">
                <text:p>0.838211712513917</text:p>
              </table:table-cell>
              <table:table-cell office:value-type="float" office:value="0.603507462382487">
                <text:p>0.60350746238248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24376591580542">
                <text:p>-0.24376591580542</text:p>
              </table:table-cell>
              <table:table-cell office:value-type="float" office:value="0.68219799599905">
                <text:p>0.68219799599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12805258581836">
                <text:p>1.12805258581836</text:p>
              </table:table-cell>
              <table:table-cell office:value-type="float" office:value="0.557314517289313">
                <text:p>0.557314517289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7459468267922">
                <text:p>0.77459468267922</text:p>
              </table:table-cell>
              <table:table-cell office:value-type="float" office:value="0.63344628043818">
                <text:p>0.633446280438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09809289087797">
                <text:p>3.09809289087797</text:p>
              </table:table-cell>
              <table:table-cell office:value-type="float" office:value="-0.1534440885581">
                <text:p>-0.15344408855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316217782222">
                <text:p>-0.1431621778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5426233611199">
                <text:p>0.35426233611199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768889748514">
                <text:p>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61652024049362">
                <text:p>0.61652024049362</text:p>
              </table:table-cell>
              <table:table-cell office:value-type="float" office:value="1.58208318973676">
                <text:p>1.582083189736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18412260932139">
                <text:p>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.5862290575865">
                <text:p>-1.5862290575865</text:p>
              </table:table-cell>
              <table:table-cell office:value-type="float" office:value="-0.36918127450514">
                <text:p>-0.3691812745051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2823630628692">
                <text:p>1.62823630628692</text:p>
              </table:table-cell>
              <table:table-cell office:value-type="float" office:value="-0.63702774941158">
                <text:p>-0.637027749411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3820792628805">
                <text:p>-0.73820792628805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83083150026552">
                <text:p>1.83083150026552</text:p>
              </table:table-cell>
              <table:table-cell office:value-type="float" office:value="1.46994840513709">
                <text:p>1.469948405137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.53259682391803">
                <text:p>-1.53259682391803</text:p>
              </table:table-cell>
              <table:table-cell office:value-type="float" office:value="1.08826652764042">
                <text:p>1.088266527640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59234641580724">
                <text:p>2.59234641580724</text:p>
              </table:table-cell>
              <table:table-cell office:value-type="float" office:value="0.5237672828627">
                <text:p>0.52376728286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9161881666411">
                <text:p>0.49161881666411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96001128272059">
                <text:p>2.96001128272059</text:p>
              </table:table-cell>
              <table:table-cell office:value-type="float" office:value="0.70900647264388">
                <text:p>0.709006472643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49876171518102">
                <text:p>0.0149876171518102</text:p>
              </table:table-cell>
              <table:table-cell office:value-type="float" office:value="0.71512470152333">
                <text:p>0.71512470152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78995510141994">
                <text:p>-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10532333617567">
                <text:p>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71294959517105">
                <text:p>2.71294959517105</text:p>
              </table:table-cell>
              <table:table-cell office:value-type="float" office:value="-0.88060769650693">
                <text:p>-0.880607696506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54036401392619">
                <text:p>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0075787956496">
                <text:p>0.40075787956496</text:p>
              </table:table-cell>
              <table:table-cell office:value-type="float" office:value="-0.45440480210657">
                <text:p>-0.454404802106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47903681344509">
                <text:p>0.847903681344509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52939563072912">
                <text:p>1.52939563072912</text:p>
              </table:table-cell>
              <table:table-cell office:value-type="float" office:value="-0.8136776047011">
                <text:p>-0.81367760470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98119618122961">
                <text:p>2.98119618122961</text:p>
              </table:table-cell>
              <table:table-cell office:value-type="float" office:value="-0.77116304047269">
                <text:p>-0.771163040472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1093357028364">
                <text:p>0.21093357028364</text:p>
              </table:table-cell>
              <table:table-cell office:value-type="float" office:value="-0.675311072936251">
                <text:p>-0.6753110729362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16561756842864">
                <text:p>1.16561756842864</text:p>
              </table:table-cell>
              <table:table-cell office:value-type="float" office:value="-0.82219194904489">
                <text:p>-0.822191949044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59704725478155">
                <text:p>3.59704725478155</text:p>
              </table:table-cell>
              <table:table-cell office:value-type="float" office:value="1.70794479198333">
                <text:p>1.70794479198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11606324917554">
                <text:p>2.11606324917554</text:p>
              </table:table-cell>
              <table:table-cell office:value-type="float" office:value="-0.872190287479861">
                <text:p>-0.8721902874798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24652369817864">
                <text:p>3.24652369817864</text:p>
              </table:table-cell>
              <table:table-cell office:value-type="float" office:value="0.0346372369091901">
                <text:p>0.03463723690919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12585678417703">
                <text:p>1.12585678417703</text:p>
              </table:table-cell>
              <table:table-cell office:value-type="float" office:value="0.0558389884727895">
                <text:p>0.0558389884727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.25875445422697">
                <text:p>5.25875445422697</text:p>
              </table:table-cell>
              <table:table-cell office:value-type="float" office:value="-1.42387328563181">
                <text:p>-1.423873285631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0033588963217">
                <text:p>2.10033588963217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16293066852005">
                <text:p>6.16293066852005</text:p>
              </table:table-cell>
              <table:table-cell office:value-type="float" office:value="0.76151791317629">
                <text:p>0.761517913176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40215329970324">
                <text:p>3.40215329970324</text:p>
              </table:table-cell>
              <table:table-cell office:value-type="float" office:value="-0.66325450492255">
                <text:p>-0.66325450492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68922114110525">
                <text:p>-0.68922114110525</text:p>
              </table:table-cell>
              <table:table-cell office:value-type="float" office:value="0.979075315625821">
                <text:p>0.9790753156258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32045391801458">
                <text:p>6.32045391801458</text:p>
              </table:table-cell>
              <table:table-cell office:value-type="float" office:value="3.17404961935683">
                <text:p>3.174049619356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.27292387556823">
                <text:p>4.27292387556823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4436285344504">
                <text:p>2.64436285344504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9690004901516">
                <text:p>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75365376892058">
                <text:p>3.75365376892058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94123842887606">
                <text:p>2.94123842887606</text:p>
              </table:table-cell>
              <table:table-cell office:value-type="float" office:value="-0.700639818163561">
                <text:p>-0.7006398181635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20846001682077">
                <text:p>1.20846001682077</text:p>
              </table:table-cell>
              <table:table-cell office:value-type="float" office:value="0.0605886535435607">
                <text:p>0.06058865354356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99033817648136">
                <text:p>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.15884205296294">
                <text:p>4.15884205296294</text:p>
              </table:table-cell>
              <table:table-cell office:value-type="float" office:value="-0.92414968727357">
                <text:p>-0.9241496872735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27811771585616">
                <text:p>6.27811771585616</text:p>
              </table:table-cell>
              <table:table-cell office:value-type="float" office:value="-0.11624479275158">
                <text:p>-0.1162447927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01868987983129">
                <text:p>0.401868987983129</text:p>
              </table:table-cell>
              <table:table-cell office:value-type="float" office:value="-1.77303288668427">
                <text:p>-1.7730328866842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60434035594207">
                <text:p>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75616820390154">
                <text:p>6.75616820390154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16158210933123">
                <text:p>6.16158210933123</text:p>
              </table:table-cell>
              <table:table-cell office:value-type="float" office:value="2.90811288914995">
                <text:p>2.90811288914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91947125167311">
                <text:p>2.91947125167311</text:p>
              </table:table-cell>
              <table:table-cell office:value-type="float" office:value="0.0814104393909894">
                <text:p>0.08141043939098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7519022902091">
                <text:p>2.47519022902091</text:p>
              </table:table-cell>
              <table:table-cell office:value-type="float" office:value="1.17920336419191">
                <text:p>1.179203364191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504847839948">
                <text:p>3.504847839948</text:p>
              </table:table-cell>
              <table:table-cell office:value-type="float" office:value="1.83202584473413">
                <text:p>1.832025844734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3497067977525">
                <text:p>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80912644619232">
                <text:p>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50848924368249">
                <text:p>5.50848924368249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87595591786488">
                <text:p>4.87595591786488</text:p>
              </table:table-cell>
              <table:table-cell office:value-type="float" office:value="-0.641013720487179">
                <text:p>-0.641013720487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95789617587803">
                <text:p>3.95789617587803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8939506002046">
                <text:p>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51684131040599">
                <text:p>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14121184538026">
                <text:p>2.14121184538026</text:p>
              </table:table-cell>
              <table:table-cell office:value-type="float" office:value="0.0869125574760306">
                <text:p>0.08691255747603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73944330511273">
                <text:p>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.29889712160348">
                <text:p>3.29889712160348</text:p>
              </table:table-cell>
              <table:table-cell office:value-type="float" office:value="-0.47907851907459">
                <text:p>-0.479078519074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04067897848954">
                <text:p>5.04067897848954</text:p>
              </table:table-cell>
              <table:table-cell office:value-type="float" office:value="-0.44509198661867">
                <text:p>-0.4450919866186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72365261416205">
                <text:p>3.72365261416205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14457978623508">
                <text:p>-0.14457978623508</text:p>
              </table:table-cell>
              <table:table-cell office:value-type="float" office:value="-2.74918665372174">
                <text:p>-2.749186653721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10106311977178">
                <text:p>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.76153278571365">
                <text:p>3.76153278571365</text:p>
              </table:table-cell>
              <table:table-cell office:value-type="float" office:value="-0.615332294173411">
                <text:p>-0.6153322941734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421208705886">
                <text:p>0.96421208705886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5882128551316">
                <text:p>0.75882128551316</text:p>
              </table:table-cell>
              <table:table-cell office:value-type="float" office:value="-1.3465480895964">
                <text:p>-1.3465480895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54765391591973">
                <text:p>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.26532927105336">
                <text:p>6.26532927105336</text:p>
              </table:table-cell>
              <table:table-cell office:value-type="float" office:value="0.19017252677941">
                <text:p>0.1901725267794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89349683042508">
                <text:p>1.89349683042508</text:p>
              </table:table-cell>
              <table:table-cell office:value-type="float" office:value="0.01645099943966">
                <text:p>0.0164509994396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29401647395499">
                <text:p>3.29401647395499</text:p>
              </table:table-cell>
              <table:table-cell office:value-type="float" office:value="0.0132496270460098">
                <text:p>0.013249627046009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51835212013698">
                <text:p>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49029270300692">
                <text:p>-0.49029270300692</text:p>
              </table:table-cell>
              <table:table-cell office:value-type="float" office:value="1.2918179319328">
                <text:p>1.2918179319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10856453132583">
                <text:p>-0.10856453132583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07925970593446">
                <text:p>2.07925970593446</text:p>
              </table:table-cell>
              <table:table-cell office:value-type="float" office:value="1.23792685371088">
                <text:p>1.237926853710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824964310313">
                <text:p>0.4824964310313</text:p>
              </table:table-cell>
              <table:table-cell office:value-type="float" office:value="0.89931682400526">
                <text:p>0.899316824005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41570069873972">
                <text:p>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79862121287064">
                <text:p>-0.479862121287064</text:p>
              </table:table-cell>
              <table:table-cell office:value-type="float" office:value="1.16176107865271">
                <text:p>1.16176107865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359699417865021">
                <text:p>-0.359699417865021</text:p>
              </table:table-cell>
              <table:table-cell office:value-type="float" office:value="-0.393763883131678">
                <text:p>-0.39376388313167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0118138713385">
                <text:p>0.40118138713385</text:p>
              </table:table-cell>
              <table:table-cell office:value-type="float" office:value="0.59339958328477">
                <text:p>0.5933995832847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429937137777794">
                <text:p>-0.429937137777794</text:p>
              </table:table-cell>
              <table:table-cell office:value-type="float" office:value="0.0454714820723199">
                <text:p>0.04547148207231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879669913990413">
                <text:p>-0.879669913990413</text:p>
              </table:table-cell>
              <table:table-cell office:value-type="float" office:value="-0.53066637123956">
                <text:p>-0.530666371239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45690860622891">
                <text:p>0.145690860622891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8884401631961">
                <text:p>1.98884401631961</text:p>
              </table:table-cell>
              <table:table-cell office:value-type="float" office:value="0.34107789291661">
                <text:p>0.341077892916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.64686190319492">
                <text:p>-2.64686190319492</text:p>
              </table:table-cell>
              <table:table-cell office:value-type="float" office:value="-1.39648655670009">
                <text:p>-1.396486556700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29229736853821">
                <text:p>-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30601718714669">
                <text:p>1.30601718714669</text:p>
              </table:table-cell>
              <table:table-cell office:value-type="float" office:value="-1.62682821494662">
                <text:p>-1.626828214946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4370094400394">
                <text:p>-0.4370094400394</text:p>
              </table:table-cell>
              <table:table-cell office:value-type="float" office:value="-0.05538446918482">
                <text:p>-0.0553844691848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7809079090151">
                <text:p>-0.27809079090151</text:p>
              </table:table-cell>
              <table:table-cell office:value-type="float" office:value="-0.16283591361876">
                <text:p>-0.162835913618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.83681736563391">
                <text:p>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.9877836651293">
                <text:p>2.9877836651293</text:p>
              </table:table-cell>
              <table:table-cell office:value-type="float" office:value="-0.36634416649498">
                <text:p>-0.366344166494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33653507052202">
                <text:p>-0.33653507052202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49045606365736">
                <text:p>1.49045606365736</text:p>
              </table:table-cell>
              <table:table-cell office:value-type="float" office:value="-0.15427002726012">
                <text:p>-0.15427002726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7550070682746">
                <text:p>0.57550070682746</text:p>
              </table:table-cell>
              <table:table-cell office:value-type="float" office:value="-0.28604240291336">
                <text:p>-0.2860424029133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75033334121877">
                <text:p>3.75033334121877</text:p>
              </table:table-cell>
              <table:table-cell office:value-type="float" office:value="-0.00585432945445952">
                <text:p>-0.00585432945445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231961293201">
                <text:p>0.5231961293201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7761183949911">
                <text:p>0.387761183949911</text:p>
              </table:table-cell>
              <table:table-cell office:value-type="float" office:value="-0.45407178929758">
                <text:p>-0.454071789297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436632014148">
                <text:p>5.67436632014148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8601972095092">
                <text:p>0.98601972095092</text:p>
              </table:table-cell>
              <table:table-cell office:value-type="float" office:value="-0.0198823459814204">
                <text:p>-0.01988234598142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2496436140468">
                <text:p>0.32496436140468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.56875884907283">
                <text:p>2.56875884907283</text:p>
              </table:table-cell>
              <table:table-cell office:value-type="float" office:value="0.138538348390641">
                <text:p>0.1385383483906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322614317675558">
                <text:p>-0.322614317675558</text:p>
              </table:table-cell>
              <table:table-cell office:value-type="float" office:value="0.192427855993481">
                <text:p>0.192427855993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51208803779738">
                <text:p>4.51208803779738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.40001546393818">
                <text:p>2.40001546393818</text:p>
              </table:table-cell>
              <table:table-cell office:value-type="float" office:value="3.50972734962798">
                <text:p>3.509727349627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73130757575381">
                <text:p>4.73130757575381</text:p>
              </table:table-cell>
              <table:table-cell office:value-type="float" office:value="4.61248900657161">
                <text:p>4.612489006571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22781316588267">
                <text:p>2.22781316588267</text:p>
              </table:table-cell>
              <table:table-cell office:value-type="float" office:value="4.91622262369597">
                <text:p>4.916222623695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47771802978272">
                <text:p>2.47771802978272</text:p>
              </table:table-cell>
              <table:table-cell office:value-type="float" office:value="4.62355518563452">
                <text:p>4.623555185634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3332586134601">
                <text:p>0.403332586134601</text:p>
              </table:table-cell>
              <table:table-cell office:value-type="float" office:value="7.3071275457057">
                <text:p>7.30712754570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09522546519959">
                <text:p>3.09522546519959</text:p>
              </table:table-cell>
              <table:table-cell office:value-type="float" office:value="8.19549179322839">
                <text:p>8.195491793228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0523572956751">
                <text:p>4.0523572956751</text:p>
              </table:table-cell>
              <table:table-cell office:value-type="float" office:value="2.4186401850418">
                <text:p>2.41864018504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.4082769614735">
                <text:p>2.4082769614735</text:p>
              </table:table-cell>
              <table:table-cell office:value-type="float" office:value="4.6071140601737">
                <text:p>4.60711406017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89237432362976">
                <text:p>6.89237432362976</text:p>
              </table:table-cell>
              <table:table-cell office:value-type="float" office:value="3.28237582155706">
                <text:p>3.282375821557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7812280032482">
                <text:p>0.7812280032482</text:p>
              </table:table-cell>
              <table:table-cell office:value-type="float" office:value="1.1440372549279">
                <text:p>1.14403725492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84090508397104">
                <text:p>3.84090508397104</text:p>
              </table:table-cell>
              <table:table-cell office:value-type="float" office:value="2.12641673926474">
                <text:p>2.126416739264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00972322282190063">
                <text:p>-0.00972322282190063</text:p>
              </table:table-cell>
              <table:table-cell office:value-type="float" office:value="-3.96819338705553">
                <text:p>-3.968193387055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95402060624752">
                <text:p>2.95402060624752</text:p>
              </table:table-cell>
              <table:table-cell office:value-type="float" office:value="3.66720370911182">
                <text:p>3.667203709111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1140833149799">
                <text:p>3.1140833149799</text:p>
              </table:table-cell>
              <table:table-cell office:value-type="float" office:value="2.2736293906459">
                <text:p>2.27362939064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.4899540527822">
                <text:p>4.4899540527822</text:p>
              </table:table-cell>
              <table:table-cell office:value-type="float" office:value="1.0529305380909">
                <text:p>1.05293053809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476965068618799">
                <text:p>-0.476965068618799</text:p>
              </table:table-cell>
              <table:table-cell office:value-type="float" office:value="0.1256354582196">
                <text:p>0.12563545821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08267237035628">
                <text:p>5.08267237035628</text:p>
              </table:table-cell>
              <table:table-cell office:value-type="float" office:value="3.91764758412708">
                <text:p>3.9176475841270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6648214455105">
                <text:p>5.6648214455105</text:p>
              </table:table-cell>
              <table:table-cell office:value-type="float" office:value="-0.381322998057939">
                <text:p>-0.38132299805793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54444365215499">
                <text:p>0.454444365215499</text:p>
              </table:table-cell>
              <table:table-cell office:value-type="float" office:value="-2.36029613898924">
                <text:p>-2.360296138989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6051775578883">
                <text:p>2.56051775578883</text:p>
              </table:table-cell>
              <table:table-cell office:value-type="float" office:value="5.02531541819333">
                <text:p>5.02531541819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894374427265">
                <text:p>3.8894374427265</text:p>
              </table:table-cell>
              <table:table-cell office:value-type="float" office:value="2.0320284021574">
                <text:p>2.0320284021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4523867286468">
                <text:p>3.84523867286468</text:p>
              </table:table-cell>
              <table:table-cell office:value-type="float" office:value="7.24255259373428">
                <text:p>7.242552593734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5900974355327">
                <text:p>1.5900974355327</text:p>
              </table:table-cell>
              <table:table-cell office:value-type="float" office:value="3.9315608598797">
                <text:p>3.93156085987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3734523276817">
                <text:p>1.3734523276817</text:p>
              </table:table-cell>
              <table:table-cell office:value-type="float" office:value="0.00154354993120087">
                <text:p>0.001543549931200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.5583299897882">
                <text:p>2.5583299897882</text:p>
              </table:table-cell>
              <table:table-cell office:value-type="float" office:value="2.1676472504035">
                <text:p>2.167647250403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2372749704722">
                <text:p>3.2372749704722</text:p>
              </table:table-cell>
              <table:table-cell office:value-type="float" office:value="-1.61431957297366">
                <text:p>-1.614319572973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21952576022975">
                <text:p>2.21952576022975</text:p>
              </table:table-cell>
              <table:table-cell office:value-type="float" office:value="6.02660049667455">
                <text:p>6.0266004966745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.83618979387887">
                <text:p>5.83618979387887</text:p>
              </table:table-cell>
              <table:table-cell office:value-type="float" office:value="2.46114584956097">
                <text:p>2.46114584956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1871160008576">
                <text:p>6.1871160008576</text:p>
              </table:table-cell>
              <table:table-cell office:value-type="float" office:value="2.3833569459226">
                <text:p>2.38335694592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.7606046523895">
                <text:p>5.7606046523895</text:p>
              </table:table-cell>
              <table:table-cell office:value-type="float" office:value="-3.42241507451347">
                <text:p>-3.422415074513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38477196186594">
                <text:p>1.38477196186594</text:p>
              </table:table-cell>
              <table:table-cell office:value-type="float" office:value="-0.0470920234979513">
                <text:p>-0.04709202349795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.20157937084518">
                <text:p>5.20157937084518</text:p>
              </table:table-cell>
              <table:table-cell office:value-type="float" office:value="-0.55981974926401">
                <text:p>-0.559819749264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65339040524898">
                <text:p>0.165339040524898</text:p>
              </table:table-cell>
              <table:table-cell office:value-type="float" office:value="-3.70461771085876">
                <text:p>-3.704617710858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32006526086936">
                <text:p>3.32006526086936</text:p>
              </table:table-cell>
              <table:table-cell office:value-type="float" office:value="1.1434957979066">
                <text:p>1.1434957979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5945823155659">
                <text:p>5.5945823155659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17571121460226">
                <text:p>2.17571121460226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9710447389602">
                <text:p>0.39710447389602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49192149454984">
                <text:p>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73769667744668">
                <text:p>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3538281215113">
                <text:p>1.13538281215113</text:p>
              </table:table-cell>
              <table:table-cell office:value-type="float" office:value="2.98876550265193">
                <text:p>2.9887655026519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31573207597996">
                <text:p>3.31573207597996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39628767631306">
                <text:p>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54734447792416">
                <text:p>-1.54734447792416</text:p>
              </table:table-cell>
              <table:table-cell office:value-type="float" office:value="0.65666514570354">
                <text:p>0.656665145703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63306590922033">
                <text:p>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60170421690416">
                <text:p>0.60170421690416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39772149616397">
                <text:p>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04546236410046">
                <text:p>2.04546236410046</text:p>
              </table:table-cell>
              <table:table-cell office:value-type="float" office:value="0.95101817172972">
                <text:p>0.951018171729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16059556084858">
                <text:p>-0.16059556084858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63269997906565">
                <text:p>0.63269997906565</text:p>
              </table:table-cell>
              <table:table-cell office:value-type="float" office:value="-0.34833832463011">
                <text:p>-0.3483383246301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21998911558918">
                <text:p>-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10195366327852">
                <text:p>2.10195366327852</text:p>
              </table:table-cell>
              <table:table-cell office:value-type="float" office:value="-0.749846263706728">
                <text:p>-0.749846263706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2451616324041">
                <text:p>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45215179243789">
                <text:p>-0.45215179243789</text:p>
              </table:table-cell>
              <table:table-cell office:value-type="float" office:value="-0.15990921535746">
                <text:p>-0.1599092153574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383150314619834">
                <text:p>-0.383150314619834</text:p>
              </table:table-cell>
              <table:table-cell office:value-type="float" office:value="0.68030203955915">
                <text:p>0.680302039559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177703745211952">
                <text:p>-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307906269062094">
                <text:p>-0.307906269062094</text:p>
              </table:table-cell>
              <table:table-cell office:value-type="float" office:value="-0.58597077719993">
                <text:p>-0.585970777199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751727884054121">
                <text:p>-0.751727884054121</text:p>
              </table:table-cell>
              <table:table-cell office:value-type="float" office:value="-0.960126646799894">
                <text:p>-0.9601266467998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821141580367381">
                <text:p>-0.821141580367381</text:p>
              </table:table-cell>
              <table:table-cell office:value-type="float" office:value="-0.942818547062508">
                <text:p>-0.9428185470625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418188120116646">
                <text:p>-0.418188120116646</text:p>
              </table:table-cell>
              <table:table-cell office:value-type="float" office:value="0.695025055623961">
                <text:p>0.69502505562396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91303740620011">
                <text:p>-0.091303740620011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825295663535129">
                <text:p>0.825295663535129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24143645993902">
                <text:p>0.00524143645993902</text:p>
              </table:table-cell>
              <table:table-cell office:value-type="float" office:value="-0.381632312631383">
                <text:p>-0.3816323126313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785040255042953">
                <text:p>0.785040255042953</text:p>
              </table:table-cell>
              <table:table-cell office:value-type="float" office:value="-0.019097731672871">
                <text:p>-0.0190977316728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82936701042424">
                <text:p>0.682936701042424</text:p>
              </table:table-cell>
              <table:table-cell office:value-type="float" office:value="-0.085946960932244">
                <text:p>-0.08594696093224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5246162947881">
                <text:p>0.05246162947881</text:p>
              </table:table-cell>
              <table:table-cell office:value-type="float" office:value="0.669175444680131">
                <text:p>0.6691754446801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128847706596936">
                <text:p>-0.128847706596936</text:p>
              </table:table-cell>
              <table:table-cell office:value-type="float" office:value="-0.159978467921202">
                <text:p>-0.1599784679212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852451183402571">
                <text:p>-0.0852451183402571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12691267812744">
                <text:p>0.112691267812744</text:p>
              </table:table-cell>
              <table:table-cell office:value-type="float" office:value="-0.00230551074702191">
                <text:p>-0.002305510747021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0673992125302">
                <text:p>0.10673992125302</text:p>
              </table:table-cell>
              <table:table-cell office:value-type="float" office:value="-0.0449019117745682">
                <text:p>-0.044901911774568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24727426771681">
                <text:p>-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